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IPAGothic1" svg:font-family="IPAGothic"/>
    <style:font-face style:name="IPAMincho1" svg:font-family="IPAMincho"/>
    <style:font-face style:name="IPAPGothic1" svg:font-family="IPAPGothic"/>
    <style:font-face style:name="Liberation Mono1" svg:font-family="'Liberation Mono'"/>
    <style:font-face style:name="Liberation Serif2" svg:font-family="'Liberation Serif'"/>
    <style:font-face style:name="OpenSymbol1" svg:font-family="OpenSymbol"/>
    <style:font-face style:name="DejaVu Sans" svg:font-family="'DejaVu Sans'" style:font-pitch="variable"/>
    <style:font-face style:name="IPAGothic" svg:font-family="IPAGothic" style:font-pitch="variable"/>
    <style:font-face style:name="IPAMincho" svg:font-family="IPAMincho" style:font-pitch="variable"/>
    <style:font-face style:name="IPAPGothic" svg:font-family="IPAPGothic" style:font-pitch="variable"/>
    <style:font-face style:name="IPAゴシック1" svg:font-family="IPAゴシック" style:font-pitch="variable"/>
    <style:font-face style:name="Liberation Mono" svg:font-family="'Liberation Mono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9cm" fo:min-width="1.2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.645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44cm" svg:stroke-color="#767171" draw:stroke-linejoin="miter" svg:stroke-linecap="butt" draw:fill="none" fo:padding-top="0.022cm" fo:padding-bottom="0.022cm" fo:padding-left="0.022cm" fo:padding-right="0.022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cm" svg:stroke-color="#000080" draw:stroke-linejoin="miter" svg:stroke-linecap="butt" draw:fill="none" fo:padding-top="0.005cm" fo:padding-bottom="0.005cm" fo:padding-left="0.005cm" fo:padding-right="0.005cm"/>
    </style:style>
    <style:style style:name="P1" style:family="paragraph">
      <style:paragraph-properties fo:text-align="start" style:writing-mode="lr-tb"/>
      <style:text-properties style:font-size-asian="32pt"/>
    </style:style>
    <style:style style:name="P2" style:family="paragraph">
      <loext:graphic-properties draw:fill="none"/>
      <style:paragraph-properties fo:text-align="start" style:writing-mode="lr-tb"/>
      <style:text-properties fo:font-size="32pt" style:font-size-asian="32pt" style:font-size-complex="32pt"/>
    </style:style>
    <style:style style:name="P3" style:family="paragraph">
      <style:paragraph-properties fo:text-align="start" style:writing-mode="lr-tb"/>
      <style:text-properties fo:font-size="36.5999984741211pt"/>
    </style:style>
    <style:style style:name="P4" style:family="paragraph">
      <loext:graphic-properties draw:fill="none"/>
      <style:paragraph-properties fo:text-align="start" style:writing-mode="lr-tb"/>
      <style:text-properties fo:font-size="36.5999984741211pt" style:font-size-asian="36.5999984741211pt" style:font-size-complex="36.5999984741211pt"/>
    </style:style>
    <style:style style:name="P5" style:family="paragraph">
      <style:paragraph-properties fo:text-align="start" style:writing-mode="lr-tb"/>
      <style:text-properties style:font-size-asian="16pt"/>
    </style:style>
    <style:style style:name="P6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7" style:family="paragraph">
      <style:paragraph-properties fo:text-align="start" style:writing-mode="lr-tb"/>
      <style:text-properties fo:font-size="18.2999992370605pt"/>
    </style:style>
    <style:style style:name="P8" style:family="paragraph">
      <loext:graphic-properties draw:fill="none"/>
      <style:paragraph-properties fo:text-align="start" style:writing-mode="lr-tb"/>
      <style:text-properties fo:font-size="18.2999992370605pt" style:font-size-asian="18.2999992370605pt" style:font-size-complex="18.2999992370605pt"/>
    </style:style>
    <style:style style:name="P9" style:family="paragraph">
      <loext:graphic-properties draw:fill="none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/>
      <style:text-properties fo:font-size="10.5pt" style:font-size-asian="10.5pt" style:font-size-complex="10.5pt"/>
    </style:style>
    <style:style style:name="T1" style:family="text">
      <style:text-properties fo:color="#000000" style:font-name="IPAMincho1" fo:font-size="32pt" style:font-size-asian="32pt" style:font-name-complex="IPAMincho1" style:font-size-complex="32pt"/>
    </style:style>
    <style:style style:name="T2" style:family="text">
      <style:text-properties fo:color="#000000" style:font-name="Liberation Serif2" fo:font-size="36.5999984741211pt" style:font-size-asian="36.5999984741211pt" style:font-name-complex="Liberation Serif2" style:font-size-complex="36.5999984741211pt"/>
    </style:style>
    <style:style style:name="T3" style:family="text">
      <style:text-properties fo:color="#000000" style:font-name="IPAMincho1" fo:font-size="16pt" style:font-size-asian="16pt" style:font-name-complex="IPAMincho1" style:font-size-complex="16pt"/>
    </style:style>
    <style:style style:name="T4" style:family="text">
      <style:text-properties fo:color="#000000" style:font-name="Liberation Serif2" fo:font-size="18.2999992370605pt" style:font-size-asian="18.2999992370605pt" style:font-name-complex="Liberation Serif2" style:font-size-complex="18.2999992370605pt"/>
    </style:style>
    <style:style style:name="T5" style:family="text">
      <style:text-properties fo:color="#000000" style:font-name="IPAGothic1" fo:font-size="24pt" style:font-size-asian="24pt" style:font-name-complex="IPAGothic1" style:font-size-complex="24pt"/>
    </style:style>
    <style:style style:name="T6" style:family="text">
      <style:text-properties fo:color="#000000" style:font-name="DejaVu Sans1" fo:font-size="24pt" style:font-size-asian="24pt" style:font-name-complex="DejaVu Sans1" style:font-size-complex="24pt"/>
    </style:style>
    <style:style style:name="T7" style:family="text">
      <style:text-properties fo:color="#000000" style:font-name="DejaVu Sans1" fo:font-size="14pt" style:font-size-asian="14pt" style:font-name-complex="DejaVu Sans1" style:font-size-complex="14pt"/>
    </style:style>
    <style:style style:name="T8" style:family="text">
      <style:text-properties fo:color="#000000" style:font-name="IPAGothic1" fo:font-size="14pt" style:font-size-asian="14pt" style:font-name-complex="IPAGothic1" style:font-size-complex="14pt"/>
    </style:style>
    <style:style style:name="T9" style:family="text">
      <style:text-properties fo:color="#00000a" style:font-name="IPAGothic1" fo:font-size="10.5pt" style:font-size-asian="10.5pt" style:font-name-complex="IPAGothic1" style:font-size-complex="10.5pt"/>
    </style:style>
    <style:style style:name="T10" style:family="text">
      <style:text-properties fo:color="#00000a" style:font-name="DejaVu Sans1" fo:font-size="10.5pt" style:font-size-asian="10.5pt" style:font-name-complex="DejaVu Sans1" style:font-size-complex="10.5pt"/>
    </style:style>
    <style:style style:name="T11" style:family="text">
      <style:text-properties fo:color="#00000a" style:font-name="OpenSymbol1" fo:font-size="10.5pt" style:font-size-asian="10.5pt" style:font-name-complex="OpenSymbol1" style:font-size-complex="10.5pt"/>
    </style:style>
    <style:style style:name="T12" style:family="text">
      <style:text-properties fo:color="#00000a" style:font-name="Liberation Mono1" fo:font-size="10.5pt" style:font-size-asian="10.5pt" style:font-name-complex="Liberation Mono1" style:font-size-complex="10.5pt"/>
    </style:style>
    <style:style style:name="T13" style:family="text">
      <style:text-properties fo:color="#00000a" style:font-name="IPAPGothic1" fo:font-size="10.5pt" style:font-size-asian="10.5pt" style:font-name-complex="IPAPGothic1" style:font-size-complex="10.5pt"/>
    </style:style>
    <style:style style:name="T14" style:family="text">
      <style:text-properties fo:color="#000080" style:font-name="IPAGothic1" fo:font-size="10.5pt" style:font-size-asian="10.5pt" style:font-name-complex="IPAGothic1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2">
        <draw:frame draw:style-name="gr1" draw:text-style-name="P2" draw:layer="layout" svg:width="5.654cm" svg:height="1.131cm" svg:x="7.105cm" svg:y="6.662cm">
          <draw:text-box>
            <text:p text:style-name="P1"><text:span text:style-name="T1">実験実</text:span><text:span text:style-name="T1">習参</text:span></text:p>
          </draw:text-box>
        </draw:frame>
        <draw:frame draw:style-name="gr2" draw:text-style-name="P4" draw:layer="layout" svg:width="1.29cm" svg:height="1.432cm" svg:x="12.975cm" svg:y="6.505cm">
          <draw:text-box>
            <text:p text:style-name="P3"><text:span text:style-name="T2">A</text:span></text:p>
          </draw:text-box>
        </draw:frame>
        <draw:frame draw:style-name="gr1" draw:text-style-name="P2" draw:layer="layout" svg:width="5.654cm" svg:height="1.131cm" svg:x="7.684cm" svg:y="7.935cm">
          <draw:text-box>
            <text:p text:style-name="P1"><text:span text:style-name="T1">作業</text:span><text:span text:style-name="T1">報告</text:span><text:span text:style-name="T1">書</text:span></text:p>
          </draw:text-box>
        </draw:frame>
        <draw:frame draw:style-name="gr3" draw:text-style-name="P6" draw:layer="layout" svg:width="1.975cm" svg:height="0.564cm" svg:x="2.004cm" svg:y="19.552cm">
          <draw:text-box>
            <text:p text:style-name="P5"><text:span text:style-name="T3">提</text:span><text:span text:style-name="T3">出</text:span><text:span text:style-name="T3">日</text:span><text:span text:style-name="T3"> </text:span></text:p>
          </draw:text-box>
        </draw:frame>
        <draw:frame draw:style-name="gr4" draw:text-style-name="P8" draw:layer="layout" svg:width="1.831cm" svg:height="0.717cm" svg:x="3.979cm" svg:y="19.473cm">
          <draw:text-box>
            <text:p text:style-name="P7"><text:span text:style-name="T4">: </text:span><text:span text:style-name="T4">02/1</text:span><text:span text:style-name="T4">0</text:span></text:p>
          </draw:text-box>
        </draw:frame>
        <draw:frame draw:style-name="gr4" draw:text-style-name="P8" draw:layer="layout" svg:width="2.009cm" svg:height="0.717cm" svg:x="14.482cm" svg:y="20.21cm">
          <draw:text-box>
            <text:p text:style-name="P7"><text:span text:style-name="T4">16</text:span><text:span text:style-name="T4">-</text:span><text:span text:style-name="T4">43</text:span><text:span text:style-name="T4">4 </text:span></text:p>
          </draw:text-box>
        </draw:frame>
        <draw:frame draw:style-name="gr3" draw:text-style-name="P6" draw:layer="layout" svg:width="2.538cm" svg:height="0.564cm" svg:x="16.468cm" svg:y="20.289cm">
          <draw:text-box>
            <text:p text:style-name="P5"><text:span text:style-name="T3">福原 誠也</text:span></text:p>
          </draw:text-box>
        </draw:frame>
      </draw:page>
      <draw:page draw:name="page2" draw:style-name="dp1" draw:master-page-name="master-page3">
        <draw:polygon draw:style-name="gr5" draw:text-style-name="P9" draw:layer="layout" svg:width="18.591cm" svg:height="28.66cm" svg:x="1.82cm" svg:y="0.74cm" svg:viewBox="0 0 18592 28661" draw:points="9297,28661 0,28661 0,0 18592,0 18592,28661">
          <text:p/>
        </draw:polygon>
        <draw:frame draw:style-name="gr6" draw:text-style-name="P11" draw:layer="layout" svg:width="5.082cm" svg:height="0.848cm" svg:x="3.965cm" svg:y="1.544cm">
          <draw:text-box>
            <text:p text:style-name="P10"><text:span text:style-name="T5">作</text:span><text:span text:style-name="T5">業</text:span><text:span text:style-name="T5">報</text:span><text:span text:style-name="T5">告</text:span><text:span text:style-name="T5">書</text:span><text:span text:style-name="T5">（</text:span></text:p>
          </draw:text-box>
        </draw:frame>
        <draw:frame draw:style-name="gr6" draw:text-style-name="P11" draw:layer="layout" svg:width="2.153cm" svg:height="0.987cm" svg:x="9.045cm" svg:y="1.504cm">
          <draw:text-box>
            <text:p text:style-name="P10"><text:span text:style-name="T6">2</text:span><text:span text:style-name="T6">0</text:span><text:span text:style-name="T6">1</text:span><text:span text:style-name="T6">9</text:span></text:p>
          </draw:text-box>
        </draw:frame>
        <draw:frame draw:style-name="gr6" draw:text-style-name="P11" draw:layer="layout" svg:width="0.849cm" svg:height="0.848cm" svg:x="11.367cm" svg:y="1.544cm">
          <draw:text-box>
            <text:p text:style-name="P10"><text:span text:style-name="T5">年</text:span></text:p>
          </draw:text-box>
        </draw:frame>
        <draw:frame draw:style-name="gr6" draw:text-style-name="P11" draw:layer="layout" svg:width="1.077cm" svg:height="0.987cm" svg:x="12.383cm" svg:y="1.504cm">
          <draw:text-box>
            <text:p text:style-name="P10"><text:span text:style-name="T6">1</text:span><text:span text:style-name="T6">0</text:span></text:p>
          </draw:text-box>
        </draw:frame>
        <draw:frame draw:style-name="gr6" draw:text-style-name="P11" draw:layer="layout" svg:width="0.849cm" svg:height="0.848cm" svg:x="13.631cm" svg:y="1.544cm">
          <draw:text-box>
            <text:p text:style-name="P10"><text:span text:style-name="T5">月</text:span></text:p>
          </draw:text-box>
        </draw:frame>
        <draw:frame draw:style-name="gr6" draw:text-style-name="P11" draw:layer="layout" svg:width="0.846cm" svg:height="0.987cm" svg:x="14.647cm" svg:y="1.504cm">
          <draw:text-box>
            <text:p text:style-name="P10"><text:span text:style-name="T6">6</text:span></text:p>
          </draw:text-box>
        </draw:frame>
        <draw:frame draw:style-name="gr6" draw:text-style-name="P11" draw:layer="layout" svg:width="1.695cm" svg:height="0.848cm" svg:x="15.353cm" svg:y="1.544cm">
          <draw:text-box>
            <text:p text:style-name="P10"><text:span text:style-name="T5">日</text:span><text:span text:style-name="T5">）</text:span></text:p>
          </draw:text-box>
        </draw:frame>
        <draw:frame draw:style-name="gr7" draw:text-style-name="P12" draw:layer="layout" svg:width="1.865cm" svg:height="0.581cm" svg:x="15.014cm" svg:y="2.586cm">
          <draw:text-box>
            <text:p text:style-name="P10"><text:span text:style-name="T7">j</text:span><text:span text:style-name="T7">1</text:span><text:span text:style-name="T7">6</text:span><text:span text:style-name="T7">4</text:span><text:span text:style-name="T7">3</text:span><text:span text:style-name="T7">4 </text:span></text:p>
          </draw:text-box>
        </draw:frame>
        <draw:frame draw:style-name="gr7" draw:text-style-name="P12" draw:layer="layout" svg:width="2.233cm" svg:height="0.496cm" svg:x="16.88cm" svg:y="2.61cm">
          <draw:text-box>
            <text:p text:style-name="P10"><text:span text:style-name="T8">福</text:span><text:span text:style-name="T8">原</text:span><text:span text:style-name="T8"> </text:span><text:span text:style-name="T8">誠</text:span><text:span text:style-name="T8">也</text:span></text:p>
          </draw:text-box>
        </draw:frame>
        <draw:frame draw:style-name="gr8" draw:text-style-name="P13" draw:layer="layout" svg:width="2.212cm" svg:height="0.369cm" svg:x="1.909cm" svg:y="4.25cm">
          <draw:text-box>
            <text:p text:style-name="P10"><text:span text:style-name="T9">【</text:span><text:span text:style-name="T9">作</text:span><text:span text:style-name="T9">業</text:span><text:span text:style-name="T9">内</text:span><text:span text:style-name="T9">容</text:span><text:span text:style-name="T9">】</text:span></text:p>
          </draw:text-box>
        </draw:frame>
        <draw:frame draw:style-name="gr8" draw:text-style-name="P13" draw:layer="layout" svg:width="0.904cm" svg:height="0.433cm" svg:x="2.279cm" svg:y="4.853cm">
          <draw:text-box>
            <text:p text:style-name="P10"><text:span text:style-name="T10">G</text:span><text:span text:style-name="T10">PI</text:span><text:span text:style-name="T10">O</text:span></text:p>
          </draw:text-box>
        </draw:frame>
        <draw:frame draw:style-name="gr8" draw:text-style-name="P13" draw:layer="layout" svg:width="1.844cm" svg:height="0.369cm" svg:x="3.267cm" svg:y="4.885cm">
          <draw:text-box>
            <text:p text:style-name="P10"><text:span text:style-name="T9">を</text:span><text:span text:style-name="T9">操</text:span><text:span text:style-name="T9">作</text:span><text:span text:style-name="T9">し</text:span><text:span text:style-name="T9">て</text:span></text:p>
          </draw:text-box>
        </draw:frame>
        <draw:frame draw:style-name="gr8" draw:text-style-name="P13" draw:layer="layout" svg:width="0.722cm" svg:height="0.433cm" svg:x="5.193cm" svg:y="4.853cm">
          <draw:text-box>
            <text:p text:style-name="P10"><text:span text:style-name="T10">L</text:span><text:span text:style-name="T10">E</text:span><text:span text:style-name="T10">D</text:span></text:p>
          </draw:text-box>
        </draw:frame>
        <draw:frame draw:style-name="gr8" draw:text-style-name="P13" draw:layer="layout" svg:width="3.685cm" svg:height="0.369cm" svg:x="5.99cm" svg:y="4.885cm">
          <draw:text-box>
            <text:p text:style-name="P10"><text:span text:style-name="T9">を</text:span><text:span text:style-name="T9">点</text:span><text:span text:style-name="T9">灯</text:span><text:span text:style-name="T9">・</text:span><text:span text:style-name="T9">消</text:span><text:span text:style-name="T9">灯</text:span><text:span text:style-name="T9">さ</text:span><text:span text:style-name="T9">せ</text:span><text:span text:style-name="T9">る</text:span><text:span text:style-name="T9">。</text:span></text:p>
          </draw:text-box>
        </draw:frame>
        <draw:frame draw:style-name="gr8" draw:text-style-name="P13" draw:layer="layout" svg:width="2.212cm" svg:height="0.369cm" svg:x="1.909cm" svg:y="5.52cm">
          <draw:text-box>
            <text:p text:style-name="P10"><text:span text:style-name="T9">【</text:span><text:span text:style-name="T9">作</text:span><text:span text:style-name="T9">業</text:span><text:span text:style-name="T9">項</text:span><text:span text:style-name="T9">目</text:span><text:span text:style-name="T9">】</text:span></text:p>
          </draw:text-box>
        </draw:frame>
        <draw:frame draw:style-name="gr8" draw:text-style-name="P13" draw:layer="layout" svg:width="2.58cm" svg:height="0.369cm" svg:x="2.279cm" svg:y="6.155cm">
          <draw:text-box>
            <text:p text:style-name="P10"><text:span text:style-name="T9">イ</text:span><text:span text:style-name="T9">ン</text:span><text:span text:style-name="T9">ス</text:span><text:span text:style-name="T9">ト</text:span><text:span text:style-name="T9">ー</text:span><text:span text:style-name="T9">ル</text:span><text:span text:style-name="T9">：</text:span></text:p>
          </draw:text-box>
        </draw:frame>
        <draw:frame draw:style-name="gr8" draw:text-style-name="P13" draw:layer="layout" svg:width="4.392cm" svg:height="0.433cm" svg:x="4.872cm" svg:y="6.123cm">
          <draw:text-box>
            <text:p text:style-name="P10"><text:span text:style-name="T10">s</text:span><text:span text:style-name="T10">u</text:span><text:span text:style-name="T10">d</text:span><text:span text:style-name="T10">o </text:span><text:span text:style-name="T10">a</text:span><text:span text:style-name="T10">pt </text:span><text:span text:style-name="T10">in</text:span><text:span text:style-name="T10">st</text:span><text:span text:style-name="T10">al</text:span><text:span text:style-name="T10">l </text:span><text:span text:style-name="T10">w</text:span><text:span text:style-name="T10">iri</text:span><text:span text:style-name="T10">n</text:span><text:span text:style-name="T10">g</text:span><text:span text:style-name="T10">pi</text:span></text:p>
          </draw:text-box>
        </draw:frame>
        <draw:frame draw:style-name="gr8" draw:text-style-name="P13" draw:layer="layout" svg:width="2.212cm" svg:height="0.369cm" svg:x="2.279cm" svg:y="6.79cm">
          <draw:text-box>
            <text:p text:style-name="P10"><text:span text:style-name="T9">ピ</text:span><text:span text:style-name="T9">ン</text:span><text:span text:style-name="T9">の</text:span><text:span text:style-name="T9">確</text:span><text:span text:style-name="T9">認</text:span><text:span text:style-name="T9">：</text:span></text:p>
          </draw:text-box>
        </draw:frame>
        <draw:frame draw:style-name="gr8" draw:text-style-name="P13" draw:layer="layout" svg:width="2.169cm" svg:height="0.433cm" svg:x="4.501cm" svg:y="6.758cm">
          <draw:text-box>
            <text:p text:style-name="P10"><text:span text:style-name="T10">g</text:span><text:span text:style-name="T10">pi</text:span><text:span text:style-name="T10">o </text:span><text:span text:style-name="T10">re</text:span><text:span text:style-name="T10">a</text:span><text:span text:style-name="T10">d</text:span><text:span text:style-name="T10">al</text:span><text:span text:style-name="T10">l</text:span></text:p>
          </draw:text-box>
        </draw:frame>
        <draw:frame draw:style-name="gr8" draw:text-style-name="P13" draw:layer="layout" svg:width="2.212cm" svg:height="0.369cm" svg:x="2.279cm" svg:y="7.425cm">
          <draw:text-box>
            <text:p text:style-name="P10"><text:span text:style-name="T9">ピ</text:span><text:span text:style-name="T9">ン</text:span><text:span text:style-name="T9">の</text:span><text:span text:style-name="T9">設</text:span><text:span text:style-name="T9">定</text:span><text:span text:style-name="T9">：</text:span></text:p>
          </draw:text-box>
        </draw:frame>
        <draw:frame draw:style-name="gr8" draw:text-style-name="P13" draw:layer="layout" svg:width="3.511cm" svg:height="0.433cm" svg:x="4.501cm" svg:y="7.393cm">
          <draw:text-box>
            <text:p text:style-name="P10"><text:span text:style-name="T10">g</text:span><text:span text:style-name="T10">pi</text:span><text:span text:style-name="T10">o </text:span><text:span text:style-name="T10">-g </text:span><text:span text:style-name="T10">m</text:span><text:span text:style-name="T10">o</text:span><text:span text:style-name="T10">d</text:span><text:span text:style-name="T10">e </text:span><text:span text:style-name="T10">4 </text:span><text:span text:style-name="T10">o</text:span><text:span text:style-name="T10">ut</text:span></text:p>
          </draw:text-box>
        </draw:frame>
        <draw:frame draw:style-name="gr8" draw:text-style-name="P13" draw:layer="layout" svg:width="1.107cm" svg:height="0.369cm" svg:x="3.39cm" svg:y="8.06cm">
          <draw:text-box>
            <text:p text:style-name="P10"><text:span text:style-name="T9">　</text:span><text:span text:style-name="T9">　</text:span><text:span text:style-name="T9">　</text:span></text:p>
          </draw:text-box>
        </draw:frame>
        <draw:frame draw:style-name="gr8" draw:text-style-name="P13" draw:layer="layout" svg:width="0.369cm" svg:height="0.433cm" svg:x="4.501cm" svg:y="8.028cm">
          <draw:text-box>
            <text:p text:style-name="P10"><text:span text:style-name="T10">4</text:span></text:p>
          </draw:text-box>
        </draw:frame>
        <draw:frame draw:style-name="gr8" draw:text-style-name="P13" draw:layer="layout" svg:width="2.212cm" svg:height="0.369cm" svg:x="4.738cm" svg:y="8.06cm">
          <draw:text-box>
            <text:p text:style-name="P10"><text:span text:style-name="T9">：</text:span><text:span text:style-name="T9">ピ</text:span><text:span text:style-name="T9">ン</text:span><text:span text:style-name="T9">の</text:span><text:span text:style-name="T9">番</text:span><text:span text:style-name="T9">号</text:span></text:p>
          </draw:text-box>
        </draw:frame>
        <draw:frame draw:style-name="gr8" draw:text-style-name="P13" draw:layer="layout" svg:width="1.107cm" svg:height="0.369cm" svg:x="3.39cm" svg:y="8.695cm">
          <draw:text-box>
            <text:p text:style-name="P10"><text:span text:style-name="T9">　</text:span><text:span text:style-name="T9">　</text:span><text:span text:style-name="T9">　</text:span></text:p>
          </draw:text-box>
        </draw:frame>
        <draw:frame draw:style-name="gr8" draw:text-style-name="P13" draw:layer="layout" svg:width="0.603cm" svg:height="0.433cm" svg:x="4.501cm" svg:y="8.663cm">
          <draw:text-box>
            <text:p text:style-name="P10"><text:span text:style-name="T10">o</text:span><text:span text:style-name="T10">ut</text:span></text:p>
          </draw:text-box>
        </draw:frame>
        <draw:frame draw:style-name="gr8" draw:text-style-name="P13" draw:layer="layout" svg:width="4.053cm" svg:height="0.369cm" svg:x="5.108cm" svg:y="8.695cm">
          <draw:text-box>
            <text:p text:style-name="P10"><text:span text:style-name="T9">：</text:span><text:span text:style-name="T9">ピ</text:span><text:span text:style-name="T9">ン</text:span><text:span text:style-name="T9">の</text:span><text:span text:style-name="T9">入</text:span><text:span text:style-name="T9">出</text:span><text:span text:style-name="T9">力</text:span><text:span text:style-name="T9">の</text:span><text:span text:style-name="T9">設</text:span><text:span text:style-name="T9">定</text:span><text:span text:style-name="T9">（</text:span></text:p>
          </draw:text-box>
        </draw:frame>
        <draw:frame draw:style-name="gr8" draw:text-style-name="P13" draw:layer="layout" svg:width="1.551cm" svg:height="0.433cm" svg:x="9.183cm" svg:y="8.663cm">
          <draw:text-box>
            <text:p text:style-name="P10"><text:span text:style-name="T10">o</text:span><text:span text:style-name="T10">ut </text:span><text:span text:style-name="T10">o</text:span><text:span text:style-name="T10">r </text:span><text:span text:style-name="T10">in</text:span></text:p>
          </draw:text-box>
        </draw:frame>
        <draw:frame draw:style-name="gr8" draw:text-style-name="P13" draw:layer="layout" svg:width="0.37cm" svg:height="0.369cm" svg:x="10.742cm" svg:y="8.695cm">
          <draw:text-box>
            <text:p text:style-name="P10"><text:span text:style-name="T9">）</text:span></text:p>
          </draw:text-box>
        </draw:frame>
        <draw:frame draw:style-name="gr8" draw:text-style-name="P13" draw:layer="layout" svg:width="2.948cm" svg:height="0.369cm" svg:x="2.279cm" svg:y="9.33cm">
          <draw:text-box>
            <text:p text:style-name="P10"><text:span text:style-name="T9">ピ</text:span><text:span text:style-name="T9">ン</text:span><text:span text:style-name="T9">の</text:span><text:span text:style-name="T9">値</text:span><text:span text:style-name="T9">の</text:span><text:span text:style-name="T9">変</text:span><text:span text:style-name="T9">更</text:span><text:span text:style-name="T9">：</text:span></text:p>
          </draw:text-box>
        </draw:frame>
        <draw:frame draw:style-name="gr8" draw:text-style-name="P13" draw:layer="layout" svg:width="3.025cm" svg:height="0.433cm" svg:x="5.242cm" svg:y="9.298cm">
          <draw:text-box>
            <text:p text:style-name="P10"><text:span text:style-name="T10">g</text:span><text:span text:style-name="T10">pi</text:span><text:span text:style-name="T10">o </text:span><text:span text:style-name="T10">-g </text:span><text:span text:style-name="T10">w</text:span><text:span text:style-name="T10">ri</text:span><text:span text:style-name="T10">te </text:span><text:span text:style-name="T10">4 </text:span><text:span text:style-name="T10">1</text:span></text:p>
          </draw:text-box>
        </draw:frame>
        <draw:frame draw:style-name="gr8" draw:text-style-name="P13" draw:layer="layout" svg:width="0.37cm" svg:height="0.369cm" svg:x="8.361cm" svg:y="9.33cm">
          <draw:text-box>
            <text:p text:style-name="P10"><text:span text:style-name="T9">か</text:span></text:p>
          </draw:text-box>
        </draw:frame>
        <draw:frame draw:style-name="gr8" draw:text-style-name="P13" draw:layer="layout" svg:width="3.025cm" svg:height="0.433cm" svg:x="8.805cm" svg:y="9.298cm">
          <draw:text-box>
            <text:p text:style-name="P10"><text:span text:style-name="T10">g</text:span><text:span text:style-name="T10">pi</text:span><text:span text:style-name="T10">o </text:span><text:span text:style-name="T10">-g </text:span><text:span text:style-name="T10">w</text:span><text:span text:style-name="T10">ri</text:span><text:span text:style-name="T10">te </text:span><text:span text:style-name="T10">4 </text:span><text:span text:style-name="T10">0</text:span></text:p>
          </draw:text-box>
        </draw:frame>
        <draw:frame draw:style-name="gr8" draw:text-style-name="P13" draw:layer="layout" svg:width="1.107cm" svg:height="0.369cm" svg:x="3.39cm" svg:y="9.965cm">
          <draw:text-box>
            <text:p text:style-name="P10"><text:span text:style-name="T9">　</text:span><text:span text:style-name="T9">　</text:span><text:span text:style-name="T9">　</text:span></text:p>
          </draw:text-box>
        </draw:frame>
        <draw:frame draw:style-name="gr8" draw:text-style-name="P13" draw:layer="layout" svg:width="0.369cm" svg:height="0.433cm" svg:x="4.501cm" svg:y="9.933cm">
          <draw:text-box>
            <text:p text:style-name="P10"><text:span text:style-name="T10">4</text:span></text:p>
          </draw:text-box>
        </draw:frame>
        <draw:frame draw:style-name="gr8" draw:text-style-name="P13" draw:layer="layout" svg:width="2.212cm" svg:height="0.369cm" svg:x="4.738cm" svg:y="9.965cm">
          <draw:text-box>
            <text:p text:style-name="P10"><text:span text:style-name="T9">：</text:span><text:span text:style-name="T9">ピ</text:span><text:span text:style-name="T9">ン</text:span><text:span text:style-name="T9">の</text:span><text:span text:style-name="T9">番</text:span><text:span text:style-name="T9">号</text:span></text:p>
          </draw:text-box>
        </draw:frame>
        <draw:frame draw:style-name="gr8" draw:text-style-name="P13" draw:layer="layout" svg:width="1.107cm" svg:height="0.369cm" svg:x="3.39cm" svg:y="10.6cm">
          <draw:text-box>
            <text:p text:style-name="P10"><text:span text:style-name="T9">　</text:span><text:span text:style-name="T9">　</text:span><text:span text:style-name="T9">　</text:span></text:p>
          </draw:text-box>
        </draw:frame>
        <draw:frame draw:style-name="gr8" draw:text-style-name="P13" draw:layer="layout" svg:width="1.082cm" svg:height="0.433cm" svg:x="4.501cm" svg:y="10.568cm">
          <draw:text-box>
            <text:p text:style-name="P10"><text:span text:style-name="T10">1 </text:span><text:span text:style-name="T10">o</text:span><text:span text:style-name="T10">r </text:span><text:span text:style-name="T10">0</text:span></text:p>
          </draw:text-box>
        </draw:frame>
        <draw:frame draw:style-name="gr8" draw:text-style-name="P13" draw:layer="layout" svg:width="1.844cm" svg:height="0.369cm" svg:x="5.588cm" svg:y="10.6cm">
          <draw:text-box>
            <text:p text:style-name="P10"><text:span text:style-name="T9">：</text:span><text:span text:style-name="T9">値</text:span><text:span text:style-name="T9">の</text:span><text:span text:style-name="T9">設</text:span><text:span text:style-name="T9">定</text:span></text:p>
          </draw:text-box>
        </draw:frame>
        <draw:frame draw:style-name="gr8" draw:text-style-name="P13" draw:layer="layout" svg:width="0.369cm" svg:height="0.433cm" svg:x="2.279cm" svg:y="11.838cm">
          <draw:text-box>
            <text:p text:style-name="P10"><text:span text:style-name="T10">1</text:span></text:p>
          </draw:text-box>
        </draw:frame>
        <draw:frame draw:style-name="gr8" draw:text-style-name="P13" draw:layer="layout" svg:width="2.212cm" svg:height="0.369cm" svg:x="2.589cm" svg:y="11.87cm">
          <draw:text-box>
            <text:p text:style-name="P10"><text:span text:style-name="T9">の</text:span><text:span text:style-name="T9">場</text:span><text:span text:style-name="T9">合</text:span><text:span text:style-name="T9">：</text:span><text:span text:style-name="T9">点</text:span><text:span text:style-name="T9">灯</text:span></text:p>
          </draw:text-box>
        </draw:frame>
        <draw:frame draw:style-name="gr8" draw:text-style-name="P13" draw:layer="layout" svg:width="3.025cm" svg:height="0.433cm" svg:x="4.886cm" svg:y="11.838cm">
          <draw:text-box>
            <text:p text:style-name="P10"><text:span text:style-name="T10">g</text:span><text:span text:style-name="T10">pi</text:span><text:span text:style-name="T10">o </text:span><text:span text:style-name="T10">-g </text:span><text:span text:style-name="T10">w</text:span><text:span text:style-name="T10">ri</text:span><text:span text:style-name="T10">te </text:span><text:span text:style-name="T10">4 </text:span><text:span text:style-name="T10">1</text:span></text:p>
          </draw:text-box>
        </draw:frame>
        <draw:frame draw:style-name="gr8" draw:text-style-name="P13" draw:layer="layout" svg:width="1.12cm" svg:height="0.369cm" svg:x="3.39cm" svg:y="12.473cm">
          <draw:text-box>
            <text:p text:style-name="P10"><text:span text:style-name="T10"><text:s text:c="4"/></text:span><text:span text:style-name="T10"><text:s text:c="2"/></text:span></text:p>
          </draw:text-box>
        </draw:frame>
        <draw:frame draw:style-name="gr8" draw:text-style-name="P13" draw:layer="layout" svg:width="0.739cm" svg:height="0.369cm" svg:x="4.099cm" svg:y="12.505cm">
          <draw:text-box>
            <text:p text:style-name="P10"><text:span text:style-name="T9">消</text:span><text:span text:style-name="T9">灯</text:span></text:p>
          </draw:text-box>
        </draw:frame>
        <draw:frame draw:style-name="gr8" draw:text-style-name="P13" draw:layer="layout" svg:width="3.025cm" svg:height="0.433cm" svg:x="4.914cm" svg:y="12.473cm">
          <draw:text-box>
            <text:p text:style-name="P10"><text:span text:style-name="T10">g</text:span><text:span text:style-name="T10">pi</text:span><text:span text:style-name="T10">o </text:span><text:span text:style-name="T10">-g </text:span><text:span text:style-name="T10">w</text:span><text:span text:style-name="T10">ri</text:span><text:span text:style-name="T10">te </text:span><text:span text:style-name="T10">4 </text:span><text:span text:style-name="T10">0</text:span></text:p>
          </draw:text-box>
        </draw:frame>
        <draw:frame draw:style-name="gr8" draw:text-style-name="P13" draw:layer="layout" svg:width="0.369cm" svg:height="0.433cm" svg:x="2.279cm" svg:y="13.743cm">
          <draw:text-box>
            <text:p text:style-name="P10"><text:span text:style-name="T10">2</text:span></text:p>
          </draw:text-box>
        </draw:frame>
        <draw:frame draw:style-name="gr8" draw:text-style-name="P13" draw:layer="layout" svg:width="2.212cm" svg:height="0.369cm" svg:x="2.589cm" svg:y="13.775cm">
          <draw:text-box>
            <text:p text:style-name="P10"><text:span text:style-name="T9">の</text:span><text:span text:style-name="T9">場</text:span><text:span text:style-name="T9">合</text:span><text:span text:style-name="T9">：</text:span><text:span text:style-name="T9">点</text:span><text:span text:style-name="T9">灯</text:span></text:p>
          </draw:text-box>
        </draw:frame>
        <draw:frame draw:style-name="gr8" draw:text-style-name="P13" draw:layer="layout" svg:width="3.025cm" svg:height="0.433cm" svg:x="4.886cm" svg:y="13.743cm">
          <draw:text-box>
            <text:p text:style-name="P10"><text:span text:style-name="T10">g</text:span><text:span text:style-name="T10">pi</text:span><text:span text:style-name="T10">o </text:span><text:span text:style-name="T10">-g </text:span><text:span text:style-name="T10">w</text:span><text:span text:style-name="T10">ri</text:span><text:span text:style-name="T10">te </text:span><text:span text:style-name="T10">4 </text:span><text:span text:style-name="T10">0</text:span></text:p>
          </draw:text-box>
        </draw:frame>
        <draw:frame draw:style-name="gr8" draw:text-style-name="P13" draw:layer="layout" svg:width="1.475cm" svg:height="0.369cm" svg:x="3.39cm" svg:y="14.41cm">
          <draw:text-box>
            <text:p text:style-name="P10"><text:span text:style-name="T9">　</text:span><text:span text:style-name="T9">　</text:span><text:span text:style-name="T9">消</text:span><text:span text:style-name="T9">灯</text:span></text:p>
          </draw:text-box>
        </draw:frame>
        <draw:frame draw:style-name="gr8" draw:text-style-name="P13" draw:layer="layout" svg:width="3.025cm" svg:height="0.433cm" svg:x="4.946cm" svg:y="14.378cm">
          <draw:text-box>
            <text:p text:style-name="P10"><text:span text:style-name="T10">g</text:span><text:span text:style-name="T10">pi</text:span><text:span text:style-name="T10">o </text:span><text:span text:style-name="T10">-g </text:span><text:span text:style-name="T10">w</text:span><text:span text:style-name="T10">ri</text:span><text:span text:style-name="T10">te </text:span><text:span text:style-name="T10">4 </text:span><text:span text:style-name="T10">1</text:span></text:p>
          </draw:text-box>
        </draw:frame>
        <draw:frame draw:style-name="gr8" draw:text-style-name="P13" draw:layer="layout" svg:width="2.212cm" svg:height="0.369cm" svg:x="1.909cm" svg:y="15.045cm">
          <draw:text-box>
            <text:p text:style-name="P10"><text:span text:style-name="T9">【</text:span><text:span text:style-name="T9">作</text:span><text:span text:style-name="T9">業</text:span><text:span text:style-name="T9">時</text:span><text:span text:style-name="T9">間</text:span><text:span text:style-name="T9">】</text:span></text:p>
          </draw:text-box>
        </draw:frame>
        <draw:frame draw:style-name="gr8" draw:text-style-name="P13" draw:layer="layout" svg:width="2.212cm" svg:height="0.369cm" svg:x="2.279cm" svg:y="15.68cm">
          <draw:text-box>
            <text:p text:style-name="P10"><text:span text:style-name="T9">・</text:span><text:span text:style-name="T9">作</text:span><text:span text:style-name="T9">業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468cm" svg:height="0.433cm" svg:x="4.501cm" svg:y="15.648cm">
          <draw:text-box>
            <text:p text:style-name="P10"><text:span text:style-name="T10">6</text:span><text:span text:style-name="T10">0</text:span></text:p>
          </draw:text-box>
        </draw:frame>
        <draw:frame draw:style-name="gr8" draw:text-style-name="P13" draw:layer="layout" svg:width="0.37cm" svg:height="0.369cm" svg:x="5.048cm" svg:y="15.68cm">
          <draw:text-box>
            <text:p text:style-name="P10"><text:span text:style-name="T9">分</text:span></text:p>
          </draw:text-box>
        </draw:frame>
        <draw:frame draw:style-name="gr8" draw:text-style-name="P13" draw:layer="layout" svg:width="3.317cm" svg:height="0.369cm" svg:x="2.279cm" svg:y="16.315cm">
          <draw:text-box>
            <text:p text:style-name="P10"><text:span text:style-name="T9">・</text:span><text:span text:style-name="T9">報</text:span><text:span text:style-name="T9">告</text:span><text:span text:style-name="T9">書</text:span><text:span text:style-name="T9">作</text:span><text:span text:style-name="T9">成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369cm" svg:height="0.433cm" svg:x="5.613cm" svg:y="16.283cm">
          <draw:text-box>
            <text:p text:style-name="P10"><text:span text:style-name="T10">5</text:span></text:p>
          </draw:text-box>
        </draw:frame>
        <draw:frame draw:style-name="gr8" draw:text-style-name="P13" draw:layer="layout" svg:width="0.37cm" svg:height="0.369cm" svg:x="5.923cm" svg:y="16.315cm">
          <draw:text-box>
            <text:p text:style-name="P10"><text:span text:style-name="T9">分</text:span></text:p>
          </draw:text-box>
        </draw:frame>
        <draw:frame draw:style-name="gr8" draw:text-style-name="P13" draw:layer="layout" svg:width="0.369cm" svg:height="0.433cm" svg:x="10.386cm" svg:y="27.088cm">
          <draw:text-box>
            <text:p text:style-name="P10"><text:span text:style-name="T10">1</text:span></text:p>
          </draw:text-box>
        </draw:frame>
      </draw:page>
      <draw:page draw:name="page3" draw:style-name="dp1" draw:master-page-name="master-page3">
        <draw:polygon draw:style-name="gr5" draw:text-style-name="P9" draw:layer="layout" svg:width="18.591cm" svg:height="28.533cm" svg:x="1.82cm" svg:y="0.74cm" svg:viewBox="0 0 18592 28534" draw:points="9297,28534 0,28534 0,0 18592,0 18592,28534">
          <text:p/>
        </draw:polygon>
        <draw:frame draw:style-name="gr6" draw:text-style-name="P11" draw:layer="layout" svg:width="5.082cm" svg:height="0.848cm" svg:x="3.694cm" svg:y="1.544cm">
          <draw:text-box>
            <text:p text:style-name="P10"><text:span text:style-name="T5">作</text:span><text:span text:style-name="T5">業</text:span><text:span text:style-name="T5">報</text:span><text:span text:style-name="T5">告</text:span><text:span text:style-name="T5">書</text:span><text:span text:style-name="T5">（</text:span></text:p>
          </draw:text-box>
        </draw:frame>
        <draw:frame draw:style-name="gr6" draw:text-style-name="P11" draw:layer="layout" svg:width="2.153cm" svg:height="0.987cm" svg:x="8.774cm" svg:y="1.504cm">
          <draw:text-box>
            <text:p text:style-name="P10"><text:span text:style-name="T6">2</text:span><text:span text:style-name="T6">0</text:span><text:span text:style-name="T6">1</text:span><text:span text:style-name="T6">9</text:span></text:p>
          </draw:text-box>
        </draw:frame>
        <draw:frame draw:style-name="gr6" draw:text-style-name="P11" draw:layer="layout" svg:width="0.849cm" svg:height="0.848cm" svg:x="11.098cm" svg:y="1.544cm">
          <draw:text-box>
            <text:p text:style-name="P10"><text:span text:style-name="T5">年</text:span></text:p>
          </draw:text-box>
        </draw:frame>
        <draw:frame draw:style-name="gr6" draw:text-style-name="P11" draw:layer="layout" svg:width="1.077cm" svg:height="0.987cm" svg:x="12.114cm" svg:y="1.504cm">
          <draw:text-box>
            <text:p text:style-name="P10"><text:span text:style-name="T6">1</text:span><text:span text:style-name="T6">0</text:span></text:p>
          </draw:text-box>
        </draw:frame>
        <draw:frame draw:style-name="gr6" draw:text-style-name="P11" draw:layer="layout" svg:width="0.849cm" svg:height="0.848cm" svg:x="13.36cm" svg:y="1.544cm">
          <draw:text-box>
            <text:p text:style-name="P10"><text:span text:style-name="T5">月</text:span></text:p>
          </draw:text-box>
        </draw:frame>
        <draw:frame draw:style-name="gr6" draw:text-style-name="P11" draw:layer="layout" svg:width="1.077cm" svg:height="0.987cm" svg:x="14.376cm" svg:y="1.504cm">
          <draw:text-box>
            <text:p text:style-name="P10"><text:span text:style-name="T6">1</text:span><text:span text:style-name="T6">6</text:span></text:p>
          </draw:text-box>
        </draw:frame>
        <draw:frame draw:style-name="gr6" draw:text-style-name="P11" draw:layer="layout" svg:width="1.695cm" svg:height="0.848cm" svg:x="15.625cm" svg:y="1.544cm">
          <draw:text-box>
            <text:p text:style-name="P10"><text:span text:style-name="T5">日</text:span><text:span text:style-name="T5">）</text:span></text:p>
          </draw:text-box>
        </draw:frame>
        <draw:frame draw:style-name="gr7" draw:text-style-name="P12" draw:layer="layout" svg:width="1.865cm" svg:height="0.581cm" svg:x="15.014cm" svg:y="2.586cm">
          <draw:text-box>
            <text:p text:style-name="P10"><text:span text:style-name="T7">j</text:span><text:span text:style-name="T7">1</text:span><text:span text:style-name="T7">6</text:span><text:span text:style-name="T7">4</text:span><text:span text:style-name="T7">3</text:span><text:span text:style-name="T7">4 </text:span></text:p>
          </draw:text-box>
        </draw:frame>
        <draw:frame draw:style-name="gr7" draw:text-style-name="P12" draw:layer="layout" svg:width="2.233cm" svg:height="0.496cm" svg:x="16.88cm" svg:y="2.61cm">
          <draw:text-box>
            <text:p text:style-name="P10"><text:span text:style-name="T8">福</text:span><text:span text:style-name="T8">原</text:span><text:span text:style-name="T8"> </text:span><text:span text:style-name="T8">誠</text:span><text:span text:style-name="T8">也</text:span></text:p>
          </draw:text-box>
        </draw:frame>
        <draw:frame draw:style-name="gr8" draw:text-style-name="P13" draw:layer="layout" svg:width="2.212cm" svg:height="0.369cm" svg:x="1.909cm" svg:y="4.25cm">
          <draw:text-box>
            <text:p text:style-name="P10"><text:span text:style-name="T9">【</text:span><text:span text:style-name="T9">作</text:span><text:span text:style-name="T9">業</text:span><text:span text:style-name="T9">内</text:span><text:span text:style-name="T9">容</text:span><text:span text:style-name="T9">】</text:span></text:p>
          </draw:text-box>
        </draw:frame>
        <draw:frame draw:style-name="gr8" draw:text-style-name="P13" draw:layer="layout" svg:width="0.369cm" svg:height="0.433cm" svg:x="2.279cm" svg:y="4.853cm">
          <draw:text-box>
            <text:p text:style-name="P10"><text:span text:style-name="T10">C</text:span></text:p>
          </draw:text-box>
        </draw:frame>
        <draw:frame draw:style-name="gr8" draw:text-style-name="P13" draw:layer="layout" svg:width="1.107cm" svg:height="0.369cm" svg:x="2.614cm" svg:y="4.885cm">
          <draw:text-box>
            <text:p text:style-name="P10"><text:span text:style-name="T9">言</text:span><text:span text:style-name="T9">語</text:span><text:span text:style-name="T9">で</text:span></text:p>
          </draw:text-box>
        </draw:frame>
        <draw:frame draw:style-name="gr8" draw:text-style-name="P13" draw:layer="layout" svg:width="0.369cm" svg:height="0.433cm" svg:x="3.799cm" svg:y="4.853cm">
          <draw:text-box>
            <text:p text:style-name="P10"><text:span text:style-name="T10">L</text:span></text:p>
          </draw:text-box>
        </draw:frame>
        <draw:frame draw:style-name="gr8" draw:text-style-name="P13" draw:layer="layout" svg:width="0.739cm" svg:height="0.369cm" svg:x="4.078cm" svg:y="4.885cm">
          <draw:text-box>
            <text:p text:style-name="P10"><text:span text:style-name="T9">チ</text:span><text:span text:style-name="T9">カ</text:span></text:p>
          </draw:text-box>
        </draw:frame>
        <draw:frame draw:style-name="gr8" draw:text-style-name="P13" draw:layer="layout" svg:width="2.212cm" svg:height="0.369cm" svg:x="1.909cm" svg:y="5.52cm">
          <draw:text-box>
            <text:p text:style-name="P10"><text:span text:style-name="T9">【</text:span><text:span text:style-name="T9">作</text:span><text:span text:style-name="T9">業</text:span><text:span text:style-name="T9">項</text:span><text:span text:style-name="T9">目</text:span><text:span text:style-name="T9">】</text:span></text:p>
          </draw:text-box>
        </draw:frame>
        <draw:frame draw:style-name="gr8" draw:text-style-name="P13" draw:layer="layout" svg:width="0.37cm" svg:height="0.369cm" svg:x="2.544cm" svg:y="6.113cm">
          <draw:text-box>
            <text:p text:style-name="P10"><text:span text:style-name="T11"></text:span></text:p>
          </draw:text-box>
        </draw:frame>
        <draw:frame draw:style-name="gr8" draw:text-style-name="P13" draw:layer="layout" svg:width="0.369cm" svg:height="0.433cm" svg:x="3.179cm" svg:y="6.123cm">
          <draw:text-box>
            <text:p text:style-name="P10"><text:span text:style-name="T10">C</text:span></text:p>
          </draw:text-box>
        </draw:frame>
        <draw:frame draw:style-name="gr8" draw:text-style-name="P13" draw:layer="layout" svg:width="3.317cm" svg:height="0.369cm" svg:x="3.514cm" svg:y="6.155cm">
          <draw:text-box>
            <text:p text:style-name="P10"><text:span text:style-name="T9">で</text:span><text:span text:style-name="T9">プ</text:span><text:span text:style-name="T9">ロ</text:span><text:span text:style-name="T9">グ</text:span><text:span text:style-name="T9">ラ</text:span><text:span text:style-name="T9">ム</text:span><text:span text:style-name="T9">を</text:span><text:span text:style-name="T9">書</text:span><text:span text:style-name="T9">く</text:span></text:p>
          </draw:text-box>
        </draw:frame>
        <draw:frame draw:style-name="gr8" draw:text-style-name="P13" draw:layer="layout" svg:width="2.948cm" svg:height="0.369cm" svg:x="3.39cm" svg:y="6.79cm">
          <draw:text-box>
            <text:p text:style-name="P10"><text:span text:style-name="T9">ヘ</text:span><text:span text:style-name="T9">ッ</text:span><text:span text:style-name="T9">ダ</text:span><text:span text:style-name="T9">フ</text:span><text:span text:style-name="T9">ァ</text:span><text:span text:style-name="T9">イ</text:span><text:span text:style-name="T9">ル</text:span><text:span text:style-name="T9">で</text:span></text:p>
          </draw:text-box>
        </draw:frame>
        <draw:frame draw:style-name="gr8" draw:text-style-name="P13" draw:layer="layout" svg:width="1.788cm" svg:height="0.433cm" svg:x="6.428cm" svg:y="6.758cm">
          <draw:text-box>
            <text:p text:style-name="P10"><text:span text:style-name="T10">w</text:span><text:span text:style-name="T10">iri</text:span><text:span text:style-name="T10">n</text:span><text:span text:style-name="T10">g</text:span><text:span text:style-name="T10">Pi</text:span><text:span text:style-name="T10">.h</text:span></text:p>
          </draw:text-box>
        </draw:frame>
        <draw:frame draw:style-name="gr8" draw:text-style-name="P13" draw:layer="layout" svg:width="6.631cm" svg:height="0.369cm" svg:x="8.304cm" svg:y="6.79cm">
          <draw:text-box>
            <text:p text:style-name="P10"><text:span text:style-name="T9">と</text:span><text:span text:style-name="T9">い</text:span><text:span text:style-name="T9">う</text:span><text:span text:style-name="T9">も</text:span><text:span text:style-name="T9">の</text:span><text:span text:style-name="T9">が</text:span><text:span text:style-name="T9">用</text:span><text:span text:style-name="T9">意</text:span><text:span text:style-name="T9">さ</text:span><text:span text:style-name="T9">れ</text:span><text:span text:style-name="T9">て</text:span><text:span text:style-name="T9">い</text:span><text:span text:style-name="T9">る</text:span><text:span text:style-name="T9">の</text:span><text:span text:style-name="T9">で</text:span><text:span text:style-name="T9">使</text:span><text:span text:style-name="T9">う</text:span><text:span text:style-name="T9">。</text:span></text:p>
          </draw:text-box>
        </draw:frame>
        <draw:frame draw:style-name="gr8" draw:text-style-name="P13" draw:layer="layout" svg:width="3.304cm" svg:height="0.416cm" svg:x="3.39cm" svg:y="7.4cm">
          <draw:text-box>
            <text:p text:style-name="P10"><text:span text:style-name="T12">w</text:span><text:span text:style-name="T12">i</text:span><text:span text:style-name="T12">r</text:span><text:span text:style-name="T12">i</text:span><text:span text:style-name="T12">n</text:span><text:span text:style-name="T12">g</text:span><text:span text:style-name="T12">P</text:span><text:span text:style-name="T12">i</text:span><text:span text:style-name="T12">S</text:span><text:span text:style-name="T12">e</text:span><text:span text:style-name="T12">t</text:span><text:span text:style-name="T12">u</text:span><text:span text:style-name="T12">p</text:span><text:span text:style-name="T12">(</text:span><text:span text:style-name="T12">)</text:span></text:p>
          </draw:text-box>
        </draw:frame>
        <draw:frame draw:style-name="gr8" draw:text-style-name="P13" draw:layer="layout" svg:width="1.107cm" svg:height="0.369cm" svg:x="6.724cm" svg:y="7.425cm">
          <draw:text-box>
            <text:p text:style-name="P10"><text:span text:style-name="T13">を</text:span><text:span text:style-name="T13">使</text:span><text:span text:style-name="T13">い</text:span></text:p>
          </draw:text-box>
        </draw:frame>
        <draw:frame draw:style-name="gr8" draw:text-style-name="P13" draw:layer="layout" svg:width="1.103cm" svg:height="0.416cm" svg:x="7.832cm" svg:y="7.4cm">
          <draw:text-box>
            <text:p text:style-name="P10"><text:span text:style-name="T12">s</text:span><text:span text:style-name="T12">e</text:span><text:span text:style-name="T12">t</text:span><text:span text:style-name="T12">u</text:span><text:span text:style-name="T12">p</text:span></text:p>
          </draw:text-box>
        </draw:frame>
        <draw:frame draw:style-name="gr8" draw:text-style-name="P13" draw:layer="layout" svg:width="5.895cm" svg:height="0.369cm" svg:x="9.017cm" svg:y="7.425cm">
          <draw:text-box>
            <text:p text:style-name="P10"><text:span text:style-name="T13">さ</text:span><text:span text:style-name="T13">れ</text:span><text:span text:style-name="T13">て</text:span><text:span text:style-name="T13">い</text:span><text:span text:style-name="T13">る</text:span><text:span text:style-name="T13">か</text:span><text:span text:style-name="T13">を</text:span><text:span text:style-name="T13">調</text:span><text:span text:style-name="T13">べ</text:span><text:span text:style-name="T13">異</text:span><text:span text:style-name="T13">常</text:span><text:span text:style-name="T13">が</text:span><text:span text:style-name="T13">な</text:span><text:span text:style-name="T13">け</text:span><text:span text:style-name="T13">れ</text:span><text:span text:style-name="T13">ば</text:span></text:p>
          </draw:text-box>
        </draw:frame>
        <draw:frame draw:style-name="gr8" draw:text-style-name="P13" draw:layer="layout" svg:width="4.405cm" svg:height="0.416cm" svg:x="14.654cm" svg:y="7.4cm">
          <draw:text-box>
            <text:p text:style-name="P10"><text:span text:style-name="T12">p</text:span><text:span text:style-name="T12">i</text:span><text:span text:style-name="T12">n</text:span><text:span text:style-name="T12">M</text:span><text:span text:style-name="T12">o</text:span><text:span text:style-name="T12">d</text:span><text:span text:style-name="T12">e</text:span><text:span text:style-name="T12">(</text:span><text:span text:style-name="T12">L</text:span><text:span text:style-name="T12">E</text:span><text:span text:style-name="T12">D</text:span><text:span text:style-name="T12">, 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)</text:span></text:p>
          </draw:text-box>
        </draw:frame>
        <draw:frame draw:style-name="gr8" draw:text-style-name="P13" draw:layer="layout" svg:width="1.107cm" svg:height="0.369cm" svg:x="3.39cm" svg:y="8.06cm">
          <draw:text-box>
            <text:p text:style-name="P10"><text:span text:style-name="T13">を</text:span><text:span text:style-name="T13">使</text:span><text:span text:style-name="T13">い</text:span></text:p>
          </draw:text-box>
        </draw:frame>
        <draw:frame draw:style-name="gr8" draw:text-style-name="P13" draw:layer="layout" svg:width="1.103cm" svg:height="0.416cm" svg:x="4.498cm" svg:y="8.035cm">
          <draw:text-box>
            <text:p text:style-name="P10"><text:span text:style-name="T12">G</text:span><text:span text:style-name="T12">P</text:span><text:span text:style-name="T12">I</text:span><text:span text:style-name="T12">O</text:span><text:span text:style-name="T12">4</text:span></text:p>
          </draw:text-box>
        </draw:frame>
        <draw:frame draw:style-name="gr8" draw:text-style-name="P13" draw:layer="layout" svg:width="0.37cm" svg:height="0.369cm" svg:x="5.683cm" svg:y="8.06cm">
          <draw:text-box>
            <text:p text:style-name="P10"><text:span text:style-name="T13">を</text:span></text:p>
          </draw:text-box>
        </draw:frame>
        <draw:frame draw:style-name="gr8" draw:text-style-name="P13" draw:layer="layout" svg:width="1.323cm" svg:height="0.416cm" svg:x="6.078cm" svg:y="8.035cm">
          <draw:text-box>
            <text:p text:style-name="P10"><text:span text:style-name="T12">O</text:span><text:span text:style-name="T12">U</text:span><text:span text:style-name="T12">T</text:span><text:span text:style-name="T12">O</text:span><text:span text:style-name="T12">U</text:span><text:span text:style-name="T12">T</text:span></text:p>
          </draw:text-box>
        </draw:frame>
        <draw:frame draw:style-name="gr8" draw:text-style-name="P13" draw:layer="layout" svg:width="2.58cm" svg:height="0.369cm" svg:x="7.486cm" svg:y="8.06cm">
          <draw:text-box>
            <text:p text:style-name="P10"><text:span text:style-name="T13">の</text:span><text:span text:style-name="T13">設</text:span><text:span text:style-name="T13">定</text:span><text:span text:style-name="T13">に</text:span><text:span text:style-name="T13">す</text:span><text:span text:style-name="T13">る</text:span><text:span text:style-name="T13">。</text:span></text:p>
          </draw:text-box>
        </draw:frame>
        <draw:frame draw:style-name="gr8" draw:text-style-name="P13" draw:layer="layout" svg:width="1.107cm" svg:height="0.369cm" svg:x="3.39cm" svg:y="8.695cm">
          <draw:text-box>
            <text:p text:style-name="P10"><text:span text:style-name="T13">そ</text:span><text:span text:style-name="T13">の</text:span><text:span text:style-name="T13">後</text:span></text:p>
          </draw:text-box>
        </draw:frame>
        <draw:frame draw:style-name="gr8" draw:text-style-name="P13" draw:layer="layout" svg:width="5.505cm" svg:height="0.416cm" svg:x="4.516cm" svg:y="8.67cm">
          <draw:text-box>
            <text:p text:style-name="P10"><text:span text:style-name="T12">d</text:span><text:span text:style-name="T12">i</text:span><text:span text:style-name="T12">g</text:span><text:span text:style-name="T12">i</text:span><text:span text:style-name="T12">t</text:span><text:span text:style-name="T12">a</text:span><text:span text:style-name="T12">l</text:span><text:span text:style-name="T12">W</text:span><text:span text:style-name="T12">r</text:span><text:span text:style-name="T12">i</text:span><text:span text:style-name="T12">t</text:span><text:span text:style-name="T12">e</text:span><text:span text:style-name="T12">(</text:span><text:span text:style-name="T12">L</text:span><text:span text:style-name="T12">E</text:span><text:span text:style-name="T12">D</text:span><text:span text:style-name="T12">, </text:span><text:span text:style-name="T12">1 </text:span><text:span text:style-name="T12">o</text:span><text:span text:style-name="T12">r </text:span><text:span text:style-name="T12">0</text:span><text:span text:style-name="T12">)</text:span></text:p>
          </draw:text-box>
        </draw:frame>
        <draw:frame draw:style-name="gr8" draw:text-style-name="P13" draw:layer="layout" svg:width="5.895cm" svg:height="0.369cm" svg:x="10.072cm" svg:y="8.695cm">
          <draw:text-box>
            <text:p text:style-name="P10"><text:span text:style-name="T13">を</text:span><text:span text:style-name="T13">使</text:span><text:span text:style-name="T13">い</text:span><text:span text:style-name="T13">ピ</text:span><text:span text:style-name="T13">ン</text:span><text:span text:style-name="T13">の</text:span><text:span text:style-name="T13">値</text:span><text:span text:style-name="T13">を</text:span><text:span text:style-name="T13">決</text:span><text:span text:style-name="T13">め</text:span><text:span text:style-name="T13">、</text:span><text:span text:style-name="T13">出</text:span><text:span text:style-name="T13">力</text:span><text:span text:style-name="T13">す</text:span><text:span text:style-name="T13">る</text:span><text:span text:style-name="T13">。</text:span></text:p>
          </draw:text-box>
        </draw:frame>
        <draw:frame draw:style-name="gr8" draw:text-style-name="P13" draw:layer="layout" svg:width="1.543cm" svg:height="0.416cm" svg:x="3.39cm" svg:y="9.305cm">
          <draw:text-box>
            <text:p text:style-name="P10"><text:span text:style-name="T12">d</text:span><text:span text:style-name="T12">e</text:span><text:span text:style-name="T12">l</text:span><text:span text:style-name="T12">a</text:span><text:span text:style-name="T12">y</text:span><text:span text:style-name="T12">(</text:span><text:span text:style-name="T12">)</text:span></text:p>
          </draw:text-box>
        </draw:frame>
        <draw:frame draw:style-name="gr8" draw:text-style-name="P13" draw:layer="layout" svg:width="6.631cm" svg:height="0.369cm" svg:x="4.946cm" svg:y="9.33cm">
          <draw:text-box>
            <text:p text:style-name="P10"><text:span text:style-name="T13">を</text:span><text:span text:style-name="T13">使</text:span><text:span text:style-name="T13">い</text:span><text:span text:style-name="T13">一</text:span><text:span text:style-name="T13">度</text:span><text:span text:style-name="T13">ス</text:span><text:span text:style-name="T13">リ</text:span><text:span text:style-name="T13">ー</text:span><text:span text:style-name="T13">プ</text:span><text:span text:style-name="T13">さ</text:span><text:span text:style-name="T13">せ</text:span><text:span text:style-name="T13">る</text:span><text:span text:style-name="T13">。</text:span><text:span text:style-name="T13">※</text:span><text:span text:style-name="T13">（</text:span><text:span text:style-name="T13">）</text:span><text:span text:style-name="T13">内</text:span><text:span text:style-name="T13">は</text:span></text:p>
          </draw:text-box>
        </draw:frame>
        <draw:frame draw:style-name="gr8" draw:text-style-name="P13" draw:layer="layout" svg:width="0.442cm" svg:height="0.416cm" svg:x="10.739cm" svg:y="9.305cm">
          <draw:text-box>
            <text:p text:style-name="P10"><text:span text:style-name="T12">m</text:span><text:span text:style-name="T12">s</text:span></text:p>
          </draw:text-box>
        </draw:frame>
        <draw:frame draw:style-name="gr8" draw:text-style-name="P13" draw:layer="layout" svg:width="3.685cm" svg:height="0.369cm" svg:x="11.257cm" svg:y="9.33cm">
          <draw:text-box>
            <text:p text:style-name="P10"><text:span text:style-name="T13">と</text:span><text:span text:style-name="T13">な</text:span><text:span text:style-name="T13">っ</text:span><text:span text:style-name="T13">て</text:span><text:span text:style-name="T13">る</text:span><text:span text:style-name="T13">の</text:span><text:span text:style-name="T13">で</text:span><text:span text:style-name="T13">注</text:span><text:span text:style-name="T13">意</text:span><text:span text:style-name="T13">。</text:span></text:p>
          </draw:text-box>
        </draw:frame>
        <draw:frame draw:style-name="gr8" draw:text-style-name="P13" draw:layer="layout" svg:width="0.37cm" svg:height="0.369cm" svg:x="2.544cm" svg:y="9.923cm">
          <draw:text-box>
            <text:p text:style-name="P10"><text:span text:style-name="T11"></text:span></text:p>
          </draw:text-box>
        </draw:frame>
        <draw:frame draw:style-name="gr8" draw:text-style-name="P13" draw:layer="layout" svg:width="0.739cm" svg:height="0.369cm" svg:x="3.179cm" svg:y="9.965cm">
          <draw:text-box>
            <text:p text:style-name="P10"><text:span text:style-name="T9">実</text:span><text:span text:style-name="T9">行</text:span></text:p>
          </draw:text-box>
        </draw:frame>
        <draw:frame draw:style-name="gr8" draw:text-style-name="P13" draw:layer="layout" svg:width="3.685cm" svg:height="0.369cm" svg:x="3.39cm" svg:y="10.6cm">
          <draw:text-box>
            <text:p text:style-name="P10"><text:span text:style-name="T9">コ</text:span><text:span text:style-name="T9">ン</text:span><text:span text:style-name="T9">パ</text:span><text:span text:style-name="T9">イ</text:span><text:span text:style-name="T9">ル</text:span><text:span text:style-name="T9">を</text:span><text:span text:style-name="T9">行</text:span><text:span text:style-name="T9">う</text:span><text:span text:style-name="T9">際</text:span><text:span text:style-name="T9">に</text:span></text:p>
          </draw:text-box>
        </draw:frame>
        <draw:frame draw:style-name="gr8" draw:text-style-name="P13" draw:layer="layout" svg:width="0.369cm" svg:height="0.433cm" svg:x="7.094cm" svg:y="10.568cm">
          <draw:text-box>
            <text:p text:style-name="P10"><text:span text:style-name="T10">-I</text:span></text:p>
          </draw:text-box>
        </draw:frame>
        <draw:frame draw:style-name="gr8" draw:text-style-name="P13" draw:layer="layout" svg:width="4.422cm" svg:height="0.369cm" svg:x="7.412cm" svg:y="10.6cm">
          <draw:text-box>
            <text:p text:style-name="P10"><text:span text:style-name="T9">で</text:span><text:span text:style-name="T9">ヘ</text:span><text:span text:style-name="T9">ッ</text:span><text:span text:style-name="T9">ダ</text:span><text:span text:style-name="T9">フ</text:span><text:span text:style-name="T9">ァ</text:span><text:span text:style-name="T9">イ</text:span><text:span text:style-name="T9">ル</text:span><text:span text:style-name="T9">の</text:span><text:span text:style-name="T9">追</text:span><text:span text:style-name="T9">加</text:span><text:span text:style-name="T9">、</text:span></text:p>
          </draw:text-box>
        </draw:frame>
        <draw:frame draw:style-name="gr8" draw:text-style-name="P13" draw:layer="layout" svg:width="0.369cm" svg:height="0.433cm" svg:x="11.857cm" svg:y="10.568cm">
          <draw:text-box>
            <text:p text:style-name="P10"><text:span text:style-name="T10">-L</text:span></text:p>
          </draw:text-box>
        </draw:frame>
        <draw:frame draw:style-name="gr8" draw:text-style-name="P13" draw:layer="layout" svg:width="4.79cm" svg:height="0.369cm" svg:x="12.273cm" svg:y="10.6cm">
          <draw:text-box>
            <text:p text:style-name="P10"><text:span text:style-name="T9">で</text:span><text:span text:style-name="T9">ラ</text:span><text:span text:style-name="T9">イ</text:span><text:span text:style-name="T9">ブ</text:span><text:span text:style-name="T9">ラ</text:span><text:span text:style-name="T9">リ</text:span><text:span text:style-name="T9">の</text:span><text:span text:style-name="T9">追</text:span><text:span text:style-name="T9">加</text:span><text:span text:style-name="T9">を</text:span><text:span text:style-name="T9">す</text:span><text:span text:style-name="T9">る</text:span><text:span text:style-name="T9">。</text:span></text:p>
          </draw:text-box>
        </draw:frame>
        <draw:frame draw:style-name="gr8" draw:text-style-name="P13" draw:layer="layout" svg:width="4.79cm" svg:height="0.369cm" svg:x="3.39cm" svg:y="11.235cm">
          <draw:text-box>
            <text:p text:style-name="P10"><text:span text:style-name="T9">実</text:span><text:span text:style-name="T9">行</text:span><text:span text:style-name="T9">す</text:span><text:span text:style-name="T9">る</text:span><text:span text:style-name="T9">際</text:span><text:span text:style-name="T9">は</text:span><text:span text:style-name="T9">こ</text:span><text:span text:style-name="T9">の</text:span><text:span text:style-name="T9">様</text:span><text:span text:style-name="T9">に</text:span><text:span text:style-name="T9">な</text:span><text:span text:style-name="T9">る</text:span><text:span text:style-name="T9">。</text:span></text:p>
          </draw:text-box>
        </draw:frame>
        <draw:frame draw:style-name="gr8" draw:text-style-name="P13" draw:layer="layout" svg:width="11.059cm" svg:height="0.433cm" svg:x="3.39cm" svg:y="11.838cm">
          <draw:text-box>
            <text:p text:style-name="P10"><text:span text:style-name="T10">g</text:span><text:span text:style-name="T10">c</text:span><text:span text:style-name="T10">c </text:span><text:span text:style-name="T10">te</text:span><text:span text:style-name="T10">st</text:span><text:span text:style-name="T10">.c </text:span><text:span text:style-name="T10">-o </text:span><text:span text:style-name="T10">te</text:span><text:span text:style-name="T10">st </text:span><text:span text:style-name="T10">-I/</text:span><text:span text:style-name="T10">u</text:span><text:span text:style-name="T10">sr</text:span><text:span text:style-name="T10">/l</text:span><text:span text:style-name="T10">o</text:span><text:span text:style-name="T10">c</text:span><text:span text:style-name="T10">al</text:span><text:span text:style-name="T10">/i</text:span><text:span text:style-name="T10">n</text:span><text:span text:style-name="T10">cl</text:span><text:span text:style-name="T10">u</text:span><text:span text:style-name="T10">d</text:span><text:span text:style-name="T10">e </text:span><text:span text:style-name="T10">-L</text:span><text:span text:style-name="T10">/u</text:span><text:span text:style-name="T10">sr</text:span><text:span text:style-name="T10">/l</text:span><text:span text:style-name="T10">o</text:span><text:span text:style-name="T10">c</text:span><text:span text:style-name="T10">al</text:span><text:span text:style-name="T10">/li</text:span><text:span text:style-name="T10">b </text:span><text:span text:style-name="T10">-l</text:span><text:span text:style-name="T10">w</text:span><text:span text:style-name="T10">iri</text:span><text:span text:style-name="T10">n</text:span><text:span text:style-name="T10">g</text:span><text:span text:style-name="T10">Pi</text:span></text:p>
          </draw:text-box>
        </draw:frame>
        <draw:frame draw:style-name="gr8" draw:text-style-name="P13" draw:layer="layout" svg:width="1.475cm" svg:height="0.369cm" svg:x="3.39cm" svg:y="12.505cm">
          <draw:text-box>
            <text:p text:style-name="P10"><text:span text:style-name="T9">ち</text:span><text:span text:style-name="T9">な</text:span><text:span text:style-name="T9">み</text:span><text:span text:style-name="T9">に</text:span></text:p>
          </draw:text-box>
        </draw:frame>
        <draw:frame draw:style-name="gr8" draw:text-style-name="P13" draw:layer="layout" svg:width="0.369cm" svg:height="0.433cm" svg:x="4.872cm" svg:y="12.473cm">
          <draw:text-box>
            <text:p text:style-name="P10"><text:span text:style-name="T10">-o</text:span></text:p>
          </draw:text-box>
        </draw:frame>
        <draw:frame draw:style-name="gr8" draw:text-style-name="P13" draw:layer="layout" svg:width="7.368cm" svg:height="0.369cm" svg:x="5.306cm" svg:y="12.505cm">
          <draw:text-box>
            <text:p text:style-name="P10"><text:span text:style-name="T9">は</text:span><text:span text:style-name="T9">好</text:span><text:span text:style-name="T9">き</text:span><text:span text:style-name="T9">な</text:span><text:span text:style-name="T9">名</text:span><text:span text:style-name="T9">前</text:span><text:span text:style-name="T9">で</text:span><text:span text:style-name="T9">実</text:span><text:span text:style-name="T9">行</text:span><text:span text:style-name="T9">フ</text:span><text:span text:style-name="T9">ァ</text:span><text:span text:style-name="T9">イ</text:span><text:span text:style-name="T9">ル</text:span><text:span text:style-name="T9">を</text:span><text:span text:style-name="T9">作</text:span><text:span text:style-name="T9">成</text:span><text:span text:style-name="T9">で</text:span><text:span text:style-name="T9">き</text:span><text:span text:style-name="T9">る</text:span><text:span text:style-name="T9">。</text:span></text:p>
          </draw:text-box>
        </draw:frame>
        <draw:frame draw:style-name="gr8" draw:text-style-name="P13" draw:layer="layout" svg:width="7cm" svg:height="0.369cm" svg:x="3.39cm" svg:y="13.14cm">
          <draw:text-box>
            <text:p text:style-name="P10"><text:span text:style-name="T9">コ</text:span><text:span text:style-name="T9">ン</text:span><text:span text:style-name="T9">パ</text:span><text:span text:style-name="T9">イ</text:span><text:span text:style-name="T9">ル</text:span><text:span text:style-name="T9">が</text:span><text:span text:style-name="T9">終</text:span><text:span text:style-name="T9">了</text:span><text:span text:style-name="T9">し</text:span><text:span text:style-name="T9">た</text:span><text:span text:style-name="T9">ら</text:span><text:span text:style-name="T9">実</text:span><text:span text:style-name="T9">行</text:span><text:span text:style-name="T9">し</text:span><text:span text:style-name="T9">て</text:span><text:span text:style-name="T9">完</text:span><text:span text:style-name="T9">了</text:span><text:span text:style-name="T9">！</text:span><text:span text:style-name="T9">！</text:span></text:p>
          </draw:text-box>
        </draw:frame>
        <draw:frame draw:style-name="gr8" draw:text-style-name="P13" draw:layer="layout" svg:width="0.37cm" svg:height="0.369cm" svg:x="2.544cm" svg:y="13.733cm">
          <draw:text-box>
            <text:p text:style-name="P10"><text:span text:style-name="T11"></text:span></text:p>
          </draw:text-box>
        </draw:frame>
        <draw:frame draw:style-name="gr8" draw:text-style-name="P13" draw:layer="layout" svg:width="1.107cm" svg:height="0.369cm" svg:x="3.179cm" svg:y="13.775cm">
          <draw:text-box>
            <text:p text:style-name="P10"><text:span text:style-name="T9">ソ</text:span><text:span text:style-name="T9">ー</text:span><text:span text:style-name="T9">ス</text:span></text:p>
          </draw:text-box>
        </draw:frame>
        <draw:frame draw:style-name="gr8" draw:text-style-name="P13" draw:layer="layout" svg:width="4.168cm" svg:height="0.433cm" svg:x="1.909cm" svg:y="14.378cm">
          <draw:text-box>
            <text:p text:style-name="P10"><text:span text:style-name="T10">#</text:span><text:span text:style-name="T10">in</text:span><text:span text:style-name="T10">cl</text:span><text:span text:style-name="T10">u</text:span><text:span text:style-name="T10">d</text:span><text:span text:style-name="T10">e </text:span><text:span text:style-name="T10">&lt;</text:span><text:span text:style-name="T10">w</text:span><text:span text:style-name="T10">iri</text:span><text:span text:style-name="T10">n</text:span><text:span text:style-name="T10">g</text:span><text:span text:style-name="T10">Pi</text:span><text:span text:style-name="T10">.h</text:span><text:span text:style-name="T10">&gt;</text:span></text:p>
          </draw:text-box>
        </draw:frame>
        <draw:frame draw:style-name="gr8" draw:text-style-name="P13" draw:layer="layout" svg:width="3.617cm" svg:height="0.433cm" svg:x="1.909cm" svg:y="15.648cm">
          <draw:text-box>
            <text:p text:style-name="P10"><text:span text:style-name="T10">#</text:span><text:span text:style-name="T10">in</text:span><text:span text:style-name="T10">cl</text:span><text:span text:style-name="T10">u</text:span><text:span text:style-name="T10">d</text:span><text:span text:style-name="T10">e </text:span><text:span text:style-name="T10">&lt;</text:span><text:span text:style-name="T10">st</text:span><text:span text:style-name="T10">di</text:span><text:span text:style-name="T10">o.</text:span><text:span text:style-name="T10">h</text:span><text:span text:style-name="T10">&gt;</text:span></text:p>
          </draw:text-box>
        </draw:frame>
        <draw:frame draw:style-name="gr8" draw:text-style-name="P13" draw:layer="layout" svg:width="3.736cm" svg:height="0.433cm" svg:x="1.909cm" svg:y="16.283cm">
          <draw:text-box>
            <text:p text:style-name="P10"><text:span text:style-name="T10">#</text:span><text:span text:style-name="T10">in</text:span><text:span text:style-name="T10">cl</text:span><text:span text:style-name="T10">u</text:span><text:span text:style-name="T10">d</text:span><text:span text:style-name="T10">e </text:span><text:span text:style-name="T10">&lt;</text:span><text:span text:style-name="T10">st</text:span><text:span text:style-name="T10">dl</text:span><text:span text:style-name="T10">ib</text:span><text:span text:style-name="T10">.h</text:span><text:span text:style-name="T10">&gt;</text:span></text:p>
          </draw:text-box>
        </draw:frame>
        <draw:frame draw:style-name="gr8" draw:text-style-name="P13" draw:layer="layout" svg:width="11.148cm" svg:height="0.433cm" svg:x="1.909cm" svg:y="17.553cm">
          <draw:text-box>
            <text:p text:style-name="P10"><text:span text:style-name="T10">#</text:span><text:span text:style-name="T10">d</text:span><text:span text:style-name="T10">e</text:span><text:span text:style-name="T10">fi</text:span><text:span text:style-name="T10">n</text:span><text:span text:style-name="T10">e </text:span><text:span text:style-name="T10">L</text:span><text:span text:style-name="T10">E</text:span><text:span text:style-name="T10">D </text:span><text:span text:style-name="T10">7 </text:span><text:span text:style-name="T10">// </text:span><text:span text:style-name="T10">G</text:span><text:span text:style-name="T10">PI</text:span><text:span text:style-name="T10">O</text:span><text:span text:style-name="T10">4 <text:s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/text:p>
          </draw:text-box>
        </draw:frame>
        <draw:frame draw:style-name="gr8" draw:text-style-name="P13" draw:layer="layout" svg:width="1.805cm" svg:height="0.433cm" svg:x="1.909cm" svg:y="18.823cm">
          <draw:text-box>
            <text:p text:style-name="P10"><text:span text:style-name="T10">in</text:span><text:span text:style-name="T10">t </text:span><text:span text:style-name="T10">m</text:span><text:span text:style-name="T10">ai</text:span><text:span text:style-name="T10">n(</text:span><text:span text:style-name="T10">)</text:span></text:p>
          </draw:text-box>
        </draw:frame>
        <draw:frame draw:style-name="gr8" draw:text-style-name="P13" draw:layer="layout" svg:width="0.369cm" svg:height="0.433cm" svg:x="1.909cm" svg:y="19.458cm">
          <draw:text-box>
            <text:p text:style-name="P10"><text:span text:style-name="T10">{</text:span></text:p>
          </draw:text-box>
        </draw:frame>
        <draw:frame draw:style-name="gr8" draw:text-style-name="P13" draw:layer="layout" svg:width="0.375cm" svg:height="0.369cm" svg:x="1.909cm" svg:y="20.125cm">
          <draw:text-box>
            <text:p text:style-name="P10"><text:span text:style-name="T9"><text:s text:c="2"/></text:span></text:p>
          </draw:text-box>
        </draw:frame>
        <draw:frame draw:style-name="gr8" draw:text-style-name="P13" draw:layer="layout" svg:width="0.823cm" svg:height="0.433cm" svg:x="2.279cm" svg:y="20.093cm">
          <draw:text-box>
            <text:p text:style-name="P10"><text:span text:style-name="T10">in</text:span><text:span text:style-name="T10">t </text:span><text:span text:style-name="T10">i;</text:span></text:p>
          </draw:text-box>
        </draw:frame>
        <draw:frame draw:style-name="gr8" draw:text-style-name="P13" draw:layer="layout" svg:width="0.375cm" svg:height="0.369cm" svg:x="1.909cm" svg:y="21.395cm">
          <draw:text-box>
            <text:p text:style-name="P10"><text:span text:style-name="T9"><text:s text:c="2"/></text:span></text:p>
          </draw:text-box>
        </draw:frame>
        <draw:frame draw:style-name="gr8" draw:text-style-name="P13" draw:layer="layout" svg:width="4.654cm" svg:height="0.433cm" svg:x="2.279cm" svg:y="21.363cm">
          <draw:text-box>
            <text:p text:style-name="P10"><text:span text:style-name="T10">if </text:span><text:span text:style-name="T10">(</text:span><text:span text:style-name="T10">w</text:span><text:span text:style-name="T10">iri</text:span><text:span text:style-name="T10">n</text:span><text:span text:style-name="T10">g</text:span><text:span text:style-name="T10">Pi</text:span><text:span text:style-name="T10">S</text:span><text:span text:style-name="T10">et</text:span><text:span text:style-name="T10">u</text:span><text:span text:style-name="T10">p(</text:span><text:span text:style-name="T10">) </text:span><text:span text:style-name="T10">=</text:span><text:span text:style-name="T10">= </text:span><text:span text:style-name="T10">-1</text:span><text:span text:style-name="T10">)</text:span></text:p>
          </draw:text-box>
        </draw:frame>
        <draw:frame draw:style-name="gr8" draw:text-style-name="P13" draw:layer="layout" svg:width="0.747cm" svg:height="0.369cm" svg:x="1.909cm" svg:y="22.03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1.327cm" svg:height="0.433cm" svg:x="2.649cm" svg:y="21.998cm">
          <draw:text-box>
            <text:p text:style-name="P10"><text:span text:style-name="T10">e</text:span><text:span text:style-name="T10">xi</text:span><text:span text:style-name="T10">t(</text:span><text:span text:style-name="T10">1)</text:span><text:span text:style-name="T10">;</text:span></text:p>
          </draw:text-box>
        </draw:frame>
        <draw:frame draw:style-name="gr8" draw:text-style-name="P13" draw:layer="layout" svg:width="0.375cm" svg:height="0.369cm" svg:x="1.909cm" svg:y="23.3cm">
          <draw:text-box>
            <text:p text:style-name="P10"><text:span text:style-name="T9"><text:s text:c="2"/></text:span></text:p>
          </draw:text-box>
        </draw:frame>
        <draw:frame draw:style-name="gr8" draw:text-style-name="P13" draw:layer="layout" svg:width="4.439cm" svg:height="0.433cm" svg:x="2.279cm" svg:y="23.268cm">
          <draw:text-box>
            <text:p text:style-name="P10"><text:span text:style-name="T10">pi</text:span><text:span text:style-name="T10">n</text:span><text:span text:style-name="T10">M</text:span><text:span text:style-name="T10">o</text:span><text:span text:style-name="T10">d</text:span><text:span text:style-name="T10">e(</text:span><text:span text:style-name="T10">L</text:span><text:span text:style-name="T10">E</text:span><text:span text:style-name="T10">D</text:span><text:span text:style-name="T10">, </text:span><text:span text:style-name="T10">O</text:span><text:span text:style-name="T10">U</text:span><text:span text:style-name="T10">T</text:span><text:span text:style-name="T10">P</text:span><text:span text:style-name="T10">U</text:span><text:span text:style-name="T10">T)</text:span><text:span text:style-name="T10">;</text:span></text:p>
          </draw:text-box>
        </draw:frame>
        <draw:frame draw:style-name="gr8" draw:text-style-name="P13" draw:layer="layout" svg:width="0.375cm" svg:height="0.369cm" svg:x="1.909cm" svg:y="24.57cm">
          <draw:text-box>
            <text:p text:style-name="P10"><text:span text:style-name="T9"><text:s text:c="2"/></text:span></text:p>
          </draw:text-box>
        </draw:frame>
        <draw:frame draw:style-name="gr8" draw:text-style-name="P13" draw:layer="layout" svg:width="3.99cm" svg:height="0.433cm" svg:x="2.279cm" svg:y="24.538cm">
          <draw:text-box>
            <text:p text:style-name="P10"><text:span text:style-name="T10">fo</text:span><text:span text:style-name="T10">r </text:span><text:span text:style-name="T10">(i</text:span><text:span text:style-name="T10">=</text:span><text:span text:style-name="T10">0; </text:span><text:span text:style-name="T10">i</text:span><text:span text:style-name="T10">&lt;</text:span><text:span text:style-name="T10">1</text:span><text:span text:style-name="T10">0; </text:span><text:span text:style-name="T10">i</text:span><text:span text:style-name="T10">+</text:span><text:span text:style-name="T10">+</text:span><text:span text:style-name="T10">) </text:span><text:span text:style-name="T10">{</text:span></text:p>
          </draw:text-box>
        </draw:frame>
        <draw:frame draw:style-name="gr8" draw:text-style-name="P13" draw:layer="layout" svg:width="0.747cm" svg:height="0.369cm" svg:x="1.909cm" svg:y="25.205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3.715cm" svg:height="0.433cm" svg:x="2.649cm" svg:y="25.173cm">
          <draw:text-box>
            <text:p text:style-name="P10"><text:span text:style-name="T10">di</text:span><text:span text:style-name="T10">gi</text:span><text:span text:style-name="T10">ta</text:span><text:span text:style-name="T10">l</text:span><text:span text:style-name="T10">W</text:span><text:span text:style-name="T10">ri</text:span><text:span text:style-name="T10">te</text:span><text:span text:style-name="T10">(L</text:span><text:span text:style-name="T10">E</text:span><text:span text:style-name="T10">D</text:span><text:span text:style-name="T10">, </text:span><text:span text:style-name="T10">1)</text:span><text:span text:style-name="T10">;</text:span></text:p>
          </draw:text-box>
        </draw:frame>
        <draw:frame draw:style-name="gr8" draw:text-style-name="P13" draw:layer="layout" svg:width="0.747cm" svg:height="0.369cm" svg:x="1.909cm" svg:y="25.84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2.114cm" svg:height="0.433cm" svg:x="2.649cm" svg:y="25.808cm">
          <draw:text-box>
            <text:p text:style-name="P10"><text:span text:style-name="T10">d</text:span><text:span text:style-name="T10">el</text:span><text:span text:style-name="T10">a</text:span><text:span text:style-name="T10">y(</text:span><text:span text:style-name="T10">5</text:span><text:span text:style-name="T10">0</text:span><text:span text:style-name="T10">0)</text:span><text:span text:style-name="T10">;</text:span></text:p>
          </draw:text-box>
        </draw:frame>
        <draw:frame draw:style-name="gr8" draw:text-style-name="P13" draw:layer="layout" svg:width="0.747cm" svg:height="0.369cm" svg:x="1.909cm" svg:y="26.475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3.715cm" svg:height="0.433cm" svg:x="2.649cm" svg:y="26.443cm">
          <draw:text-box>
            <text:p text:style-name="P10"><text:span text:style-name="T10">di</text:span><text:span text:style-name="T10">gi</text:span><text:span text:style-name="T10">ta</text:span><text:span text:style-name="T10">l</text:span><text:span text:style-name="T10">W</text:span><text:span text:style-name="T10">ri</text:span><text:span text:style-name="T10">te</text:span><text:span text:style-name="T10">(L</text:span><text:span text:style-name="T10">E</text:span><text:span text:style-name="T10">D</text:span><text:span text:style-name="T10">, </text:span><text:span text:style-name="T10">0)</text:span><text:span text:style-name="T10">;</text:span></text:p>
          </draw:text-box>
        </draw:frame>
        <draw:frame draw:style-name="gr8" draw:text-style-name="P13" draw:layer="layout" svg:width="0.369cm" svg:height="0.433cm" svg:x="10.386cm" svg:y="27.088cm">
          <draw:text-box>
            <text:p text:style-name="P10"><text:span text:style-name="T10">1</text:span></text:p>
          </draw:text-box>
        </draw:frame>
      </draw:page>
      <draw:page draw:name="page4" draw:style-name="dp1" draw:master-page-name="master-page3">
        <draw:polygon draw:style-name="gr5" draw:text-style-name="P9" draw:layer="layout" svg:width="18.591cm" svg:height="28.533cm" svg:x="1.82cm" svg:y="0.74cm" svg:viewBox="0 0 18592 28534" draw:points="9297,28534 0,28534 0,0 18592,0 18592,28534">
          <text:p/>
        </draw:polygon>
        <draw:frame draw:style-name="gr6" draw:text-style-name="P11" draw:layer="layout" svg:width="5.082cm" svg:height="0.848cm" svg:x="3.694cm" svg:y="1.544cm">
          <draw:text-box>
            <text:p text:style-name="P10"><text:span text:style-name="T5">作</text:span><text:span text:style-name="T5">業</text:span><text:span text:style-name="T5">報</text:span><text:span text:style-name="T5">告</text:span><text:span text:style-name="T5">書</text:span><text:span text:style-name="T5">（</text:span></text:p>
          </draw:text-box>
        </draw:frame>
        <draw:frame draw:style-name="gr6" draw:text-style-name="P11" draw:layer="layout" svg:width="2.153cm" svg:height="0.987cm" svg:x="8.774cm" svg:y="1.504cm">
          <draw:text-box>
            <text:p text:style-name="P10"><text:span text:style-name="T6">2</text:span><text:span text:style-name="T6">0</text:span><text:span text:style-name="T6">1</text:span><text:span text:style-name="T6">9</text:span></text:p>
          </draw:text-box>
        </draw:frame>
        <draw:frame draw:style-name="gr6" draw:text-style-name="P11" draw:layer="layout" svg:width="0.849cm" svg:height="0.848cm" svg:x="11.098cm" svg:y="1.544cm">
          <draw:text-box>
            <text:p text:style-name="P10"><text:span text:style-name="T5">年</text:span></text:p>
          </draw:text-box>
        </draw:frame>
        <draw:frame draw:style-name="gr6" draw:text-style-name="P11" draw:layer="layout" svg:width="1.077cm" svg:height="0.987cm" svg:x="12.114cm" svg:y="1.504cm">
          <draw:text-box>
            <text:p text:style-name="P10"><text:span text:style-name="T6">1</text:span><text:span text:style-name="T6">0</text:span></text:p>
          </draw:text-box>
        </draw:frame>
        <draw:frame draw:style-name="gr6" draw:text-style-name="P11" draw:layer="layout" svg:width="0.849cm" svg:height="0.848cm" svg:x="13.36cm" svg:y="1.544cm">
          <draw:text-box>
            <text:p text:style-name="P10"><text:span text:style-name="T5">月</text:span></text:p>
          </draw:text-box>
        </draw:frame>
        <draw:frame draw:style-name="gr6" draw:text-style-name="P11" draw:layer="layout" svg:width="1.077cm" svg:height="0.987cm" svg:x="14.376cm" svg:y="1.504cm">
          <draw:text-box>
            <text:p text:style-name="P10"><text:span text:style-name="T6">1</text:span><text:span text:style-name="T6">6</text:span></text:p>
          </draw:text-box>
        </draw:frame>
        <draw:frame draw:style-name="gr6" draw:text-style-name="P11" draw:layer="layout" svg:width="1.695cm" svg:height="0.848cm" svg:x="15.625cm" svg:y="1.544cm">
          <draw:text-box>
            <text:p text:style-name="P10"><text:span text:style-name="T5">日</text:span><text:span text:style-name="T5">）</text:span></text:p>
          </draw:text-box>
        </draw:frame>
        <draw:frame draw:style-name="gr7" draw:text-style-name="P12" draw:layer="layout" svg:width="1.865cm" svg:height="0.581cm" svg:x="15.014cm" svg:y="2.586cm">
          <draw:text-box>
            <text:p text:style-name="P10"><text:span text:style-name="T7">j</text:span><text:span text:style-name="T7">1</text:span><text:span text:style-name="T7">6</text:span><text:span text:style-name="T7">4</text:span><text:span text:style-name="T7">3</text:span><text:span text:style-name="T7">4 </text:span></text:p>
          </draw:text-box>
        </draw:frame>
        <draw:frame draw:style-name="gr7" draw:text-style-name="P12" draw:layer="layout" svg:width="2.233cm" svg:height="0.496cm" svg:x="16.88cm" svg:y="2.61cm">
          <draw:text-box>
            <text:p text:style-name="P10"><text:span text:style-name="T8">福</text:span><text:span text:style-name="T8">原</text:span><text:span text:style-name="T8"> </text:span><text:span text:style-name="T8">誠</text:span><text:span text:style-name="T8">也</text:span></text:p>
          </draw:text-box>
        </draw:frame>
        <draw:frame draw:style-name="gr8" draw:text-style-name="P13" draw:layer="layout" svg:width="0.747cm" svg:height="0.369cm" svg:x="1.909cm" svg:y="3.615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2.114cm" svg:height="0.433cm" svg:x="2.649cm" svg:y="3.583cm">
          <draw:text-box>
            <text:p text:style-name="P10"><text:span text:style-name="T10">d</text:span><text:span text:style-name="T10">el</text:span><text:span text:style-name="T10">a</text:span><text:span text:style-name="T10">y(</text:span><text:span text:style-name="T10">5</text:span><text:span text:style-name="T10">0</text:span><text:span text:style-name="T10">0)</text:span><text:span text:style-name="T10">;</text:span></text:p>
          </draw:text-box>
        </draw:frame>
        <draw:frame draw:style-name="gr8" draw:text-style-name="P13" draw:layer="layout" svg:width="0.375cm" svg:height="0.369cm" svg:x="1.909cm" svg:y="4.25cm">
          <draw:text-box>
            <text:p text:style-name="P10"><text:span text:style-name="T9"><text:s text:c="2"/></text:span></text:p>
          </draw:text-box>
        </draw:frame>
        <draw:frame draw:style-name="gr8" draw:text-style-name="P13" draw:layer="layout" svg:width="0.369cm" svg:height="0.433cm" svg:x="2.279cm" svg:y="4.218cm">
          <draw:text-box>
            <text:p text:style-name="P10"><text:span text:style-name="T10">}</text:span></text:p>
          </draw:text-box>
        </draw:frame>
        <draw:frame draw:style-name="gr8" draw:text-style-name="P13" draw:layer="layout" svg:width="0.375cm" svg:height="0.369cm" svg:x="1.909cm" svg:y="5.52cm">
          <draw:text-box>
            <text:p text:style-name="P10"><text:span text:style-name="T9"><text:s text:c="2"/></text:span></text:p>
          </draw:text-box>
        </draw:frame>
        <draw:frame draw:style-name="gr8" draw:text-style-name="P13" draw:layer="layout" svg:width="1.602cm" svg:height="0.433cm" svg:x="2.279cm" svg:y="5.488cm">
          <draw:text-box>
            <text:p text:style-name="P10"><text:span text:style-name="T10">re</text:span><text:span text:style-name="T10">tu</text:span><text:span text:style-name="T10">rn </text:span><text:span text:style-name="T10">0;</text:span></text:p>
          </draw:text-box>
        </draw:frame>
        <draw:frame draw:style-name="gr8" draw:text-style-name="P13" draw:layer="layout" svg:width="0.369cm" svg:height="0.433cm" svg:x="1.909cm" svg:y="6.123cm">
          <draw:text-box>
            <text:p text:style-name="P10"><text:span text:style-name="T10">}</text:span></text:p>
          </draw:text-box>
        </draw:frame>
        <draw:frame draw:style-name="gr8" draw:text-style-name="P13" draw:layer="layout" svg:width="2.212cm" svg:height="0.369cm" svg:x="1.909cm" svg:y="7.922cm">
          <draw:text-box>
            <text:p text:style-name="P10"><text:span text:style-name="T9">【</text:span><text:span text:style-name="T9">作</text:span><text:span text:style-name="T9">業</text:span><text:span text:style-name="T9">時</text:span><text:span text:style-name="T9">間</text:span><text:span text:style-name="T9">】</text:span></text:p>
          </draw:text-box>
        </draw:frame>
        <draw:frame draw:style-name="gr8" draw:text-style-name="P13" draw:layer="layout" svg:width="2.212cm" svg:height="0.369cm" svg:x="2.279cm" svg:y="8.557cm">
          <draw:text-box>
            <text:p text:style-name="P10"><text:span text:style-name="T9">・</text:span><text:span text:style-name="T9">作</text:span><text:span text:style-name="T9">業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468cm" svg:height="0.433cm" svg:x="4.501cm" svg:y="8.529cm">
          <draw:text-box>
            <text:p text:style-name="P10"><text:span text:style-name="T10">2</text:span><text:span text:style-name="T10">0</text:span></text:p>
          </draw:text-box>
        </draw:frame>
        <draw:frame draw:style-name="gr8" draw:text-style-name="P13" draw:layer="layout" svg:width="0.37cm" svg:height="0.369cm" svg:x="5.048cm" svg:y="8.557cm">
          <draw:text-box>
            <text:p text:style-name="P10"><text:span text:style-name="T9">分</text:span></text:p>
          </draw:text-box>
        </draw:frame>
        <draw:frame draw:style-name="gr8" draw:text-style-name="P13" draw:layer="layout" svg:width="3.317cm" svg:height="0.369cm" svg:x="2.279cm" svg:y="9.192cm">
          <draw:text-box>
            <text:p text:style-name="P10"><text:span text:style-name="T9">・</text:span><text:span text:style-name="T9">報</text:span><text:span text:style-name="T9">告</text:span><text:span text:style-name="T9">書</text:span><text:span text:style-name="T9">作</text:span><text:span text:style-name="T9">成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468cm" svg:height="0.433cm" svg:x="5.613cm" svg:y="9.164cm">
          <draw:text-box>
            <text:p text:style-name="P10"><text:span text:style-name="T10">3</text:span><text:span text:style-name="T10">0</text:span></text:p>
          </draw:text-box>
        </draw:frame>
        <draw:frame draw:style-name="gr8" draw:text-style-name="P13" draw:layer="layout" svg:width="0.37cm" svg:height="0.369cm" svg:x="6.16cm" svg:y="9.192cm">
          <draw:text-box>
            <text:p text:style-name="P10"><text:span text:style-name="T9">分</text:span></text:p>
          </draw:text-box>
        </draw:frame>
        <draw:frame draw:style-name="gr8" draw:text-style-name="P13" draw:layer="layout" svg:width="0.369cm" svg:height="0.433cm" svg:x="10.386cm" svg:y="27.088cm">
          <draw:text-box>
            <text:p text:style-name="P10"><text:span text:style-name="T10">2</text:span></text:p>
          </draw:text-box>
        </draw:frame>
      </draw:page>
      <draw:page draw:name="page5" draw:style-name="dp1" draw:master-page-name="master-page3">
        <draw:polygon draw:style-name="gr5" draw:text-style-name="P9" draw:layer="layout" svg:width="18.591cm" svg:height="28.66cm" svg:x="1.82cm" svg:y="0.74cm" svg:viewBox="0 0 18592 28661" draw:points="9297,28661 0,28661 0,0 18592,0 18592,28661">
          <text:p/>
        </draw:polygon>
        <draw:frame draw:style-name="gr6" draw:text-style-name="P11" draw:layer="layout" svg:width="5.082cm" svg:height="0.848cm" svg:x="3.694cm" svg:y="1.544cm">
          <draw:text-box>
            <text:p text:style-name="P10"><text:span text:style-name="T5">作</text:span><text:span text:style-name="T5">業</text:span><text:span text:style-name="T5">報</text:span><text:span text:style-name="T5">告</text:span><text:span text:style-name="T5">書</text:span><text:span text:style-name="T5">（</text:span></text:p>
          </draw:text-box>
        </draw:frame>
        <draw:frame draw:style-name="gr6" draw:text-style-name="P11" draw:layer="layout" svg:width="2.153cm" svg:height="0.987cm" svg:x="8.774cm" svg:y="1.504cm">
          <draw:text-box>
            <text:p text:style-name="P10"><text:span text:style-name="T6">2</text:span><text:span text:style-name="T6">0</text:span><text:span text:style-name="T6">1</text:span><text:span text:style-name="T6">9</text:span></text:p>
          </draw:text-box>
        </draw:frame>
        <draw:frame draw:style-name="gr6" draw:text-style-name="P11" draw:layer="layout" svg:width="0.849cm" svg:height="0.848cm" svg:x="11.098cm" svg:y="1.544cm">
          <draw:text-box>
            <text:p text:style-name="P10"><text:span text:style-name="T5">年</text:span></text:p>
          </draw:text-box>
        </draw:frame>
        <draw:frame draw:style-name="gr6" draw:text-style-name="P11" draw:layer="layout" svg:width="1.077cm" svg:height="0.987cm" svg:x="12.114cm" svg:y="1.504cm">
          <draw:text-box>
            <text:p text:style-name="P10"><text:span text:style-name="T6">1</text:span><text:span text:style-name="T6">0</text:span></text:p>
          </draw:text-box>
        </draw:frame>
        <draw:frame draw:style-name="gr6" draw:text-style-name="P11" draw:layer="layout" svg:width="0.849cm" svg:height="0.848cm" svg:x="13.36cm" svg:y="1.544cm">
          <draw:text-box>
            <text:p text:style-name="P10"><text:span text:style-name="T5">月</text:span></text:p>
          </draw:text-box>
        </draw:frame>
        <draw:frame draw:style-name="gr6" draw:text-style-name="P11" draw:layer="layout" svg:width="1.077cm" svg:height="0.987cm" svg:x="14.376cm" svg:y="1.504cm">
          <draw:text-box>
            <text:p text:style-name="P10"><text:span text:style-name="T6">2</text:span><text:span text:style-name="T6">1</text:span></text:p>
          </draw:text-box>
        </draw:frame>
        <draw:frame draw:style-name="gr6" draw:text-style-name="P11" draw:layer="layout" svg:width="1.695cm" svg:height="0.848cm" svg:x="15.625cm" svg:y="1.544cm">
          <draw:text-box>
            <text:p text:style-name="P10"><text:span text:style-name="T5">日</text:span><text:span text:style-name="T5">）</text:span></text:p>
          </draw:text-box>
        </draw:frame>
        <draw:frame draw:style-name="gr7" draw:text-style-name="P12" draw:layer="layout" svg:width="1.865cm" svg:height="0.581cm" svg:x="15.014cm" svg:y="2.586cm">
          <draw:text-box>
            <text:p text:style-name="P10"><text:span text:style-name="T7">j</text:span><text:span text:style-name="T7">1</text:span><text:span text:style-name="T7">6</text:span><text:span text:style-name="T7">4</text:span><text:span text:style-name="T7">3</text:span><text:span text:style-name="T7">4 </text:span></text:p>
          </draw:text-box>
        </draw:frame>
        <draw:frame draw:style-name="gr7" draw:text-style-name="P12" draw:layer="layout" svg:width="2.233cm" svg:height="0.496cm" svg:x="16.88cm" svg:y="2.61cm">
          <draw:text-box>
            <text:p text:style-name="P10"><text:span text:style-name="T8">福</text:span><text:span text:style-name="T8">原</text:span><text:span text:style-name="T8"> </text:span><text:span text:style-name="T8">誠</text:span><text:span text:style-name="T8">也</text:span></text:p>
          </draw:text-box>
        </draw:frame>
        <draw:frame draw:style-name="gr8" draw:text-style-name="P13" draw:layer="layout" svg:width="2.212cm" svg:height="0.369cm" svg:x="1.909cm" svg:y="4.25cm">
          <draw:text-box>
            <text:p text:style-name="P10"><text:span text:style-name="T9">【</text:span><text:span text:style-name="T9">作</text:span><text:span text:style-name="T9">業</text:span><text:span text:style-name="T9">内</text:span><text:span text:style-name="T9">容</text:span><text:span text:style-name="T9">】</text:span></text:p>
          </draw:text-box>
        </draw:frame>
        <draw:frame draw:style-name="gr8" draw:text-style-name="P13" draw:layer="layout" svg:width="0.37cm" svg:height="0.369cm" svg:x="2.914cm" svg:y="4.843cm">
          <draw:text-box>
            <text:p text:style-name="P10"><text:span text:style-name="T11"></text:span></text:p>
          </draw:text-box>
        </draw:frame>
        <draw:frame draw:style-name="gr8" draw:text-style-name="P13" draw:layer="layout" svg:width="7cm" svg:height="0.369cm" svg:x="3.549cm" svg:y="4.885cm">
          <draw:text-box>
            <text:p text:style-name="P10"><text:span text:style-name="T9">プ</text:span><text:span text:style-name="T9">ル</text:span><text:span text:style-name="T9">ア</text:span><text:span text:style-name="T9">ッ</text:span><text:span text:style-name="T9">プ</text:span><text:span text:style-name="T9">、</text:span><text:span text:style-name="T9">プ</text:span><text:span text:style-name="T9">ル</text:span><text:span text:style-name="T9">ダ</text:span><text:span text:style-name="T9">ウ</text:span><text:span text:style-name="T9">ン</text:span><text:span text:style-name="T9">に</text:span><text:span text:style-name="T9">つ</text:span><text:span text:style-name="T9">い</text:span><text:span text:style-name="T9">て</text:span><text:span text:style-name="T9">調</text:span><text:span text:style-name="T9">べ</text:span><text:span text:style-name="T9">る</text:span><text:span text:style-name="T9">。</text:span></text:p>
          </draw:text-box>
        </draw:frame>
        <draw:frame draw:style-name="gr8" draw:text-style-name="P13" draw:layer="layout" svg:width="0.37cm" svg:height="0.369cm" svg:x="2.914cm" svg:y="5.478cm">
          <draw:text-box>
            <text:p text:style-name="P10"><text:span text:style-name="T11"></text:span></text:p>
          </draw:text-box>
        </draw:frame>
        <draw:frame draw:style-name="gr8" draw:text-style-name="P13" draw:layer="layout" svg:width="0.599cm" svg:height="0.433cm" svg:x="3.549cm" svg:y="5.488cm">
          <draw:text-box>
            <text:p text:style-name="P10"><text:span text:style-name="T10">S</text:span><text:span text:style-name="T10">W</text:span></text:p>
          </draw:text-box>
        </draw:frame>
        <draw:frame draw:style-name="gr8" draw:text-style-name="P13" draw:layer="layout" svg:width="2.212cm" svg:height="0.369cm" svg:x="4.226cm" svg:y="5.52cm">
          <draw:text-box>
            <text:p text:style-name="P10"><text:span text:style-name="T9">が</text:span><text:span text:style-name="T9">押</text:span><text:span text:style-name="T9">さ</text:span><text:span text:style-name="T9">れ</text:span><text:span text:style-name="T9">た</text:span><text:span text:style-name="T9">ら</text:span></text:p>
          </draw:text-box>
        </draw:frame>
        <draw:frame draw:style-name="gr8" draw:text-style-name="P13" draw:layer="layout" svg:width="0.722cm" svg:height="0.433cm" svg:x="6.523cm" svg:y="5.488cm">
          <draw:text-box>
            <text:p text:style-name="P10"><text:span text:style-name="T10">L</text:span><text:span text:style-name="T10">E</text:span><text:span text:style-name="T10">D</text:span></text:p>
          </draw:text-box>
        </draw:frame>
        <draw:frame draw:style-name="gr8" draw:text-style-name="P13" draw:layer="layout" svg:width="5.158cm" svg:height="0.369cm" svg:x="7.32cm" svg:y="5.52cm">
          <draw:text-box>
            <text:p text:style-name="P10"><text:span text:style-name="T9">が</text:span><text:span text:style-name="T9">光</text:span><text:span text:style-name="T9">る</text:span><text:span text:style-name="T9">プ</text:span><text:span text:style-name="T9">ロ</text:span><text:span text:style-name="T9">グ</text:span><text:span text:style-name="T9">ラ</text:span><text:span text:style-name="T9">ム</text:span><text:span text:style-name="T9">を</text:span><text:span text:style-name="T9">作</text:span><text:span text:style-name="T9">成</text:span><text:span text:style-name="T9">す</text:span><text:span text:style-name="T9">る</text:span><text:span text:style-name="T9">。</text:span></text:p>
          </draw:text-box>
        </draw:frame>
        <draw:frame draw:style-name="gr8" draw:text-style-name="P13" draw:layer="layout" svg:width="2.212cm" svg:height="0.369cm" svg:x="1.909cm" svg:y="6.155cm">
          <draw:text-box>
            <text:p text:style-name="P10"><text:span text:style-name="T9">【</text:span><text:span text:style-name="T9">作</text:span><text:span text:style-name="T9">業</text:span><text:span text:style-name="T9">項</text:span><text:span text:style-name="T9">目</text:span><text:span text:style-name="T9">】</text:span></text:p>
          </draw:text-box>
        </draw:frame>
        <draw:frame draw:style-name="gr8" draw:text-style-name="P13" draw:layer="layout" svg:width="0.37cm" svg:height="0.369cm" svg:x="2.544cm" svg:y="6.748cm">
          <draw:text-box>
            <text:p text:style-name="P10"><text:span text:style-name="T11"></text:span></text:p>
          </draw:text-box>
        </draw:frame>
        <draw:frame draw:style-name="gr8" draw:text-style-name="P13" draw:layer="layout" svg:width="3.317cm" svg:height="0.369cm" svg:x="3.179cm" svg:y="6.79cm">
          <draw:text-box>
            <text:p text:style-name="P10"><text:span text:style-name="T9">プ</text:span><text:span text:style-name="T9">ル</text:span><text:span text:style-name="T9">ア</text:span><text:span text:style-name="T9">ッ</text:span><text:span text:style-name="T9">プ</text:span><text:span text:style-name="T9">に</text:span><text:span text:style-name="T9">つ</text:span><text:span text:style-name="T9">い</text:span><text:span text:style-name="T9">て</text:span></text:p>
          </draw:text-box>
        </draw:frame>
        <draw:frame draw:style-name="gr8" draw:text-style-name="P13" draw:layer="layout" svg:width="5.527cm" svg:height="0.369cm" svg:x="3.39cm" svg:y="7.425cm">
          <draw:text-box>
            <text:p text:style-name="P10"><text:span text:style-name="T9">「</text:span><text:span text:style-name="T9">何</text:span><text:span text:style-name="T9">も</text:span><text:span text:style-name="T9">入</text:span><text:span text:style-name="T9">力</text:span><text:span text:style-name="T9">が</text:span><text:span text:style-name="T9">な</text:span><text:span text:style-name="T9">い</text:span><text:span text:style-name="T9">と</text:span><text:span text:style-name="T9">き</text:span><text:span text:style-name="T9">、</text:span><text:span text:style-name="T9">ア</text:span><text:span text:style-name="T9">ッ</text:span><text:span text:style-name="T9">プ</text:span><text:span text:style-name="T9">（</text:span></text:p>
          </draw:text-box>
        </draw:frame>
        <draw:frame draw:style-name="gr8" draw:text-style-name="P13" draw:layer="layout" svg:width="0.565cm" svg:height="0.433cm" svg:x="8.946cm" svg:y="7.393cm">
          <draw:text-box>
            <text:p text:style-name="P10"><text:span text:style-name="T10">O</text:span><text:span text:style-name="T10">N</text:span></text:p>
          </draw:text-box>
        </draw:frame>
        <draw:frame draw:style-name="gr8" draw:text-style-name="P13" draw:layer="layout" svg:width="4.422cm" svg:height="0.369cm" svg:x="9.518cm" svg:y="7.425cm">
          <draw:text-box>
            <text:p text:style-name="P10"><text:span text:style-name="T9">）</text:span><text:span text:style-name="T9">状</text:span><text:span text:style-name="T9">態</text:span><text:span text:style-name="T9">」</text:span><text:span text:style-name="T9">に</text:span><text:span text:style-name="T9">す</text:span><text:span text:style-name="T9">る</text:span><text:span text:style-name="T9">プ</text:span><text:span text:style-name="T9">ル</text:span><text:span text:style-name="T9">ア</text:span><text:span text:style-name="T9">ッ</text:span><text:span text:style-name="T9">プ</text:span></text:p>
          </draw:text-box>
        </draw:frame>
        <draw:frame draw:style-name="gr8" draw:text-style-name="P13" draw:layer="layout" svg:width="1.844cm" svg:height="0.369cm" svg:x="3.39cm" svg:y="8.06cm">
          <draw:text-box>
            <text:p text:style-name="P10"><text:span text:style-name="T9">ス</text:span><text:span text:style-name="T9">イ</text:span><text:span text:style-name="T9">ッ</text:span><text:span text:style-name="T9">チ</text:span><text:span text:style-name="T9">が</text:span></text:p>
          </draw:text-box>
        </draw:frame>
        <draw:frame draw:style-name="gr8" draw:text-style-name="P13" draw:layer="layout" svg:width="0.713cm" svg:height="0.433cm" svg:x="5.316cm" svg:y="8.028cm">
          <draw:text-box>
            <text:p text:style-name="P10"><text:span text:style-name="T10">O</text:span><text:span text:style-name="T10">F</text:span><text:span text:style-name="T10">F</text:span></text:p>
          </draw:text-box>
        </draw:frame>
        <draw:frame draw:style-name="gr8" draw:text-style-name="P13" draw:layer="layout" svg:width="4.053cm" svg:height="0.369cm" svg:x="6.11cm" svg:y="8.06cm">
          <draw:text-box>
            <text:p text:style-name="P10"><text:span text:style-name="T9">の</text:span><text:span text:style-name="T9">時</text:span><text:span text:style-name="T9">に</text:span><text:span text:style-name="T9">浮</text:span><text:span text:style-name="T9">い</text:span><text:span text:style-name="T9">た</text:span><text:span text:style-name="T9">状</text:span><text:span text:style-name="T9">態</text:span><text:span text:style-name="T9">に</text:span><text:span text:style-name="T9">な</text:span><text:span text:style-name="T9">る</text:span></text:p>
          </draw:text-box>
        </draw:frame>
        <draw:frame draw:style-name="gr8" draw:text-style-name="P13" draw:layer="layout" svg:width="5.527cm" svg:height="0.369cm" svg:x="3.39cm" svg:y="8.695cm">
          <draw:text-box>
            <text:p text:style-name="P10"><text:span text:style-name="T9">そ</text:span><text:span text:style-name="T9">の</text:span><text:span text:style-name="T9">状</text:span><text:span text:style-name="T9">態</text:span><text:span text:style-name="T9">を</text:span><text:span text:style-name="T9">避</text:span><text:span text:style-name="T9">け</text:span><text:span text:style-name="T9">る</text:span><text:span text:style-name="T9">た</text:span><text:span text:style-name="T9">め</text:span><text:span text:style-name="T9">に</text:span><text:span text:style-name="T9">使</text:span><text:span text:style-name="T9">わ</text:span><text:span text:style-name="T9">れ</text:span><text:span text:style-name="T9">る</text:span></text:p>
          </draw:text-box>
        </draw:frame>
        <draw:frame draw:style-name="gr8" draw:text-style-name="P13" draw:layer="layout" svg:width="1.844cm" svg:height="0.369cm" svg:x="3.39cm" svg:y="9.33cm">
          <draw:text-box>
            <text:p text:style-name="P10"><text:span text:style-name="T9">ス</text:span><text:span text:style-name="T9">イ</text:span><text:span text:style-name="T9">ッ</text:span><text:span text:style-name="T9">チ</text:span><text:span text:style-name="T9">が</text:span></text:p>
          </draw:text-box>
        </draw:frame>
        <draw:frame draw:style-name="gr8" draw:text-style-name="P13" draw:layer="layout" svg:width="0.565cm" svg:height="0.433cm" svg:x="5.316cm" svg:y="9.298cm">
          <draw:text-box>
            <text:p text:style-name="P10"><text:span text:style-name="T10">O</text:span><text:span text:style-name="T10">N</text:span></text:p>
          </draw:text-box>
        </draw:frame>
        <draw:frame draw:style-name="gr8" draw:text-style-name="P13" draw:layer="layout" svg:width="1.107cm" svg:height="0.369cm" svg:x="5.962cm" svg:y="9.33cm">
          <draw:text-box>
            <text:p text:style-name="P10"><text:span text:style-name="T9">の</text:span><text:span text:style-name="T9">時</text:span><text:span text:style-name="T9">は</text:span></text:p>
          </draw:text-box>
        </draw:frame>
        <draw:frame draw:style-name="gr8" draw:text-style-name="P13" draw:layer="layout" svg:width="0.713cm" svg:height="0.433cm" svg:x="7.147cm" svg:y="9.298cm">
          <draw:text-box>
            <text:p text:style-name="P10"><text:span text:style-name="T10">O</text:span><text:span text:style-name="T10">F</text:span><text:span text:style-name="T10">F</text:span></text:p>
          </draw:text-box>
        </draw:frame>
        <draw:frame draw:style-name="gr8" draw:text-style-name="P13" draw:layer="layout" svg:width="1.844cm" svg:height="0.369cm" svg:x="3.39cm" svg:y="9.965cm">
          <draw:text-box>
            <text:p text:style-name="P10"><text:span text:style-name="T9">ス</text:span><text:span text:style-name="T9">イ</text:span><text:span text:style-name="T9">ッ</text:span><text:span text:style-name="T9">チ</text:span><text:span text:style-name="T9">が</text:span></text:p>
          </draw:text-box>
        </draw:frame>
        <draw:frame draw:style-name="gr8" draw:text-style-name="P13" draw:layer="layout" svg:width="0.713cm" svg:height="0.433cm" svg:x="5.316cm" svg:y="9.933cm">
          <draw:text-box>
            <text:p text:style-name="P10"><text:span text:style-name="T10">O</text:span><text:span text:style-name="T10">F</text:span><text:span text:style-name="T10">F</text:span></text:p>
          </draw:text-box>
        </draw:frame>
        <draw:frame draw:style-name="gr8" draw:text-style-name="P13" draw:layer="layout" svg:width="1.107cm" svg:height="0.369cm" svg:x="6.11cm" svg:y="9.965cm">
          <draw:text-box>
            <text:p text:style-name="P10"><text:span text:style-name="T9">の</text:span><text:span text:style-name="T9">時</text:span><text:span text:style-name="T9">は</text:span></text:p>
          </draw:text-box>
        </draw:frame>
        <draw:frame draw:style-name="gr8" draw:text-style-name="P13" draw:layer="layout" svg:width="0.565cm" svg:height="0.433cm" svg:x="7.295cm" svg:y="9.933cm">
          <draw:text-box>
            <text:p text:style-name="P10"><text:span text:style-name="T10">O</text:span><text:span text:style-name="T10">N</text:span></text:p>
          </draw:text-box>
        </draw:frame>
        <draw:frame draw:style-name="gr8" draw:text-style-name="P13" draw:layer="layout" svg:width="0.37cm" svg:height="0.369cm" svg:x="2.544cm" svg:y="10.558cm">
          <draw:text-box>
            <text:p text:style-name="P10"><text:span text:style-name="T11"></text:span></text:p>
          </draw:text-box>
        </draw:frame>
        <draw:frame draw:style-name="gr8" draw:text-style-name="P13" draw:layer="layout" svg:width="3.317cm" svg:height="0.369cm" svg:x="3.179cm" svg:y="10.6cm">
          <draw:text-box>
            <text:p text:style-name="P10"><text:span text:style-name="T9">プ</text:span><text:span text:style-name="T9">ル</text:span><text:span text:style-name="T9">ダ</text:span><text:span text:style-name="T9">ウ</text:span><text:span text:style-name="T9">ン</text:span><text:span text:style-name="T9">に</text:span><text:span text:style-name="T9">つ</text:span><text:span text:style-name="T9">い</text:span><text:span text:style-name="T9">て</text:span></text:p>
          </draw:text-box>
        </draw:frame>
        <draw:frame draw:style-name="gr8" draw:text-style-name="P13" draw:layer="layout" svg:width="5.527cm" svg:height="0.369cm" svg:x="3.39cm" svg:y="11.235cm">
          <draw:text-box>
            <text:p text:style-name="P10"><text:span text:style-name="T9">「</text:span><text:span text:style-name="T9">何</text:span><text:span text:style-name="T9">も</text:span><text:span text:style-name="T9">入</text:span><text:span text:style-name="T9">力</text:span><text:span text:style-name="T9">が</text:span><text:span text:style-name="T9">な</text:span><text:span text:style-name="T9">い</text:span><text:span text:style-name="T9">と</text:span><text:span text:style-name="T9">き</text:span><text:span text:style-name="T9">、</text:span><text:span text:style-name="T9">ダ</text:span><text:span text:style-name="T9">ウ</text:span><text:span text:style-name="T9">ン</text:span><text:span text:style-name="T9">（</text:span></text:p>
          </draw:text-box>
        </draw:frame>
        <draw:frame draw:style-name="gr8" draw:text-style-name="P13" draw:layer="layout" svg:width="0.713cm" svg:height="0.433cm" svg:x="8.946cm" svg:y="11.203cm">
          <draw:text-box>
            <text:p text:style-name="P10"><text:span text:style-name="T10">O</text:span><text:span text:style-name="T10">F</text:span><text:span text:style-name="T10">F</text:span></text:p>
          </draw:text-box>
        </draw:frame>
        <draw:frame draw:style-name="gr8" draw:text-style-name="P13" draw:layer="layout" svg:width="4.422cm" svg:height="0.369cm" svg:x="9.666cm" svg:y="11.235cm">
          <draw:text-box>
            <text:p text:style-name="P10"><text:span text:style-name="T9">）</text:span><text:span text:style-name="T9">状</text:span><text:span text:style-name="T9">態</text:span><text:span text:style-name="T9">」</text:span><text:span text:style-name="T9">に</text:span><text:span text:style-name="T9">す</text:span><text:span text:style-name="T9">る</text:span><text:span text:style-name="T9">プ</text:span><text:span text:style-name="T9">ル</text:span><text:span text:style-name="T9">ア</text:span><text:span text:style-name="T9">ッ</text:span><text:span text:style-name="T9">プ</text:span></text:p>
          </draw:text-box>
        </draw:frame>
        <draw:frame draw:style-name="gr8" draw:text-style-name="P13" draw:layer="layout" svg:width="7.368cm" svg:height="0.369cm" svg:x="3.39cm" svg:y="11.87cm">
          <draw:text-box>
            <text:p text:style-name="P10"><text:span text:style-name="T9">プ</text:span><text:span text:style-name="T9">ル</text:span><text:span text:style-name="T9">ダ</text:span><text:span text:style-name="T9">ウ</text:span><text:span text:style-name="T9">ン</text:span><text:span text:style-name="T9">は</text:span><text:span text:style-name="T9">プ</text:span><text:span text:style-name="T9">ル</text:span><text:span text:style-name="T9">ア</text:span><text:span text:style-name="T9">ッ</text:span><text:span text:style-name="T9">プ</text:span><text:span text:style-name="T9">と</text:span><text:span text:style-name="T9">は</text:span><text:span text:style-name="T9">逆</text:span><text:span text:style-name="T9">で</text:span><text:span text:style-name="T9">ス</text:span><text:span text:style-name="T9">イ</text:span><text:span text:style-name="T9">ッ</text:span><text:span text:style-name="T9">チ</text:span><text:span text:style-name="T9">が</text:span></text:p>
          </draw:text-box>
        </draw:frame>
        <draw:frame draw:style-name="gr8" draw:text-style-name="P13" draw:layer="layout" svg:width="0.565cm" svg:height="0.433cm" svg:x="10.873cm" svg:y="11.838cm">
          <draw:text-box>
            <text:p text:style-name="P10"><text:span text:style-name="T10">O</text:span><text:span text:style-name="T10">N</text:span></text:p>
          </draw:text-box>
        </draw:frame>
        <draw:frame draw:style-name="gr8" draw:text-style-name="P13" draw:layer="layout" svg:width="1.107cm" svg:height="0.369cm" svg:x="11.518cm" svg:y="11.87cm">
          <draw:text-box>
            <text:p text:style-name="P10"><text:span text:style-name="T9">の</text:span><text:span text:style-name="T9">時</text:span><text:span text:style-name="T9">は</text:span></text:p>
          </draw:text-box>
        </draw:frame>
        <draw:frame draw:style-name="gr8" draw:text-style-name="P13" draw:layer="layout" svg:width="0.565cm" svg:height="0.433cm" svg:x="12.704cm" svg:y="11.838cm">
          <draw:text-box>
            <text:p text:style-name="P10"><text:span text:style-name="T10">O</text:span><text:span text:style-name="T10">N</text:span></text:p>
          </draw:text-box>
        </draw:frame>
        <draw:frame draw:style-name="gr8" draw:text-style-name="P13" draw:layer="layout" svg:width="1.844cm" svg:height="0.369cm" svg:x="3.39cm" svg:y="12.505cm">
          <draw:text-box>
            <text:p text:style-name="P10"><text:span text:style-name="T9">ス</text:span><text:span text:style-name="T9">イ</text:span><text:span text:style-name="T9">ッ</text:span><text:span text:style-name="T9">チ</text:span><text:span text:style-name="T9">が</text:span></text:p>
          </draw:text-box>
        </draw:frame>
        <draw:frame draw:style-name="gr8" draw:text-style-name="P13" draw:layer="layout" svg:width="0.713cm" svg:height="0.433cm" svg:x="5.316cm" svg:y="12.473cm">
          <draw:text-box>
            <text:p text:style-name="P10"><text:span text:style-name="T10">O</text:span><text:span text:style-name="T10">F</text:span><text:span text:style-name="T10">F</text:span></text:p>
          </draw:text-box>
        </draw:frame>
        <draw:frame draw:style-name="gr8" draw:text-style-name="P13" draw:layer="layout" svg:width="1.107cm" svg:height="0.369cm" svg:x="6.11cm" svg:y="12.505cm">
          <draw:text-box>
            <text:p text:style-name="P10"><text:span text:style-name="T9">の</text:span><text:span text:style-name="T9">時</text:span><text:span text:style-name="T9">は</text:span></text:p>
          </draw:text-box>
        </draw:frame>
        <draw:frame draw:style-name="gr8" draw:text-style-name="P13" draw:layer="layout" svg:width="0.713cm" svg:height="0.433cm" svg:x="7.295cm" svg:y="12.473cm">
          <draw:text-box>
            <text:p text:style-name="P10"><text:span text:style-name="T10">O</text:span><text:span text:style-name="T10">F</text:span><text:span text:style-name="T10">F</text:span></text:p>
          </draw:text-box>
        </draw:frame>
        <draw:frame draw:style-name="gr8" draw:text-style-name="P13" draw:layer="layout" svg:width="0.37cm" svg:height="0.369cm" svg:x="2.544cm" svg:y="13.098cm">
          <draw:text-box>
            <text:p text:style-name="P10"><text:span text:style-name="T11"></text:span></text:p>
          </draw:text-box>
        </draw:frame>
        <draw:frame draw:style-name="gr8" draw:text-style-name="P13" draw:layer="layout" svg:width="9.578cm" svg:height="0.369cm" svg:x="3.179cm" svg:y="13.14cm">
          <draw:text-box>
            <text:p text:style-name="P10"><text:span text:style-name="T9">ラ</text:span><text:span text:style-name="T9">ズ</text:span><text:span text:style-name="T9">パ</text:span><text:span text:style-name="T9">イ</text:span><text:span text:style-name="T9">内</text:span><text:span text:style-name="T9">蔵</text:span><text:span text:style-name="T9">の</text:span><text:span text:style-name="T9">プ</text:span><text:span text:style-name="T9">ル</text:span><text:span text:style-name="T9">ア</text:span><text:span text:style-name="T9">ッ</text:span><text:span text:style-name="T9">プ</text:span><text:span text:style-name="T9">抵</text:span><text:span text:style-name="T9">抗</text:span><text:span text:style-name="T9">、</text:span><text:span text:style-name="T9">プ</text:span><text:span text:style-name="T9">ル</text:span><text:span text:style-name="T9">ダ</text:span><text:span text:style-name="T9">ウ</text:span><text:span text:style-name="T9">ン</text:span><text:span text:style-name="T9">抵</text:span><text:span text:style-name="T9">抗</text:span><text:span text:style-name="T9">に</text:span><text:span text:style-name="T9">つ</text:span><text:span text:style-name="T9">い</text:span><text:span text:style-name="T9">て</text:span></text:p>
          </draw:text-box>
        </draw:frame>
        <draw:frame draw:style-name="gr8" draw:text-style-name="P13" draw:layer="layout" svg:width="1.844cm" svg:height="0.369cm" svg:x="3.39cm" svg:y="13.775cm">
          <draw:text-box>
            <text:p text:style-name="P10"><text:span text:style-name="T9">ラ</text:span><text:span text:style-name="T9">ズ</text:span><text:span text:style-name="T9">パ</text:span><text:span text:style-name="T9">イ</text:span><text:span text:style-name="T9">の</text:span></text:p>
          </draw:text-box>
        </draw:frame>
        <draw:frame draw:style-name="gr8" draw:text-style-name="P13" draw:layer="layout" svg:width="0.904cm" svg:height="0.433cm" svg:x="5.316cm" svg:y="13.743cm">
          <draw:text-box>
            <text:p text:style-name="P10"><text:span text:style-name="T10">G</text:span><text:span text:style-name="T10">PI</text:span><text:span text:style-name="T10">O</text:span></text:p>
          </draw:text-box>
        </draw:frame>
        <draw:frame draw:style-name="gr8" draw:text-style-name="P13" draw:layer="layout" svg:width="8.841cm" svg:height="0.369cm" svg:x="6.304cm" svg:y="13.775cm">
          <draw:text-box>
            <text:p text:style-name="P10"><text:span text:style-name="T9">は</text:span><text:span text:style-name="T9">プ</text:span><text:span text:style-name="T9">ル</text:span><text:span text:style-name="T9">ア</text:span><text:span text:style-name="T9">ッ</text:span><text:span text:style-name="T9">プ</text:span><text:span text:style-name="T9">抵</text:span><text:span text:style-name="T9">抗</text:span><text:span text:style-name="T9">、</text:span><text:span text:style-name="T9">プ</text:span><text:span text:style-name="T9">ル</text:span><text:span text:style-name="T9">ダ</text:span><text:span text:style-name="T9">ウ</text:span><text:span text:style-name="T9">ン</text:span><text:span text:style-name="T9">抵</text:span><text:span text:style-name="T9">抗</text:span><text:span text:style-name="T9">を</text:span><text:span text:style-name="T9">内</text:span><text:span text:style-name="T9">蔵</text:span><text:span text:style-name="T9">し</text:span><text:span text:style-name="T9">て</text:span><text:span text:style-name="T9">い</text:span><text:span text:style-name="T9">る</text:span><text:span text:style-name="T9">。</text:span></text:p>
          </draw:text-box>
        </draw:frame>
        <draw:frame draw:style-name="gr8" draw:text-style-name="P13" draw:layer="layout" svg:width="4.422cm" svg:height="0.369cm" svg:x="3.39cm" svg:y="14.41cm">
          <draw:text-box>
            <text:p text:style-name="P10"><text:span text:style-name="T9">こ</text:span><text:span text:style-name="T9">の</text:span><text:span text:style-name="T9">抵</text:span><text:span text:style-name="T9">抗</text:span><text:span text:style-name="T9">は</text:span><text:span text:style-name="T9">ソ</text:span><text:span text:style-name="T9">フ</text:span><text:span text:style-name="T9">ト</text:span><text:span text:style-name="T9">ウ</text:span><text:span text:style-name="T9">ェ</text:span><text:span text:style-name="T9">ア</text:span><text:span text:style-name="T9">で</text:span></text:p>
          </draw:text-box>
        </draw:frame>
        <draw:frame draw:style-name="gr8" draw:text-style-name="P13" draw:layer="layout" svg:width="0.565cm" svg:height="0.433cm" svg:x="7.909cm" svg:y="14.378cm">
          <draw:text-box>
            <text:p text:style-name="P10"><text:span text:style-name="T10">O</text:span><text:span text:style-name="T10">N</text:span></text:p>
          </draw:text-box>
        </draw:frame>
        <draw:frame draw:style-name="gr8" draw:text-style-name="P13" draw:layer="layout" svg:width="0.37cm" svg:height="0.369cm" svg:x="8.481cm" svg:y="14.41cm">
          <draw:text-box>
            <text:p text:style-name="P10"><text:span text:style-name="T9">、</text:span></text:p>
          </draw:text-box>
        </draw:frame>
        <draw:frame draw:style-name="gr8" draw:text-style-name="P13" draw:layer="layout" svg:width="0.713cm" svg:height="0.433cm" svg:x="8.851cm" svg:y="14.378cm">
          <draw:text-box>
            <text:p text:style-name="P10"><text:span text:style-name="T10">O</text:span><text:span text:style-name="T10">F</text:span><text:span text:style-name="T10">F</text:span></text:p>
          </draw:text-box>
        </draw:frame>
        <draw:frame draw:style-name="gr8" draw:text-style-name="P13" draw:layer="layout" svg:width="3.317cm" svg:height="0.369cm" svg:x="9.641cm" svg:y="14.41cm">
          <draw:text-box>
            <text:p text:style-name="P10"><text:span text:style-name="T9">の</text:span><text:span text:style-name="T9">切</text:span><text:span text:style-name="T9">り</text:span><text:span text:style-name="T9">替</text:span><text:span text:style-name="T9">え</text:span><text:span text:style-name="T9">が</text:span><text:span text:style-name="T9">で</text:span><text:span text:style-name="T9">き</text:span><text:span text:style-name="T9">る</text:span></text:p>
          </draw:text-box>
        </draw:frame>
        <draw:frame draw:style-name="gr8" draw:text-style-name="P13" draw:layer="layout" svg:width="0.37cm" svg:height="0.369cm" svg:x="2.544cm" svg:y="15.003cm">
          <draw:text-box>
            <text:p text:style-name="P10"><text:span text:style-name="T11"></text:span></text:p>
          </draw:text-box>
        </draw:frame>
        <draw:frame draw:style-name="gr8" draw:text-style-name="P13" draw:layer="layout" svg:width="2.212cm" svg:height="0.369cm" svg:x="3.179cm" svg:y="15.045cm">
          <draw:text-box>
            <text:p text:style-name="P10"><text:span text:style-name="T9">ソ</text:span><text:span text:style-name="T9">ー</text:span><text:span text:style-name="T9">ス</text:span><text:span text:style-name="T9">コ</text:span><text:span text:style-name="T9">ー</text:span><text:span text:style-name="T9">ド</text:span></text:p>
          </draw:text-box>
        </draw:frame>
        <draw:frame draw:style-name="gr8" draw:text-style-name="P13" draw:layer="layout" svg:width="4.168cm" svg:height="0.433cm" svg:x="1.909cm" svg:y="15.648cm">
          <draw:text-box>
            <text:p text:style-name="P10"><text:span text:style-name="T10">#</text:span><text:span text:style-name="T10">in</text:span><text:span text:style-name="T10">cl</text:span><text:span text:style-name="T10">u</text:span><text:span text:style-name="T10">d</text:span><text:span text:style-name="T10">e </text:span><text:span text:style-name="T10">&lt;</text:span><text:span text:style-name="T10">w</text:span><text:span text:style-name="T10">iri</text:span><text:span text:style-name="T10">n</text:span><text:span text:style-name="T10">g</text:span><text:span text:style-name="T10">Pi</text:span><text:span text:style-name="T10">.h</text:span><text:span text:style-name="T10">&gt;</text:span></text:p>
          </draw:text-box>
        </draw:frame>
        <draw:frame draw:style-name="gr8" draw:text-style-name="P13" draw:layer="layout" svg:width="3.617cm" svg:height="0.433cm" svg:x="1.909cm" svg:y="16.918cm">
          <draw:text-box>
            <text:p text:style-name="P10"><text:span text:style-name="T10">#</text:span><text:span text:style-name="T10">in</text:span><text:span text:style-name="T10">cl</text:span><text:span text:style-name="T10">u</text:span><text:span text:style-name="T10">d</text:span><text:span text:style-name="T10">e </text:span><text:span text:style-name="T10">&lt;</text:span><text:span text:style-name="T10">st</text:span><text:span text:style-name="T10">di</text:span><text:span text:style-name="T10">o.</text:span><text:span text:style-name="T10">h</text:span><text:span text:style-name="T10">&gt;</text:span></text:p>
          </draw:text-box>
        </draw:frame>
        <draw:frame draw:style-name="gr8" draw:text-style-name="P13" draw:layer="layout" svg:width="3.736cm" svg:height="0.433cm" svg:x="1.909cm" svg:y="17.553cm">
          <draw:text-box>
            <text:p text:style-name="P10"><text:span text:style-name="T10">#</text:span><text:span text:style-name="T10">in</text:span><text:span text:style-name="T10">cl</text:span><text:span text:style-name="T10">u</text:span><text:span text:style-name="T10">d</text:span><text:span text:style-name="T10">e </text:span><text:span text:style-name="T10">&lt;</text:span><text:span text:style-name="T10">st</text:span><text:span text:style-name="T10">dl</text:span><text:span text:style-name="T10">ib</text:span><text:span text:style-name="T10">.h</text:span><text:span text:style-name="T10">&gt;</text:span></text:p>
          </draw:text-box>
        </draw:frame>
        <draw:frame draw:style-name="gr8" draw:text-style-name="P13" draw:layer="layout" svg:width="5.154cm" svg:height="0.433cm" svg:x="1.909cm" svg:y="18.823cm">
          <draw:text-box>
            <text:p text:style-name="P10"><text:span text:style-name="T10">#</text:span><text:span text:style-name="T10">d</text:span><text:span text:style-name="T10">e</text:span><text:span text:style-name="T10">fi</text:span><text:span text:style-name="T10">n</text:span><text:span text:style-name="T10">e </text:span><text:span text:style-name="T10">G</text:span><text:span text:style-name="T10">PI</text:span><text:span text:style-name="T10">O</text:span><text:span text:style-name="T10">1</text:span><text:span text:style-name="T10">7 </text:span><text:span text:style-name="T10">0 </text:span><text:span text:style-name="T10">// </text:span><text:span text:style-name="T10">G</text:span><text:span text:style-name="T10">PI</text:span><text:span text:style-name="T10">O</text:span><text:span text:style-name="T10">1</text:span><text:span text:style-name="T10">7</text:span></text:p>
          </draw:text-box>
        </draw:frame>
        <draw:frame draw:style-name="gr8" draw:text-style-name="P13" draw:layer="layout" svg:width="5.154cm" svg:height="0.433cm" svg:x="1.909cm" svg:y="19.458cm">
          <draw:text-box>
            <text:p text:style-name="P10"><text:span text:style-name="T10">#</text:span><text:span text:style-name="T10">d</text:span><text:span text:style-name="T10">e</text:span><text:span text:style-name="T10">fi</text:span><text:span text:style-name="T10">n</text:span><text:span text:style-name="T10">e </text:span><text:span text:style-name="T10">G</text:span><text:span text:style-name="T10">PI</text:span><text:span text:style-name="T10">O</text:span><text:span text:style-name="T10">1</text:span><text:span text:style-name="T10">8 </text:span><text:span text:style-name="T10">1 </text:span><text:span text:style-name="T10">// </text:span><text:span text:style-name="T10">G</text:span><text:span text:style-name="T10">PI</text:span><text:span text:style-name="T10">O</text:span><text:span text:style-name="T10">1</text:span><text:span text:style-name="T10">8</text:span></text:p>
          </draw:text-box>
        </draw:frame>
        <draw:frame draw:style-name="gr8" draw:text-style-name="P13" draw:layer="layout" svg:width="1.805cm" svg:height="0.433cm" svg:x="1.909cm" svg:y="20.728cm">
          <draw:text-box>
            <text:p text:style-name="P10"><text:span text:style-name="T10">in</text:span><text:span text:style-name="T10">t </text:span><text:span text:style-name="T10">m</text:span><text:span text:style-name="T10">ai</text:span><text:span text:style-name="T10">n(</text:span><text:span text:style-name="T10">)</text:span></text:p>
          </draw:text-box>
        </draw:frame>
        <draw:frame draw:style-name="gr8" draw:text-style-name="P13" draw:layer="layout" svg:width="0.369cm" svg:height="0.433cm" svg:x="1.909cm" svg:y="21.363cm">
          <draw:text-box>
            <text:p text:style-name="P10"><text:span text:style-name="T10">{</text:span></text:p>
          </draw:text-box>
        </draw:frame>
        <draw:frame draw:style-name="gr8" draw:text-style-name="P13" draw:layer="layout" svg:width="0.747cm" svg:height="0.369cm" svg:x="1.909cm" svg:y="22.03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0.823cm" svg:height="0.433cm" svg:x="2.649cm" svg:y="21.998cm">
          <draw:text-box>
            <text:p text:style-name="P10"><text:span text:style-name="T10">in</text:span><text:span text:style-name="T10">t </text:span><text:span text:style-name="T10">i;</text:span></text:p>
          </draw:text-box>
        </draw:frame>
        <draw:frame draw:style-name="gr8" draw:text-style-name="P13" draw:layer="layout" svg:width="0.747cm" svg:height="0.369cm" svg:x="1.909cm" svg:y="23.3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4.654cm" svg:height="0.433cm" svg:x="2.649cm" svg:y="23.268cm">
          <draw:text-box>
            <text:p text:style-name="P10"><text:span text:style-name="T10">if </text:span><text:span text:style-name="T10">(</text:span><text:span text:style-name="T10">w</text:span><text:span text:style-name="T10">iri</text:span><text:span text:style-name="T10">n</text:span><text:span text:style-name="T10">g</text:span><text:span text:style-name="T10">Pi</text:span><text:span text:style-name="T10">S</text:span><text:span text:style-name="T10">et</text:span><text:span text:style-name="T10">u</text:span><text:span text:style-name="T10">p(</text:span><text:span text:style-name="T10">) </text:span><text:span text:style-name="T10">=</text:span><text:span text:style-name="T10">= </text:span><text:span text:style-name="T10">-1</text:span><text:span text:style-name="T10">)</text:span></text:p>
          </draw:text-box>
        </draw:frame>
        <draw:frame draw:style-name="gr8" draw:text-style-name="P13" draw:layer="layout" svg:width="1.492cm" svg:height="0.369cm" svg:x="1.909cm" svg:y="23.935cm">
          <draw:text-box>
            <text:p text:style-name="P10"><text:span text:style-name="T9"><text:s text:c="3"/></text:span><text:span text:style-name="T9"><text:s text:c="3"/></text:span><text:span text:style-name="T9"><text:s text:c="2"/></text:span></text:p>
          </draw:text-box>
        </draw:frame>
        <draw:frame draw:style-name="gr8" draw:text-style-name="P13" draw:layer="layout" svg:width="1.327cm" svg:height="0.433cm" svg:x="3.39cm" svg:y="23.903cm">
          <draw:text-box>
            <text:p text:style-name="P10"><text:span text:style-name="T10">e</text:span><text:span text:style-name="T10">xi</text:span><text:span text:style-name="T10">t(</text:span><text:span text:style-name="T10">1)</text:span><text:span text:style-name="T10">;</text:span></text:p>
          </draw:text-box>
        </draw:frame>
        <draw:frame draw:style-name="gr8" draw:text-style-name="P13" draw:layer="layout" svg:width="0.747cm" svg:height="0.369cm" svg:x="1.909cm" svg:y="25.205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5.086cm" svg:height="0.433cm" svg:x="2.649cm" svg:y="25.173cm">
          <draw:text-box>
            <text:p text:style-name="P10"><text:span text:style-name="T10">pi</text:span><text:span text:style-name="T10">n</text:span><text:span text:style-name="T10">M</text:span><text:span text:style-name="T10">o</text:span><text:span text:style-name="T10">d</text:span><text:span text:style-name="T10">e(</text:span><text:span text:style-name="T10">G</text:span><text:span text:style-name="T10">PI</text:span><text:span text:style-name="T10">O</text:span><text:span text:style-name="T10">1</text:span><text:span text:style-name="T10">7, </text:span><text:span text:style-name="T10">O</text:span><text:span text:style-name="T10">U</text:span><text:span text:style-name="T10">T</text:span><text:span text:style-name="T10">P</text:span><text:span text:style-name="T10">U</text:span><text:span text:style-name="T10">T)</text:span><text:span text:style-name="T10">;</text:span></text:p>
          </draw:text-box>
        </draw:frame>
        <draw:frame draw:style-name="gr8" draw:text-style-name="P13" draw:layer="layout" svg:width="0.747cm" svg:height="0.369cm" svg:x="1.909cm" svg:y="25.84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4.688cm" svg:height="0.433cm" svg:x="2.649cm" svg:y="25.808cm">
          <draw:text-box>
            <text:p text:style-name="P10"><text:span text:style-name="T10">pi</text:span><text:span text:style-name="T10">n</text:span><text:span text:style-name="T10">M</text:span><text:span text:style-name="T10">o</text:span><text:span text:style-name="T10">d</text:span><text:span text:style-name="T10">e(</text:span><text:span text:style-name="T10">G</text:span><text:span text:style-name="T10">PI</text:span><text:span text:style-name="T10">O</text:span><text:span text:style-name="T10">1</text:span><text:span text:style-name="T10">8, </text:span><text:span text:style-name="T10">IN</text:span><text:span text:style-name="T10">P</text:span><text:span text:style-name="T10">U</text:span><text:span text:style-name="T10">T)</text:span><text:span text:style-name="T10">;</text:span></text:p>
          </draw:text-box>
        </draw:frame>
        <draw:frame draw:style-name="gr8" draw:text-style-name="P13" draw:layer="layout" svg:width="0.747cm" svg:height="0.369cm" svg:x="1.909cm" svg:y="26.475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6.487cm" svg:height="0.433cm" svg:x="2.649cm" svg:y="26.443cm">
          <draw:text-box>
            <text:p text:style-name="P10"><text:span text:style-name="T10">p</text:span><text:span text:style-name="T10">ul</text:span><text:span text:style-name="T10">lU</text:span><text:span text:style-name="T10">p</text:span><text:span text:style-name="T10">D</text:span><text:span text:style-name="T10">n</text:span><text:span text:style-name="T10">C</text:span><text:span text:style-name="T10">o</text:span><text:span text:style-name="T10">nt</text:span><text:span text:style-name="T10">ro</text:span><text:span text:style-name="T10">l(</text:span><text:span text:style-name="T10">G</text:span><text:span text:style-name="T10">PI</text:span><text:span text:style-name="T10">O</text:span><text:span text:style-name="T10">1</text:span><text:span text:style-name="T10">8, </text:span><text:span text:style-name="T10">P</text:span><text:span text:style-name="T10">U</text:span><text:span text:style-name="T10">D</text:span><text:span text:style-name="T10">_</text:span><text:span text:style-name="T10">U</text:span><text:span text:style-name="T10">P)</text:span><text:span text:style-name="T10">;</text:span></text:p>
          </draw:text-box>
        </draw:frame>
        <draw:frame draw:style-name="gr8" draw:text-style-name="P13" draw:layer="layout" svg:width="0.369cm" svg:height="0.433cm" svg:x="10.386cm" svg:y="27.088cm">
          <draw:text-box>
            <text:p text:style-name="P10"><text:span text:style-name="T10">1</text:span></text:p>
          </draw:text-box>
        </draw:frame>
      </draw:page>
      <draw:page draw:name="page6" draw:style-name="dp1" draw:master-page-name="master-page3">
        <draw:polygon draw:style-name="gr5" draw:text-style-name="P9" draw:layer="layout" svg:width="18.591cm" svg:height="28.66cm" svg:x="1.82cm" svg:y="0.74cm" svg:viewBox="0 0 18592 28661" draw:points="9297,28661 0,28661 0,0 18592,0 18592,28661">
          <text:p/>
        </draw:polygon>
        <draw:frame draw:style-name="gr6" draw:text-style-name="P11" draw:layer="layout" svg:width="5.082cm" svg:height="0.848cm" svg:x="3.694cm" svg:y="1.544cm">
          <draw:text-box>
            <text:p text:style-name="P10"><text:span text:style-name="T5">作</text:span><text:span text:style-name="T5">業</text:span><text:span text:style-name="T5">報</text:span><text:span text:style-name="T5">告</text:span><text:span text:style-name="T5">書</text:span><text:span text:style-name="T5">（</text:span></text:p>
          </draw:text-box>
        </draw:frame>
        <draw:frame draw:style-name="gr6" draw:text-style-name="P11" draw:layer="layout" svg:width="2.153cm" svg:height="0.987cm" svg:x="8.774cm" svg:y="1.504cm">
          <draw:text-box>
            <text:p text:style-name="P10"><text:span text:style-name="T6">2</text:span><text:span text:style-name="T6">0</text:span><text:span text:style-name="T6">1</text:span><text:span text:style-name="T6">9</text:span></text:p>
          </draw:text-box>
        </draw:frame>
        <draw:frame draw:style-name="gr6" draw:text-style-name="P11" draw:layer="layout" svg:width="0.849cm" svg:height="0.848cm" svg:x="11.098cm" svg:y="1.544cm">
          <draw:text-box>
            <text:p text:style-name="P10"><text:span text:style-name="T5">年</text:span></text:p>
          </draw:text-box>
        </draw:frame>
        <draw:frame draw:style-name="gr6" draw:text-style-name="P11" draw:layer="layout" svg:width="1.077cm" svg:height="0.987cm" svg:x="12.114cm" svg:y="1.504cm">
          <draw:text-box>
            <text:p text:style-name="P10"><text:span text:style-name="T6">1</text:span><text:span text:style-name="T6">0</text:span></text:p>
          </draw:text-box>
        </draw:frame>
        <draw:frame draw:style-name="gr6" draw:text-style-name="P11" draw:layer="layout" svg:width="0.849cm" svg:height="0.848cm" svg:x="13.36cm" svg:y="1.544cm">
          <draw:text-box>
            <text:p text:style-name="P10"><text:span text:style-name="T5">月</text:span></text:p>
          </draw:text-box>
        </draw:frame>
        <draw:frame draw:style-name="gr6" draw:text-style-name="P11" draw:layer="layout" svg:width="1.077cm" svg:height="0.987cm" svg:x="14.376cm" svg:y="1.504cm">
          <draw:text-box>
            <text:p text:style-name="P10"><text:span text:style-name="T6">2</text:span><text:span text:style-name="T6">1</text:span></text:p>
          </draw:text-box>
        </draw:frame>
        <draw:frame draw:style-name="gr6" draw:text-style-name="P11" draw:layer="layout" svg:width="1.695cm" svg:height="0.848cm" svg:x="15.625cm" svg:y="1.544cm">
          <draw:text-box>
            <text:p text:style-name="P10"><text:span text:style-name="T5">日</text:span><text:span text:style-name="T5">）</text:span></text:p>
          </draw:text-box>
        </draw:frame>
        <draw:frame draw:style-name="gr7" draw:text-style-name="P12" draw:layer="layout" svg:width="1.865cm" svg:height="0.581cm" svg:x="15.014cm" svg:y="2.586cm">
          <draw:text-box>
            <text:p text:style-name="P10"><text:span text:style-name="T7">j</text:span><text:span text:style-name="T7">1</text:span><text:span text:style-name="T7">6</text:span><text:span text:style-name="T7">4</text:span><text:span text:style-name="T7">3</text:span><text:span text:style-name="T7">4 </text:span></text:p>
          </draw:text-box>
        </draw:frame>
        <draw:frame draw:style-name="gr7" draw:text-style-name="P12" draw:layer="layout" svg:width="2.233cm" svg:height="0.496cm" svg:x="16.88cm" svg:y="2.61cm">
          <draw:text-box>
            <text:p text:style-name="P10"><text:span text:style-name="T8">福</text:span><text:span text:style-name="T8">原</text:span><text:span text:style-name="T8"> </text:span><text:span text:style-name="T8">誠</text:span><text:span text:style-name="T8">也</text:span></text:p>
          </draw:text-box>
        </draw:frame>
        <draw:frame draw:style-name="gr8" draw:text-style-name="P13" draw:layer="layout" svg:width="0.747cm" svg:height="0.369cm" svg:x="1.909cm" svg:y="4.25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1.721cm" svg:height="0.433cm" svg:x="2.649cm" svg:y="4.218cm">
          <draw:text-box>
            <text:p text:style-name="P10"><text:span text:style-name="T10">w</text:span><text:span text:style-name="T10">hi</text:span><text:span text:style-name="T10">le</text:span><text:span text:style-name="T10">(1</text:span><text:span text:style-name="T10">){</text:span></text:p>
          </draw:text-box>
        </draw:frame>
        <draw:frame draw:style-name="gr8" draw:text-style-name="P13" draw:layer="layout" svg:width="1.492cm" svg:height="0.369cm" svg:x="1.909cm" svg:y="5.52cm">
          <draw:text-box>
            <text:p text:style-name="P10"><text:span text:style-name="T9"><text:s text:c="3"/></text:span><text:span text:style-name="T9"><text:s text:c="3"/></text:span><text:span text:style-name="T9"><text:s text:c="2"/></text:span></text:p>
          </draw:text-box>
        </draw:frame>
        <draw:frame draw:style-name="gr8" draw:text-style-name="P13" draw:layer="layout" svg:width="5.679cm" svg:height="0.433cm" svg:x="3.39cm" svg:y="5.488cm">
          <draw:text-box>
            <text:p text:style-name="P10"><text:span text:style-name="T10">if </text:span><text:span text:style-name="T10">(d</text:span><text:span text:style-name="T10">ig</text:span><text:span text:style-name="T10">it</text:span><text:span text:style-name="T10">al</text:span><text:span text:style-name="T10">R</text:span><text:span text:style-name="T10">e</text:span><text:span text:style-name="T10">a</text:span><text:span text:style-name="T10">d(</text:span><text:span text:style-name="T10">G</text:span><text:span text:style-name="T10">PI</text:span><text:span text:style-name="T10">O</text:span><text:span text:style-name="T10">1</text:span><text:span text:style-name="T10">8) </text:span><text:span text:style-name="T10">=</text:span><text:span text:style-name="T10">= </text:span><text:span text:style-name="T10">0)</text:span><text:span text:style-name="T10">{</text:span></text:p>
          </draw:text-box>
        </draw:frame>
        <draw:frame draw:style-name="gr8" draw:text-style-name="P13" draw:layer="layout" svg:width="2.237cm" svg:height="0.369cm" svg:x="1.909cm" svg:y="6.79cm">
          <draw:text-box>
            <text:p text:style-name="P10"><text:span text:style-name="T9"><text:s text:c="3"/></text:span><text:span text:style-name="T9"><text:s text:c="3"/></text:span><text:span text:style-name="T9"><text:s text:c="3"/></text:span><text:span text:style-name="T9"><text:s text:c="3"/></text:span></text:p>
          </draw:text-box>
        </draw:frame>
        <draw:frame draw:style-name="gr8" draw:text-style-name="P13" draw:layer="layout" svg:width="4.362cm" svg:height="0.433cm" svg:x="4.131cm" svg:y="6.758cm">
          <draw:text-box>
            <text:p text:style-name="P10"><text:span text:style-name="T10">di</text:span><text:span text:style-name="T10">gi</text:span><text:span text:style-name="T10">ta</text:span><text:span text:style-name="T10">l</text:span><text:span text:style-name="T10">W</text:span><text:span text:style-name="T10">ri</text:span><text:span text:style-name="T10">te</text:span><text:span text:style-name="T10">(</text:span><text:span text:style-name="T10">G</text:span><text:span text:style-name="T10">PI</text:span><text:span text:style-name="T10">O</text:span><text:span text:style-name="T10">1</text:span><text:span text:style-name="T10">7, </text:span><text:span text:style-name="T10">1)</text:span><text:span text:style-name="T10">;</text:span></text:p>
          </draw:text-box>
        </draw:frame>
        <draw:frame draw:style-name="gr8" draw:text-style-name="P13" draw:layer="layout" svg:width="1.492cm" svg:height="0.369cm" svg:x="1.909cm" svg:y="8.06cm">
          <draw:text-box>
            <text:p text:style-name="P10"><text:span text:style-name="T9"><text:s text:c="3"/></text:span><text:span text:style-name="T9"><text:s text:c="3"/></text:span><text:span text:style-name="T9"><text:s text:c="2"/></text:span></text:p>
          </draw:text-box>
        </draw:frame>
        <draw:frame draw:style-name="gr8" draw:text-style-name="P13" draw:layer="layout" svg:width="1.217cm" svg:height="0.433cm" svg:x="3.39cm" svg:y="8.028cm">
          <draw:text-box>
            <text:p text:style-name="P10"><text:span text:style-name="T10">}</text:span><text:span text:style-name="T10">el</text:span><text:span text:style-name="T10">s</text:span><text:span text:style-name="T10">e</text:span><text:span text:style-name="T10">{</text:span></text:p>
          </draw:text-box>
        </draw:frame>
        <draw:frame draw:style-name="gr8" draw:text-style-name="P13" draw:layer="layout" svg:width="2.237cm" svg:height="0.369cm" svg:x="1.909cm" svg:y="9.33cm">
          <draw:text-box>
            <text:p text:style-name="P10"><text:span text:style-name="T9"><text:s text:c="3"/></text:span><text:span text:style-name="T9"><text:s text:c="3"/></text:span><text:span text:style-name="T9"><text:s text:c="3"/></text:span><text:span text:style-name="T9"><text:s text:c="3"/></text:span></text:p>
          </draw:text-box>
        </draw:frame>
        <draw:frame draw:style-name="gr8" draw:text-style-name="P13" draw:layer="layout" svg:width="4.362cm" svg:height="0.433cm" svg:x="4.131cm" svg:y="9.298cm">
          <draw:text-box>
            <text:p text:style-name="P10"><text:span text:style-name="T10">di</text:span><text:span text:style-name="T10">gi</text:span><text:span text:style-name="T10">ta</text:span><text:span text:style-name="T10">l</text:span><text:span text:style-name="T10">W</text:span><text:span text:style-name="T10">ri</text:span><text:span text:style-name="T10">te</text:span><text:span text:style-name="T10">(</text:span><text:span text:style-name="T10">G</text:span><text:span text:style-name="T10">PI</text:span><text:span text:style-name="T10">O</text:span><text:span text:style-name="T10">1</text:span><text:span text:style-name="T10">7, </text:span><text:span text:style-name="T10">0)</text:span><text:span text:style-name="T10">;</text:span></text:p>
          </draw:text-box>
        </draw:frame>
        <draw:frame draw:style-name="gr8" draw:text-style-name="P13" draw:layer="layout" svg:width="1.492cm" svg:height="0.369cm" svg:x="1.909cm" svg:y="10.6cm">
          <draw:text-box>
            <text:p text:style-name="P10"><text:span text:style-name="T9"><text:s text:c="3"/></text:span><text:span text:style-name="T9"><text:s text:c="3"/></text:span><text:span text:style-name="T9"><text:s text:c="2"/></text:span></text:p>
          </draw:text-box>
        </draw:frame>
        <draw:frame draw:style-name="gr8" draw:text-style-name="P13" draw:layer="layout" svg:width="0.369cm" svg:height="0.433cm" svg:x="3.39cm" svg:y="10.568cm">
          <draw:text-box>
            <text:p text:style-name="P10"><text:span text:style-name="T10">}</text:span></text:p>
          </draw:text-box>
        </draw:frame>
        <draw:frame draw:style-name="gr8" draw:text-style-name="P13" draw:layer="layout" svg:width="0.747cm" svg:height="0.369cm" svg:x="1.909cm" svg:y="11.235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0.369cm" svg:height="0.433cm" svg:x="2.649cm" svg:y="11.203cm">
          <draw:text-box>
            <text:p text:style-name="P10"><text:span text:style-name="T10">}</text:span></text:p>
          </draw:text-box>
        </draw:frame>
        <draw:frame draw:style-name="gr8" draw:text-style-name="P13" draw:layer="layout" svg:width="0.747cm" svg:height="0.369cm" svg:x="1.909cm" svg:y="12.505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1.602cm" svg:height="0.433cm" svg:x="2.649cm" svg:y="12.473cm">
          <draw:text-box>
            <text:p text:style-name="P10"><text:span text:style-name="T10">re</text:span><text:span text:style-name="T10">tu</text:span><text:span text:style-name="T10">rn </text:span><text:span text:style-name="T10">0;</text:span></text:p>
          </draw:text-box>
        </draw:frame>
        <draw:frame draw:style-name="gr8" draw:text-style-name="P13" draw:layer="layout" svg:width="0.369cm" svg:height="0.433cm" svg:x="1.909cm" svg:y="13.108cm">
          <draw:text-box>
            <text:p text:style-name="P10"><text:span text:style-name="T10">}</text:span></text:p>
          </draw:text-box>
        </draw:frame>
        <draw:frame draw:style-name="gr8" draw:text-style-name="P13" draw:layer="layout" svg:width="0.37cm" svg:height="0.369cm" svg:x="2.544cm" svg:y="13.733cm">
          <draw:text-box>
            <text:p text:style-name="P10"><text:span text:style-name="T11"></text:span></text:p>
          </draw:text-box>
        </draw:frame>
        <draw:frame draw:style-name="gr8" draw:text-style-name="P13" draw:layer="layout" svg:width="2.58cm" svg:height="0.369cm" svg:x="3.179cm" svg:y="13.775cm">
          <draw:text-box>
            <text:p text:style-name="P10"><text:span text:style-name="T9">ソ</text:span><text:span text:style-name="T9">ー</text:span><text:span text:style-name="T9">ス</text:span><text:span text:style-name="T9">に</text:span><text:span text:style-name="T9">つ</text:span><text:span text:style-name="T9">い</text:span><text:span text:style-name="T9">て</text:span></text:p>
          </draw:text-box>
        </draw:frame>
        <draw:frame draw:style-name="gr8" draw:text-style-name="P13" draw:layer="layout" svg:width="2.948cm" svg:height="0.369cm" svg:x="3.39cm" svg:y="14.41cm">
          <draw:text-box>
            <text:p text:style-name="P10"><text:span text:style-name="T9">前</text:span><text:span text:style-name="T9">回</text:span><text:span text:style-name="T9">の</text:span><text:span text:style-name="T9">部</text:span><text:span text:style-name="T9">分</text:span><text:span text:style-name="T9">は</text:span><text:span text:style-name="T9">省</text:span><text:span text:style-name="T9">略</text:span></text:p>
          </draw:text-box>
        </draw:frame>
        <draw:frame draw:style-name="gr8" draw:text-style-name="P13" draw:layer="layout" svg:width="6.365cm" svg:height="0.433cm" svg:x="3.39cm" svg:y="15.013cm">
          <draw:text-box>
            <text:p text:style-name="P10"><text:span text:style-name="T10">p</text:span><text:span text:style-name="T10">ul</text:span><text:span text:style-name="T10">lU</text:span><text:span text:style-name="T10">p</text:span><text:span text:style-name="T10">D</text:span><text:span text:style-name="T10">n</text:span><text:span text:style-name="T10">C</text:span><text:span text:style-name="T10">o</text:span><text:span text:style-name="T10">nt</text:span><text:span text:style-name="T10">ro</text:span><text:span text:style-name="T10">l(</text:span><text:span text:style-name="T10">G</text:span><text:span text:style-name="T10">PI</text:span><text:span text:style-name="T10">O</text:span><text:span text:style-name="T10">1</text:span><text:span text:style-name="T10">8, </text:span><text:span text:style-name="T10">P</text:span><text:span text:style-name="T10">U</text:span><text:span text:style-name="T10">D</text:span><text:span text:style-name="T10">_</text:span><text:span text:style-name="T10">U</text:span><text:span text:style-name="T10">P)</text:span></text:p>
          </draw:text-box>
        </draw:frame>
        <draw:frame draw:style-name="gr8" draw:text-style-name="P13" draw:layer="layout" svg:width="6.263cm" svg:height="0.369cm" svg:x="9.8cm" svg:y="15.045cm">
          <draw:text-box>
            <text:p text:style-name="P10"><text:span text:style-name="T9">：</text:span><text:span text:style-name="T9">プ</text:span><text:span text:style-name="T9">ル</text:span><text:span text:style-name="T9">ア</text:span><text:span text:style-name="T9">ッ</text:span><text:span text:style-name="T9">プ</text:span><text:span text:style-name="T9">・</text:span><text:span text:style-name="T9">プ</text:span><text:span text:style-name="T9">ル</text:span><text:span text:style-name="T9">ダ</text:span><text:span text:style-name="T9">ウ</text:span><text:span text:style-name="T9">ン</text:span><text:span text:style-name="T9">抵</text:span><text:span text:style-name="T9">抗</text:span><text:span text:style-name="T9">の</text:span><text:span text:style-name="T9">設</text:span><text:span text:style-name="T9">定</text:span></text:p>
          </draw:text-box>
        </draw:frame>
        <draw:frame draw:style-name="gr8" draw:text-style-name="P13" draw:layer="layout" svg:width="3.719cm" svg:height="0.433cm" svg:x="3.39cm" svg:y="15.648cm">
          <draw:text-box>
            <text:p text:style-name="P10"><text:span text:style-name="T10">di</text:span><text:span text:style-name="T10">gi</text:span><text:span text:style-name="T10">ta</text:span><text:span text:style-name="T10">lR</text:span><text:span text:style-name="T10">e</text:span><text:span text:style-name="T10">a</text:span><text:span text:style-name="T10">d(</text:span><text:span text:style-name="T10">G</text:span><text:span text:style-name="T10">PI</text:span><text:span text:style-name="T10">O</text:span><text:span text:style-name="T10">1</text:span><text:span text:style-name="T10">8)</text:span></text:p>
          </draw:text-box>
        </draw:frame>
        <draw:frame draw:style-name="gr8" draw:text-style-name="P13" draw:layer="layout" svg:width="3.685cm" svg:height="0.369cm" svg:x="7.144cm" svg:y="15.68cm">
          <draw:text-box>
            <text:p text:style-name="P10"><text:span text:style-name="T9">：</text:span><text:span text:style-name="T9">ピ</text:span><text:span text:style-name="T9">ン</text:span><text:span text:style-name="T9">の</text:span><text:span text:style-name="T9">値</text:span><text:span text:style-name="T9">の</text:span><text:span text:style-name="T9">読</text:span><text:span text:style-name="T9">み</text:span><text:span text:style-name="T9">込</text:span><text:span text:style-name="T9">み</text:span></text:p>
          </draw:text-box>
        </draw:frame>
        <draw:frame draw:style-name="gr8" draw:text-style-name="P13" draw:layer="layout" svg:width="2.288cm" svg:height="0.433cm" svg:x="3.39cm" svg:y="16.283cm">
          <draw:text-box>
            <text:p text:style-name="P10"><text:span text:style-name="T10">g</text:span><text:span text:style-name="T10">pi</text:span><text:span text:style-name="T10">o </text:span><text:span text:style-name="T10">re</text:span><text:span text:style-name="T10">a</text:span><text:span text:style-name="T10">d</text:span><text:span text:style-name="T10">al</text:span><text:span text:style-name="T10">l </text:span></text:p>
          </draw:text-box>
        </draw:frame>
        <draw:frame draw:style-name="gr8" draw:text-style-name="P13" draw:layer="layout" svg:width="1.107cm" svg:height="0.369cm" svg:x="5.694cm" svg:y="16.315cm">
          <draw:text-box>
            <text:p text:style-name="P10"><text:span text:style-name="T9">で</text:span><text:span text:style-name="T9">一</text:span><text:span text:style-name="T9">度</text:span></text:p>
          </draw:text-box>
        </draw:frame>
        <draw:frame draw:style-name="gr8" draw:text-style-name="P13" draw:layer="layout" svg:width="1.437cm" svg:height="0.433cm" svg:x="6.879cm" svg:y="16.283cm">
          <draw:text-box>
            <text:p text:style-name="P10"><text:span text:style-name="T10">w</text:span><text:span text:style-name="T10">iri</text:span><text:span text:style-name="T10">n</text:span><text:span text:style-name="T10">g</text:span><text:span text:style-name="T10">Pi</text:span></text:p>
          </draw:text-box>
        </draw:frame>
        <draw:frame draw:style-name="gr8" draw:text-style-name="P13" draw:layer="layout" svg:width="5.895cm" svg:height="0.369cm" svg:x="8.403cm" svg:y="16.315cm">
          <draw:text-box>
            <text:p text:style-name="P10"><text:span text:style-name="T9">で</text:span><text:span text:style-name="T9">の</text:span><text:span text:style-name="T9">ピ</text:span><text:span text:style-name="T9">ン</text:span><text:span text:style-name="T9">番</text:span><text:span text:style-name="T9">号</text:span><text:span text:style-name="T9">を</text:span><text:span text:style-name="T9">確</text:span><text:span text:style-name="T9">認</text:span><text:span text:style-name="T9">し</text:span><text:span text:style-name="T9">た</text:span><text:span text:style-name="T9">方</text:span><text:span text:style-name="T9">が</text:span><text:span text:style-name="T9">よ</text:span><text:span text:style-name="T9">い</text:span><text:span text:style-name="T9">。</text:span></text:p>
          </draw:text-box>
        </draw:frame>
        <draw:frame draw:style-name="gr8" draw:text-style-name="P13" draw:layer="layout" svg:width="0.37cm" svg:height="0.369cm" svg:x="2.544cm" svg:y="16.908cm">
          <draw:text-box>
            <text:p text:style-name="P10"><text:span text:style-name="T11"></text:span></text:p>
          </draw:text-box>
        </draw:frame>
        <draw:frame draw:style-name="gr8" draw:text-style-name="P13" draw:layer="layout" svg:width="0.739cm" svg:height="0.369cm" svg:x="3.179cm" svg:y="16.95cm">
          <draw:text-box>
            <text:p text:style-name="P10"><text:span text:style-name="T9">参</text:span><text:span text:style-name="T9">考</text:span></text:p>
          </draw:text-box>
        </draw:frame>
        <draw:line draw:style-name="gr9" draw:text-style-name="P9" draw:layer="layout" svg:x1="3.39cm" svg:y1="17.931cm" svg:x2="11.355cm" svg:y2="17.931cm">
          <text:p/>
        </draw:line>
        <draw:frame draw:style-name="gr8" draw:text-style-name="P13" draw:layer="layout" svg:width="8.011cm" svg:height="0.369cm" svg:x="3.39cm" svg:y="17.585cm">
          <draw:text-box>
            <text:p text:style-name="P10"><text:span text:style-name="T14">ht</text:span><text:span text:style-name="T14">tp</text:span><text:span text:style-name="T14">s:</text:span><text:span text:style-name="T14">//</text:span><text:span text:style-name="T14">vo</text:span><text:span text:style-name="T14">lt</text:span><text:span text:style-name="T14">ec</text:span><text:span text:style-name="T14">hn</text:span><text:span text:style-name="T14">o.</text:span><text:span text:style-name="T14">co</text:span><text:span text:style-name="T14">m/</text:span><text:span text:style-name="T14">bl</text:span><text:span text:style-name="T14">og</text:span><text:span text:style-name="T14">/p</text:span><text:span text:style-name="T14">ul</text:span><text:span text:style-name="T14">lu</text:span><text:span text:style-name="T14">p-</text:span><text:span text:style-name="T14">pu</text:span><text:span text:style-name="T14">ll</text:span><text:span text:style-name="T14">do</text:span><text:span text:style-name="T14">wn</text:span><text:span text:style-name="T14">/</text:span></text:p>
          </draw:text-box>
        </draw:frame>
        <draw:line draw:style-name="gr9" draw:text-style-name="P9" draw:layer="layout" svg:x1="3.39cm" svg:y1="18.566cm" svg:x2="10.985cm" svg:y2="18.566cm">
          <text:p/>
        </draw:line>
        <draw:frame draw:style-name="gr8" draw:text-style-name="P13" draw:layer="layout" svg:width="7.639cm" svg:height="0.369cm" svg:x="3.39cm" svg:y="18.22cm">
          <draw:text-box>
            <text:p text:style-name="P10"><text:span text:style-name="T14">ht</text:span><text:span text:style-name="T14">tp</text:span><text:span text:style-name="T14">s:</text:span><text:span text:style-name="T14">//</text:span><text:span text:style-name="T14">hn</text:span><text:span text:style-name="T14">w.</text:span><text:span text:style-name="T14">ha</text:span><text:span text:style-name="T14">te</text:span><text:span text:style-name="T14">na</text:span><text:span text:style-name="T14">bl</text:span><text:span text:style-name="T14">og</text:span><text:span text:style-name="T14">.c</text:span><text:span text:style-name="T14">om</text:span><text:span text:style-name="T14">/e</text:span><text:span text:style-name="T14">nt</text:span><text:span text:style-name="T14">ry</text:span><text:span text:style-name="T14">/2</text:span><text:span text:style-name="T14">01</text:span><text:span text:style-name="T14">50</text:span><text:span text:style-name="T14">60</text:span><text:span text:style-name="T14">7</text:span></text:p>
          </draw:text-box>
        </draw:frame>
        <draw:line draw:style-name="gr9" draw:text-style-name="P9" draw:layer="layout" svg:x1="3.39cm" svg:y1="19.201cm" svg:x2="10.244cm" svg:y2="19.201cm">
          <text:p/>
        </draw:line>
        <draw:frame draw:style-name="gr8" draw:text-style-name="P13" draw:layer="layout" svg:width="6.894cm" svg:height="0.369cm" svg:x="3.39cm" svg:y="18.855cm">
          <draw:text-box>
            <text:p text:style-name="P10"><text:span text:style-name="T14">ht</text:span><text:span text:style-name="T14">tp</text:span><text:span text:style-name="T14">:/</text:span><text:span text:style-name="T14">/w</text:span><text:span text:style-name="T14">ww</text:span><text:span text:style-name="T14">.g</text:span><text:span text:style-name="T14">re</text:span><text:span text:style-name="T14">en</text:span><text:span text:style-name="T14">si</text:span><text:span text:style-name="T14">gn</text:span><text:span text:style-name="T14">al</text:span><text:span text:style-name="T14">.j</text:span><text:span text:style-name="T14">p/</text:span><text:span text:style-name="T14">bl</text:span><text:span text:style-name="T14">og</text:span><text:span text:style-name="T14">/?</text:span><text:span text:style-name="T14">p=</text:span><text:span text:style-name="T14">62</text:span><text:span text:style-name="T14">5</text:span></text:p>
          </draw:text-box>
        </draw:frame>
        <draw:frame draw:style-name="gr8" draw:text-style-name="P13" draw:layer="layout" svg:width="2.212cm" svg:height="0.369cm" svg:x="1.909cm" svg:y="19.49cm">
          <draw:text-box>
            <text:p text:style-name="P10"><text:span text:style-name="T9">【</text:span><text:span text:style-name="T9">作</text:span><text:span text:style-name="T9">業</text:span><text:span text:style-name="T9">時</text:span><text:span text:style-name="T9">間</text:span><text:span text:style-name="T9">】</text:span></text:p>
          </draw:text-box>
        </draw:frame>
        <draw:frame draw:style-name="gr8" draw:text-style-name="P13" draw:layer="layout" svg:width="2.212cm" svg:height="0.369cm" svg:x="2.279cm" svg:y="20.125cm">
          <draw:text-box>
            <text:p text:style-name="P10"><text:span text:style-name="T9">・</text:span><text:span text:style-name="T9">作</text:span><text:span text:style-name="T9">業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468cm" svg:height="0.433cm" svg:x="4.501cm" svg:y="20.093cm">
          <draw:text-box>
            <text:p text:style-name="P10"><text:span text:style-name="T10">6</text:span><text:span text:style-name="T10">0</text:span></text:p>
          </draw:text-box>
        </draw:frame>
        <draw:frame draw:style-name="gr8" draw:text-style-name="P13" draw:layer="layout" svg:width="0.37cm" svg:height="0.369cm" svg:x="5.048cm" svg:y="20.125cm">
          <draw:text-box>
            <text:p text:style-name="P10"><text:span text:style-name="T9">分</text:span></text:p>
          </draw:text-box>
        </draw:frame>
        <draw:frame draw:style-name="gr8" draw:text-style-name="P13" draw:layer="layout" svg:width="3.317cm" svg:height="0.369cm" svg:x="2.279cm" svg:y="20.76cm">
          <draw:text-box>
            <text:p text:style-name="P10"><text:span text:style-name="T9">・</text:span><text:span text:style-name="T9">報</text:span><text:span text:style-name="T9">告</text:span><text:span text:style-name="T9">書</text:span><text:span text:style-name="T9">作</text:span><text:span text:style-name="T9">成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468cm" svg:height="0.433cm" svg:x="5.613cm" svg:y="20.728cm">
          <draw:text-box>
            <text:p text:style-name="P10"><text:span text:style-name="T10">6</text:span><text:span text:style-name="T10">0</text:span></text:p>
          </draw:text-box>
        </draw:frame>
        <draw:frame draw:style-name="gr8" draw:text-style-name="P13" draw:layer="layout" svg:width="0.37cm" svg:height="0.369cm" svg:x="6.16cm" svg:y="20.76cm">
          <draw:text-box>
            <text:p text:style-name="P10"><text:span text:style-name="T9">分</text:span></text:p>
          </draw:text-box>
        </draw:frame>
        <draw:frame draw:style-name="gr8" draw:text-style-name="P13" draw:layer="layout" svg:width="0.369cm" svg:height="0.433cm" svg:x="10.386cm" svg:y="27.088cm">
          <draw:text-box>
            <text:p text:style-name="P10"><text:span text:style-name="T10">2</text:span></text:p>
          </draw:text-box>
        </draw:frame>
      </draw:page>
      <draw:page draw:name="page7" draw:style-name="dp1" draw:master-page-name="master-page3">
        <draw:polygon draw:style-name="gr5" draw:text-style-name="P9" draw:layer="layout" svg:width="18.588cm" svg:height="28.533cm" svg:x="1.82cm" svg:y="0.74cm" svg:viewBox="0 0 18589 28534" draw:points="9297,28534 0,28534 0,0 18589,0 18589,28534">
          <text:p/>
        </draw:polygon>
        <draw:frame draw:style-name="gr6" draw:text-style-name="P11" draw:layer="layout" svg:width="5.082cm" svg:height="0.848cm" svg:x="3.694cm" svg:y="1.544cm">
          <draw:text-box>
            <text:p text:style-name="P10"><text:span text:style-name="T5">作</text:span><text:span text:style-name="T5">業</text:span><text:span text:style-name="T5">報</text:span><text:span text:style-name="T5">告</text:span><text:span text:style-name="T5">書</text:span><text:span text:style-name="T5">（</text:span></text:p>
          </draw:text-box>
        </draw:frame>
        <draw:frame draw:style-name="gr6" draw:text-style-name="P11" draw:layer="layout" svg:width="2.153cm" svg:height="0.987cm" svg:x="8.774cm" svg:y="1.504cm">
          <draw:text-box>
            <text:p text:style-name="P10"><text:span text:style-name="T6">2</text:span><text:span text:style-name="T6">0</text:span><text:span text:style-name="T6">1</text:span><text:span text:style-name="T6">9</text:span></text:p>
          </draw:text-box>
        </draw:frame>
        <draw:frame draw:style-name="gr6" draw:text-style-name="P11" draw:layer="layout" svg:width="0.849cm" svg:height="0.848cm" svg:x="11.098cm" svg:y="1.544cm">
          <draw:text-box>
            <text:p text:style-name="P10"><text:span text:style-name="T5">年</text:span></text:p>
          </draw:text-box>
        </draw:frame>
        <draw:frame draw:style-name="gr6" draw:text-style-name="P11" draw:layer="layout" svg:width="1.077cm" svg:height="0.987cm" svg:x="12.114cm" svg:y="1.504cm">
          <draw:text-box>
            <text:p text:style-name="P10"><text:span text:style-name="T6">1</text:span><text:span text:style-name="T6">0</text:span></text:p>
          </draw:text-box>
        </draw:frame>
        <draw:frame draw:style-name="gr6" draw:text-style-name="P11" draw:layer="layout" svg:width="0.849cm" svg:height="0.848cm" svg:x="13.36cm" svg:y="1.544cm">
          <draw:text-box>
            <text:p text:style-name="P10"><text:span text:style-name="T5">月</text:span></text:p>
          </draw:text-box>
        </draw:frame>
        <draw:frame draw:style-name="gr6" draw:text-style-name="P11" draw:layer="layout" svg:width="1.077cm" svg:height="0.987cm" svg:x="14.376cm" svg:y="1.504cm">
          <draw:text-box>
            <text:p text:style-name="P10"><text:span text:style-name="T6">2</text:span><text:span text:style-name="T6">8</text:span></text:p>
          </draw:text-box>
        </draw:frame>
        <draw:frame draw:style-name="gr6" draw:text-style-name="P11" draw:layer="layout" svg:width="1.695cm" svg:height="0.848cm" svg:x="15.625cm" svg:y="1.544cm">
          <draw:text-box>
            <text:p text:style-name="P10"><text:span text:style-name="T5">日</text:span><text:span text:style-name="T5">）</text:span></text:p>
          </draw:text-box>
        </draw:frame>
        <draw:frame draw:style-name="gr7" draw:text-style-name="P12" draw:layer="layout" svg:width="1.865cm" svg:height="0.581cm" svg:x="15.014cm" svg:y="2.586cm">
          <draw:text-box>
            <text:p text:style-name="P10"><text:span text:style-name="T7">j</text:span><text:span text:style-name="T7">1</text:span><text:span text:style-name="T7">6</text:span><text:span text:style-name="T7">4</text:span><text:span text:style-name="T7">3</text:span><text:span text:style-name="T7">4 </text:span></text:p>
          </draw:text-box>
        </draw:frame>
        <draw:frame draw:style-name="gr7" draw:text-style-name="P12" draw:layer="layout" svg:width="2.233cm" svg:height="0.496cm" svg:x="16.88cm" svg:y="2.61cm">
          <draw:text-box>
            <text:p text:style-name="P10"><text:span text:style-name="T8">福</text:span><text:span text:style-name="T8">原</text:span><text:span text:style-name="T8"> </text:span><text:span text:style-name="T8">誠</text:span><text:span text:style-name="T8">也</text:span></text:p>
          </draw:text-box>
        </draw:frame>
        <draw:frame draw:style-name="gr8" draw:text-style-name="P13" draw:layer="layout" svg:width="2.212cm" svg:height="0.369cm" svg:x="1.909cm" svg:y="4.25cm">
          <draw:text-box>
            <text:p text:style-name="P10"><text:span text:style-name="T9">【</text:span><text:span text:style-name="T9">作</text:span><text:span text:style-name="T9">業</text:span><text:span text:style-name="T9">内</text:span><text:span text:style-name="T9">容</text:span><text:span text:style-name="T9">】</text:span></text:p>
          </draw:text-box>
        </draw:frame>
        <draw:frame draw:style-name="gr8" draw:text-style-name="P13" draw:layer="layout" svg:width="3.685cm" svg:height="0.369cm" svg:x="2.279cm" svg:y="4.885cm">
          <draw:text-box>
            <text:p text:style-name="P10"><text:span text:style-name="T9">ス</text:span><text:span text:style-name="T9">イ</text:span><text:span text:style-name="T9">ッ</text:span><text:span text:style-name="T9">チ</text:span><text:span text:style-name="T9">を</text:span><text:span text:style-name="T9">押</text:span><text:span text:style-name="T9">す</text:span><text:span text:style-name="T9">た</text:span><text:span text:style-name="T9">び</text:span><text:span text:style-name="T9">に</text:span></text:p>
          </draw:text-box>
        </draw:frame>
        <draw:frame draw:style-name="gr8" draw:text-style-name="P13" draw:layer="layout" svg:width="0.369cm" svg:height="0.433cm" svg:x="6.057cm" svg:y="4.853cm">
          <draw:text-box>
            <text:p text:style-name="P10"><text:span text:style-name="T10">L</text:span></text:p>
          </draw:text-box>
        </draw:frame>
        <draw:frame draw:style-name="gr8" draw:text-style-name="P13" draw:layer="layout" svg:width="2.212cm" svg:height="0.369cm" svg:x="6.339cm" svg:y="4.885cm">
          <draw:text-box>
            <text:p text:style-name="P10"><text:span text:style-name="T9">チ</text:span><text:span text:style-name="T9">カ</text:span><text:span text:style-name="T9">さ</text:span><text:span text:style-name="T9">せ</text:span><text:span text:style-name="T9">る</text:span><text:span text:style-name="T9">。</text:span></text:p>
          </draw:text-box>
        </draw:frame>
        <draw:frame draw:style-name="gr8" draw:text-style-name="P13" draw:layer="layout" svg:width="5.527cm" svg:height="0.369cm" svg:x="2.279cm" svg:y="5.52cm">
          <draw:text-box>
            <text:p text:style-name="P10"><text:span text:style-name="T9">チ</text:span><text:span text:style-name="T9">ャ</text:span><text:span text:style-name="T9">タ</text:span><text:span text:style-name="T9">リ</text:span><text:span text:style-name="T9">ン</text:span><text:span text:style-name="T9">グ</text:span><text:span text:style-name="T9">の</text:span><text:span text:style-name="T9">問</text:span><text:span text:style-name="T9">題</text:span><text:span text:style-name="T9">を</text:span><text:span text:style-name="T9">解</text:span><text:span text:style-name="T9">決</text:span><text:span text:style-name="T9">す</text:span><text:span text:style-name="T9">る</text:span><text:span text:style-name="T9">。</text:span></text:p>
          </draw:text-box>
        </draw:frame>
        <draw:frame draw:style-name="gr8" draw:text-style-name="P13" draw:layer="layout" svg:width="2.212cm" svg:height="0.369cm" svg:x="1.909cm" svg:y="6.155cm">
          <draw:text-box>
            <text:p text:style-name="P10"><text:span text:style-name="T9">【</text:span><text:span text:style-name="T9">作</text:span><text:span text:style-name="T9">業</text:span><text:span text:style-name="T9">項</text:span><text:span text:style-name="T9">目</text:span><text:span text:style-name="T9">】</text:span></text:p>
          </draw:text-box>
        </draw:frame>
        <draw:frame draw:style-name="gr8" draw:text-style-name="P13" draw:layer="layout" svg:width="2.58cm" svg:height="0.369cm" svg:x="1.909cm" svg:y="6.79cm">
          <draw:text-box>
            <text:p text:style-name="P10"><text:span text:style-name="T9">　</text:span><text:span text:style-name="T9">ソ</text:span><text:span text:style-name="T9">ー</text:span><text:span text:style-name="T9">ス</text:span><text:span text:style-name="T9">コ</text:span><text:span text:style-name="T9">ー</text:span><text:span text:style-name="T9">ド</text:span></text:p>
          </draw:text-box>
        </draw:frame>
        <draw:frame draw:style-name="gr8" draw:text-style-name="P13" draw:layer="layout" svg:width="4.168cm" svg:height="0.433cm" svg:x="2.279cm" svg:y="7.393cm">
          <draw:text-box>
            <text:p text:style-name="P10"><text:span text:style-name="T10">#</text:span><text:span text:style-name="T10">in</text:span><text:span text:style-name="T10">cl</text:span><text:span text:style-name="T10">u</text:span><text:span text:style-name="T10">d</text:span><text:span text:style-name="T10">e </text:span><text:span text:style-name="T10">&lt;</text:span><text:span text:style-name="T10">w</text:span><text:span text:style-name="T10">iri</text:span><text:span text:style-name="T10">n</text:span><text:span text:style-name="T10">g</text:span><text:span text:style-name="T10">Pi</text:span><text:span text:style-name="T10">.h</text:span><text:span text:style-name="T10">&gt;</text:span></text:p>
          </draw:text-box>
        </draw:frame>
        <draw:frame draw:style-name="gr8" draw:text-style-name="P13" draw:layer="layout" svg:width="3.617cm" svg:height="0.433cm" svg:x="2.279cm" svg:y="8.028cm">
          <draw:text-box>
            <text:p text:style-name="P10"><text:span text:style-name="T10">#</text:span><text:span text:style-name="T10">in</text:span><text:span text:style-name="T10">cl</text:span><text:span text:style-name="T10">u</text:span><text:span text:style-name="T10">d</text:span><text:span text:style-name="T10">e </text:span><text:span text:style-name="T10">&lt;</text:span><text:span text:style-name="T10">st</text:span><text:span text:style-name="T10">di</text:span><text:span text:style-name="T10">o.</text:span><text:span text:style-name="T10">h</text:span><text:span text:style-name="T10">&gt;</text:span></text:p>
          </draw:text-box>
        </draw:frame>
        <draw:frame draw:style-name="gr8" draw:text-style-name="P13" draw:layer="layout" svg:width="3.736cm" svg:height="0.433cm" svg:x="2.279cm" svg:y="8.663cm">
          <draw:text-box>
            <text:p text:style-name="P10"><text:span text:style-name="T10">#</text:span><text:span text:style-name="T10">in</text:span><text:span text:style-name="T10">cl</text:span><text:span text:style-name="T10">u</text:span><text:span text:style-name="T10">d</text:span><text:span text:style-name="T10">e </text:span><text:span text:style-name="T10">&lt;</text:span><text:span text:style-name="T10">st</text:span><text:span text:style-name="T10">dl</text:span><text:span text:style-name="T10">ib</text:span><text:span text:style-name="T10">.h</text:span><text:span text:style-name="T10">&gt;</text:span></text:p>
          </draw:text-box>
        </draw:frame>
        <draw:frame draw:style-name="gr8" draw:text-style-name="P13" draw:layer="layout" svg:width="5.154cm" svg:height="0.433cm" svg:x="2.279cm" svg:y="9.933cm">
          <draw:text-box>
            <text:p text:style-name="P10"><text:span text:style-name="T10">#</text:span><text:span text:style-name="T10">d</text:span><text:span text:style-name="T10">e</text:span><text:span text:style-name="T10">fi</text:span><text:span text:style-name="T10">n</text:span><text:span text:style-name="T10">e </text:span><text:span text:style-name="T10">G</text:span><text:span text:style-name="T10">PI</text:span><text:span text:style-name="T10">O</text:span><text:span text:style-name="T10">1</text:span><text:span text:style-name="T10">7 </text:span><text:span text:style-name="T10">0 </text:span><text:span text:style-name="T10">// </text:span><text:span text:style-name="T10">G</text:span><text:span text:style-name="T10">PI</text:span><text:span text:style-name="T10">O</text:span><text:span text:style-name="T10">1</text:span><text:span text:style-name="T10">7</text:span></text:p>
          </draw:text-box>
        </draw:frame>
        <draw:frame draw:style-name="gr8" draw:text-style-name="P13" draw:layer="layout" svg:width="5.154cm" svg:height="0.433cm" svg:x="2.279cm" svg:y="10.568cm">
          <draw:text-box>
            <text:p text:style-name="P10"><text:span text:style-name="T10">#</text:span><text:span text:style-name="T10">d</text:span><text:span text:style-name="T10">e</text:span><text:span text:style-name="T10">fi</text:span><text:span text:style-name="T10">n</text:span><text:span text:style-name="T10">e </text:span><text:span text:style-name="T10">G</text:span><text:span text:style-name="T10">PI</text:span><text:span text:style-name="T10">O</text:span><text:span text:style-name="T10">1</text:span><text:span text:style-name="T10">8 </text:span><text:span text:style-name="T10">1 </text:span><text:span text:style-name="T10">// </text:span><text:span text:style-name="T10">G</text:span><text:span text:style-name="T10">PI</text:span><text:span text:style-name="T10">O</text:span><text:span text:style-name="T10">1</text:span><text:span text:style-name="T10">8</text:span></text:p>
          </draw:text-box>
        </draw:frame>
        <draw:frame draw:style-name="gr8" draw:text-style-name="P13" draw:layer="layout" svg:width="1.805cm" svg:height="0.433cm" svg:x="2.279cm" svg:y="11.838cm">
          <draw:text-box>
            <text:p text:style-name="P10"><text:span text:style-name="T10">in</text:span><text:span text:style-name="T10">t </text:span><text:span text:style-name="T10">m</text:span><text:span text:style-name="T10">ai</text:span><text:span text:style-name="T10">n(</text:span><text:span text:style-name="T10">)</text:span></text:p>
          </draw:text-box>
        </draw:frame>
        <draw:frame draw:style-name="gr8" draw:text-style-name="P13" draw:layer="layout" svg:width="0.369cm" svg:height="0.433cm" svg:x="2.279cm" svg:y="12.473cm">
          <draw:text-box>
            <text:p text:style-name="P10"><text:span text:style-name="T10">{</text:span></text:p>
          </draw:text-box>
        </draw:frame>
        <draw:frame draw:style-name="gr8" draw:text-style-name="P13" draw:layer="layout" svg:width="0.747cm" svg:height="0.369cm" svg:x="2.279cm" svg:y="13.14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0.823cm" svg:height="0.433cm" svg:x="3.02cm" svg:y="13.108cm">
          <draw:text-box>
            <text:p text:style-name="P10"><text:span text:style-name="T10">in</text:span><text:span text:style-name="T10">t </text:span><text:span text:style-name="T10">i;</text:span></text:p>
          </draw:text-box>
        </draw:frame>
        <draw:frame draw:style-name="gr8" draw:text-style-name="P13" draw:layer="layout" svg:width="0.747cm" svg:height="0.369cm" svg:x="2.279cm" svg:y="14.41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6.098cm" svg:height="0.433cm" svg:x="3.02cm" svg:y="14.378cm">
          <draw:text-box>
            <text:p text:style-name="P10"><text:span text:style-name="T10">if </text:span><text:span text:style-name="T10">(</text:span><text:span text:style-name="T10">w</text:span><text:span text:style-name="T10">iri</text:span><text:span text:style-name="T10">n</text:span><text:span text:style-name="T10">g</text:span><text:span text:style-name="T10">Pi</text:span><text:span text:style-name="T10">S</text:span><text:span text:style-name="T10">et</text:span><text:span text:style-name="T10">u</text:span><text:span text:style-name="T10">p(</text:span><text:span text:style-name="T10">) </text:span><text:span text:style-name="T10">=</text:span><text:span text:style-name="T10">= </text:span><text:span text:style-name="T10">-1</text:span><text:span text:style-name="T10">) </text:span><text:span text:style-name="T10">e</text:span><text:span text:style-name="T10">xi</text:span><text:span text:style-name="T10">t(</text:span><text:span text:style-name="T10">1)</text:span><text:span text:style-name="T10">;</text:span></text:p>
          </draw:text-box>
        </draw:frame>
        <draw:frame draw:style-name="gr8" draw:text-style-name="P13" draw:layer="layout" svg:width="0.747cm" svg:height="0.369cm" svg:x="2.279cm" svg:y="15.68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5.086cm" svg:height="0.433cm" svg:x="3.02cm" svg:y="15.648cm">
          <draw:text-box>
            <text:p text:style-name="P10"><text:span text:style-name="T10">pi</text:span><text:span text:style-name="T10">n</text:span><text:span text:style-name="T10">M</text:span><text:span text:style-name="T10">o</text:span><text:span text:style-name="T10">d</text:span><text:span text:style-name="T10">e(</text:span><text:span text:style-name="T10">G</text:span><text:span text:style-name="T10">PI</text:span><text:span text:style-name="T10">O</text:span><text:span text:style-name="T10">1</text:span><text:span text:style-name="T10">7, </text:span><text:span text:style-name="T10">O</text:span><text:span text:style-name="T10">U</text:span><text:span text:style-name="T10">T</text:span><text:span text:style-name="T10">P</text:span><text:span text:style-name="T10">U</text:span><text:span text:style-name="T10">T)</text:span><text:span text:style-name="T10">;</text:span></text:p>
          </draw:text-box>
        </draw:frame>
        <draw:frame draw:style-name="gr8" draw:text-style-name="P13" draw:layer="layout" svg:width="0.747cm" svg:height="0.369cm" svg:x="2.279cm" svg:y="16.315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4.688cm" svg:height="0.433cm" svg:x="3.02cm" svg:y="16.283cm">
          <draw:text-box>
            <text:p text:style-name="P10"><text:span text:style-name="T10">pi</text:span><text:span text:style-name="T10">n</text:span><text:span text:style-name="T10">M</text:span><text:span text:style-name="T10">o</text:span><text:span text:style-name="T10">d</text:span><text:span text:style-name="T10">e(</text:span><text:span text:style-name="T10">G</text:span><text:span text:style-name="T10">PI</text:span><text:span text:style-name="T10">O</text:span><text:span text:style-name="T10">1</text:span><text:span text:style-name="T10">8, </text:span><text:span text:style-name="T10">IN</text:span><text:span text:style-name="T10">P</text:span><text:span text:style-name="T10">U</text:span><text:span text:style-name="T10">T)</text:span><text:span text:style-name="T10">;</text:span></text:p>
          </draw:text-box>
        </draw:frame>
        <draw:frame draw:style-name="gr8" draw:text-style-name="P13" draw:layer="layout" svg:width="0.747cm" svg:height="0.369cm" svg:x="2.279cm" svg:y="16.95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6.487cm" svg:height="0.433cm" svg:x="3.02cm" svg:y="16.918cm">
          <draw:text-box>
            <text:p text:style-name="P10"><text:span text:style-name="T10">p</text:span><text:span text:style-name="T10">ul</text:span><text:span text:style-name="T10">lU</text:span><text:span text:style-name="T10">p</text:span><text:span text:style-name="T10">D</text:span><text:span text:style-name="T10">n</text:span><text:span text:style-name="T10">C</text:span><text:span text:style-name="T10">o</text:span><text:span text:style-name="T10">nt</text:span><text:span text:style-name="T10">ro</text:span><text:span text:style-name="T10">l(</text:span><text:span text:style-name="T10">G</text:span><text:span text:style-name="T10">PI</text:span><text:span text:style-name="T10">O</text:span><text:span text:style-name="T10">1</text:span><text:span text:style-name="T10">8, </text:span><text:span text:style-name="T10">P</text:span><text:span text:style-name="T10">U</text:span><text:span text:style-name="T10">D</text:span><text:span text:style-name="T10">_</text:span><text:span text:style-name="T10">U</text:span><text:span text:style-name="T10">P)</text:span><text:span text:style-name="T10">;</text:span></text:p>
          </draw:text-box>
        </draw:frame>
        <draw:frame draw:style-name="gr8" draw:text-style-name="P13" draw:layer="layout" svg:width="0.747cm" svg:height="0.369cm" svg:x="2.279cm" svg:y="18.22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1.721cm" svg:height="0.433cm" svg:x="3.02cm" svg:y="18.188cm">
          <draw:text-box>
            <text:p text:style-name="P10"><text:span text:style-name="T10">w</text:span><text:span text:style-name="T10">hi</text:span><text:span text:style-name="T10">le</text:span><text:span text:style-name="T10">(1</text:span><text:span text:style-name="T10">){</text:span></text:p>
          </draw:text-box>
        </draw:frame>
        <draw:frame draw:style-name="gr8" draw:text-style-name="P13" draw:layer="layout" svg:width="1.492cm" svg:height="0.369cm" svg:x="2.279cm" svg:y="19.49cm">
          <draw:text-box>
            <text:p text:style-name="P10"><text:span text:style-name="T9"><text:s text:c="3"/></text:span><text:span text:style-name="T9"><text:s text:c="3"/></text:span><text:span text:style-name="T9"><text:s text:c="2"/></text:span></text:p>
          </draw:text-box>
        </draw:frame>
        <draw:frame draw:style-name="gr8" draw:text-style-name="P13" draw:layer="layout" svg:width="5.679cm" svg:height="0.433cm" svg:x="3.761cm" svg:y="19.458cm">
          <draw:text-box>
            <text:p text:style-name="P10"><text:span text:style-name="T10">if </text:span><text:span text:style-name="T10">(d</text:span><text:span text:style-name="T10">ig</text:span><text:span text:style-name="T10">it</text:span><text:span text:style-name="T10">al</text:span><text:span text:style-name="T10">R</text:span><text:span text:style-name="T10">e</text:span><text:span text:style-name="T10">a</text:span><text:span text:style-name="T10">d(</text:span><text:span text:style-name="T10">G</text:span><text:span text:style-name="T10">PI</text:span><text:span text:style-name="T10">O</text:span><text:span text:style-name="T10">1</text:span><text:span text:style-name="T10">8) </text:span><text:span text:style-name="T10">=</text:span><text:span text:style-name="T10">= </text:span><text:span text:style-name="T10">0)</text:span><text:span text:style-name="T10">{</text:span></text:p>
          </draw:text-box>
        </draw:frame>
        <draw:frame draw:style-name="gr8" draw:text-style-name="P13" draw:layer="layout" svg:width="2.237cm" svg:height="0.369cm" svg:x="2.279cm" svg:y="20.76cm">
          <draw:text-box>
            <text:p text:style-name="P10"><text:span text:style-name="T9"><text:s text:c="3"/></text:span><text:span text:style-name="T9"><text:s text:c="3"/></text:span><text:span text:style-name="T9"><text:s text:c="3"/></text:span><text:span text:style-name="T9"><text:s text:c="3"/></text:span></text:p>
          </draw:text-box>
        </draw:frame>
        <draw:frame draw:style-name="gr8" draw:text-style-name="P13" draw:layer="layout" svg:width="0.844cm" svg:height="0.433cm" svg:x="4.501cm" svg:y="20.728cm">
          <draw:text-box>
            <text:p text:style-name="P10"><text:span text:style-name="T10">i</text:span><text:span text:style-name="T10">+</text:span><text:span text:style-name="T10">+</text:span><text:span text:style-name="T10">;</text:span></text:p>
          </draw:text-box>
        </draw:frame>
        <draw:frame draw:style-name="gr8" draw:text-style-name="P13" draw:layer="layout" svg:width="2.237cm" svg:height="0.369cm" svg:x="2.279cm" svg:y="22.03cm">
          <draw:text-box>
            <text:p text:style-name="P10"><text:span text:style-name="T9"><text:s text:c="3"/></text:span><text:span text:style-name="T9"><text:s text:c="3"/></text:span><text:span text:style-name="T9"><text:s text:c="3"/></text:span><text:span text:style-name="T9"><text:s text:c="3"/></text:span></text:p>
          </draw:text-box>
        </draw:frame>
        <draw:frame draw:style-name="gr8" draw:text-style-name="P13" draw:layer="layout" svg:width="5.052cm" svg:height="0.433cm" svg:x="4.501cm" svg:y="21.998cm">
          <draw:text-box>
            <text:p text:style-name="P10"><text:span text:style-name="T10">di</text:span><text:span text:style-name="T10">gi</text:span><text:span text:style-name="T10">ta</text:span><text:span text:style-name="T10">l</text:span><text:span text:style-name="T10">W</text:span><text:span text:style-name="T10">ri</text:span><text:span text:style-name="T10">te</text:span><text:span text:style-name="T10">(</text:span><text:span text:style-name="T10">G</text:span><text:span text:style-name="T10">PI</text:span><text:span text:style-name="T10">O</text:span><text:span text:style-name="T10">1</text:span><text:span text:style-name="T10">7, </text:span><text:span text:style-name="T10">i </text:span><text:span text:style-name="T10">% </text:span><text:span text:style-name="T10">2)</text:span><text:span text:style-name="T10">;</text:span></text:p>
          </draw:text-box>
        </draw:frame>
        <draw:frame draw:style-name="gr8" draw:text-style-name="P13" draw:layer="layout" svg:width="2.237cm" svg:height="0.369cm" svg:x="2.279cm" svg:y="23.3cm">
          <draw:text-box>
            <text:p text:style-name="P10"><text:span text:style-name="T9"><text:s text:c="3"/></text:span><text:span text:style-name="T9"><text:s text:c="3"/></text:span><text:span text:style-name="T9"><text:s text:c="3"/></text:span><text:span text:style-name="T9"><text:s text:c="3"/></text:span></text:p>
          </draw:text-box>
        </draw:frame>
        <draw:frame draw:style-name="gr8" draw:text-style-name="P13" draw:layer="layout" svg:width="6.53cm" svg:height="0.433cm" svg:x="4.501cm" svg:y="23.268cm">
          <draw:text-box>
            <text:p text:style-name="P10"><text:span text:style-name="T10">w</text:span><text:span text:style-name="T10">hi</text:span><text:span text:style-name="T10">le </text:span><text:span text:style-name="T10">(d</text:span><text:span text:style-name="T10">ig</text:span><text:span text:style-name="T10">it</text:span><text:span text:style-name="T10">al</text:span><text:span text:style-name="T10">R</text:span><text:span text:style-name="T10">e</text:span><text:span text:style-name="T10">a</text:span><text:span text:style-name="T10">d(</text:span><text:span text:style-name="T10">G</text:span><text:span text:style-name="T10">PI</text:span><text:span text:style-name="T10">O</text:span><text:span text:style-name="T10">1</text:span><text:span text:style-name="T10">8) </text:span><text:span text:style-name="T10">=</text:span><text:span text:style-name="T10">= </text:span><text:span text:style-name="T10">0) </text:span><text:span text:style-name="T10">{</text:span></text:p>
          </draw:text-box>
        </draw:frame>
        <draw:frame draw:style-name="gr8" draw:text-style-name="P13" draw:layer="layout" svg:width="2.982cm" svg:height="0.369cm" svg:x="2.279cm" svg:y="23.935cm">
          <draw:text-box>
            <text:p text:style-name="P10"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/></text:span></text:p>
          </draw:text-box>
        </draw:frame>
        <draw:frame draw:style-name="gr8" draw:text-style-name="P13" draw:layer="layout" svg:width="1.649cm" svg:height="0.433cm" svg:x="5.242cm" svg:y="23.903cm">
          <draw:text-box>
            <text:p text:style-name="P10"><text:span text:style-name="T10">d</text:span><text:span text:style-name="T10">el</text:span><text:span text:style-name="T10">a</text:span><text:span text:style-name="T10">y(</text:span><text:span text:style-name="T10">1)</text:span><text:span text:style-name="T10">;</text:span></text:p>
          </draw:text-box>
        </draw:frame>
        <draw:frame draw:style-name="gr8" draw:text-style-name="P13" draw:layer="layout" svg:width="2.237cm" svg:height="0.369cm" svg:x="2.279cm" svg:y="24.57cm">
          <draw:text-box>
            <text:p text:style-name="P10"><text:span text:style-name="T9"><text:s text:c="3"/></text:span><text:span text:style-name="T9"><text:s text:c="3"/></text:span><text:span text:style-name="T9"><text:s text:c="3"/></text:span><text:span text:style-name="T9"><text:s text:c="3"/></text:span></text:p>
          </draw:text-box>
        </draw:frame>
        <draw:frame draw:style-name="gr8" draw:text-style-name="P13" draw:layer="layout" svg:width="0.369cm" svg:height="0.433cm" svg:x="4.501cm" svg:y="24.538cm">
          <draw:text-box>
            <text:p text:style-name="P10"><text:span text:style-name="T10">}</text:span></text:p>
          </draw:text-box>
        </draw:frame>
        <draw:frame draw:style-name="gr8" draw:text-style-name="P13" draw:layer="layout" svg:width="1.492cm" svg:height="0.369cm" svg:x="2.279cm" svg:y="25.84cm">
          <draw:text-box>
            <text:p text:style-name="P10"><text:span text:style-name="T9"><text:s text:c="3"/></text:span><text:span text:style-name="T9"><text:s text:c="3"/></text:span><text:span text:style-name="T9"><text:s text:c="2"/></text:span></text:p>
          </draw:text-box>
        </draw:frame>
        <draw:frame draw:style-name="gr8" draw:text-style-name="P13" draw:layer="layout" svg:width="0.369cm" svg:height="0.433cm" svg:x="3.761cm" svg:y="25.808cm">
          <draw:text-box>
            <text:p text:style-name="P10"><text:span text:style-name="T10">}</text:span></text:p>
          </draw:text-box>
        </draw:frame>
        <draw:frame draw:style-name="gr8" draw:text-style-name="P13" draw:layer="layout" svg:width="0.747cm" svg:height="0.369cm" svg:x="2.279cm" svg:y="26.475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0.369cm" svg:height="0.433cm" svg:x="3.02cm" svg:y="26.443cm">
          <draw:text-box>
            <text:p text:style-name="P10"><text:span text:style-name="T10">}</text:span></text:p>
          </draw:text-box>
        </draw:frame>
        <draw:frame draw:style-name="gr8" draw:text-style-name="P13" draw:layer="layout" svg:width="0.369cm" svg:height="0.433cm" svg:x="10.386cm" svg:y="27.088cm">
          <draw:text-box>
            <text:p text:style-name="P10"><text:span text:style-name="T10">1</text:span></text:p>
          </draw:text-box>
        </draw:frame>
      </draw:page>
      <draw:page draw:name="page8" draw:style-name="dp1" draw:master-page-name="master-page3">
        <draw:polygon draw:style-name="gr5" draw:text-style-name="P9" draw:layer="layout" svg:width="18.588cm" svg:height="28.533cm" svg:x="1.82cm" svg:y="0.74cm" svg:viewBox="0 0 18589 28534" draw:points="9297,28534 0,28534 0,0 18589,0 18589,28534">
          <text:p/>
        </draw:polygon>
        <draw:frame draw:style-name="gr6" draw:text-style-name="P11" draw:layer="layout" svg:width="5.082cm" svg:height="0.848cm" svg:x="3.694cm" svg:y="1.544cm">
          <draw:text-box>
            <text:p text:style-name="P10"><text:span text:style-name="T5">作</text:span><text:span text:style-name="T5">業</text:span><text:span text:style-name="T5">報</text:span><text:span text:style-name="T5">告</text:span><text:span text:style-name="T5">書</text:span><text:span text:style-name="T5">（</text:span></text:p>
          </draw:text-box>
        </draw:frame>
        <draw:frame draw:style-name="gr6" draw:text-style-name="P11" draw:layer="layout" svg:width="2.153cm" svg:height="0.987cm" svg:x="8.774cm" svg:y="1.504cm">
          <draw:text-box>
            <text:p text:style-name="P10"><text:span text:style-name="T6">2</text:span><text:span text:style-name="T6">0</text:span><text:span text:style-name="T6">1</text:span><text:span text:style-name="T6">9</text:span></text:p>
          </draw:text-box>
        </draw:frame>
        <draw:frame draw:style-name="gr6" draw:text-style-name="P11" draw:layer="layout" svg:width="0.849cm" svg:height="0.848cm" svg:x="11.098cm" svg:y="1.544cm">
          <draw:text-box>
            <text:p text:style-name="P10"><text:span text:style-name="T5">年</text:span></text:p>
          </draw:text-box>
        </draw:frame>
        <draw:frame draw:style-name="gr6" draw:text-style-name="P11" draw:layer="layout" svg:width="1.077cm" svg:height="0.987cm" svg:x="12.114cm" svg:y="1.504cm">
          <draw:text-box>
            <text:p text:style-name="P10"><text:span text:style-name="T6">1</text:span><text:span text:style-name="T6">0</text:span></text:p>
          </draw:text-box>
        </draw:frame>
        <draw:frame draw:style-name="gr6" draw:text-style-name="P11" draw:layer="layout" svg:width="0.849cm" svg:height="0.848cm" svg:x="13.36cm" svg:y="1.544cm">
          <draw:text-box>
            <text:p text:style-name="P10"><text:span text:style-name="T5">月</text:span></text:p>
          </draw:text-box>
        </draw:frame>
        <draw:frame draw:style-name="gr6" draw:text-style-name="P11" draw:layer="layout" svg:width="1.077cm" svg:height="0.987cm" svg:x="14.376cm" svg:y="1.504cm">
          <draw:text-box>
            <text:p text:style-name="P10"><text:span text:style-name="T6">2</text:span><text:span text:style-name="T6">8</text:span></text:p>
          </draw:text-box>
        </draw:frame>
        <draw:frame draw:style-name="gr6" draw:text-style-name="P11" draw:layer="layout" svg:width="1.695cm" svg:height="0.848cm" svg:x="15.625cm" svg:y="1.544cm">
          <draw:text-box>
            <text:p text:style-name="P10"><text:span text:style-name="T5">日</text:span><text:span text:style-name="T5">）</text:span></text:p>
          </draw:text-box>
        </draw:frame>
        <draw:frame draw:style-name="gr7" draw:text-style-name="P12" draw:layer="layout" svg:width="1.865cm" svg:height="0.581cm" svg:x="15.014cm" svg:y="2.586cm">
          <draw:text-box>
            <text:p text:style-name="P10"><text:span text:style-name="T7">j</text:span><text:span text:style-name="T7">1</text:span><text:span text:style-name="T7">6</text:span><text:span text:style-name="T7">4</text:span><text:span text:style-name="T7">3</text:span><text:span text:style-name="T7">4 </text:span></text:p>
          </draw:text-box>
        </draw:frame>
        <draw:frame draw:style-name="gr7" draw:text-style-name="P12" draw:layer="layout" svg:width="2.233cm" svg:height="0.496cm" svg:x="16.88cm" svg:y="2.61cm">
          <draw:text-box>
            <text:p text:style-name="P10"><text:span text:style-name="T8">福</text:span><text:span text:style-name="T8">原</text:span><text:span text:style-name="T8"> </text:span><text:span text:style-name="T8">誠</text:span><text:span text:style-name="T8">也</text:span></text:p>
          </draw:text-box>
        </draw:frame>
        <draw:frame draw:style-name="gr8" draw:text-style-name="P13" draw:layer="layout" svg:width="0.747cm" svg:height="0.369cm" svg:x="2.279cm" svg:y="4.25cm">
          <draw:text-box>
            <text:p text:style-name="P10"><text:span text:style-name="T9"><text:s text:c="3"/></text:span><text:span text:style-name="T9"><text:s/></text:span></text:p>
          </draw:text-box>
        </draw:frame>
        <draw:frame draw:style-name="gr8" draw:text-style-name="P13" draw:layer="layout" svg:width="1.602cm" svg:height="0.433cm" svg:x="3.02cm" svg:y="4.218cm">
          <draw:text-box>
            <text:p text:style-name="P10"><text:span text:style-name="T10">re</text:span><text:span text:style-name="T10">tu</text:span><text:span text:style-name="T10">rn </text:span><text:span text:style-name="T10">0;</text:span></text:p>
          </draw:text-box>
        </draw:frame>
        <draw:frame draw:style-name="gr8" draw:text-style-name="P13" draw:layer="layout" svg:width="0.369cm" svg:height="0.433cm" svg:x="2.279cm" svg:y="4.853cm">
          <draw:text-box>
            <text:p text:style-name="P10"><text:span text:style-name="T10">}</text:span></text:p>
          </draw:text-box>
        </draw:frame>
        <draw:frame draw:style-name="gr8" draw:text-style-name="P13" draw:layer="layout" svg:width="2.212cm" svg:height="0.369cm" svg:x="2.279cm" svg:y="6.155cm">
          <draw:text-box>
            <text:p text:style-name="P10"><text:span text:style-name="T9">ソ</text:span><text:span text:style-name="T9">ー</text:span><text:span text:style-name="T9">ス</text:span><text:span text:style-name="T9">の</text:span><text:span text:style-name="T9">解</text:span><text:span text:style-name="T9">説</text:span></text:p>
          </draw:text-box>
        </draw:frame>
        <draw:frame draw:style-name="gr8" draw:text-style-name="P13" draw:layer="layout" svg:width="8.409cm" svg:height="0.433cm" svg:x="2.279cm" svg:y="7.393cm">
          <draw:text-box>
            <text:p text:style-name="P10"><text:span text:style-name="T10">w</text:span><text:span text:style-name="T10">hi</text:span><text:span text:style-name="T10">le </text:span><text:span text:style-name="T10">(d</text:span><text:span text:style-name="T10">ig</text:span><text:span text:style-name="T10">it</text:span><text:span text:style-name="T10">al</text:span><text:span text:style-name="T10">R</text:span><text:span text:style-name="T10">e</text:span><text:span text:style-name="T10">a</text:span><text:span text:style-name="T10">d(</text:span><text:span text:style-name="T10">G</text:span><text:span text:style-name="T10">PI</text:span><text:span text:style-name="T10">O</text:span><text:span text:style-name="T10">1</text:span><text:span text:style-name="T10">8) </text:span><text:span text:style-name="T10">=</text:span><text:span text:style-name="T10">= </text:span><text:span text:style-name="T10">0) </text:span><text:span text:style-name="T10">{</text:span><text:span text:style-name="T10">d</text:span><text:span text:style-name="T10">el</text:span><text:span text:style-name="T10">a</text:span><text:span text:style-name="T10">y(</text:span><text:span text:style-name="T10">1)</text:span><text:span text:style-name="T10">;}</text:span></text:p>
          </draw:text-box>
        </draw:frame>
        <draw:frame draw:style-name="gr8" draw:text-style-name="P13" draw:layer="layout" svg:width="16.576cm" svg:height="0.369cm" svg:x="2.279cm" svg:y="8.06cm">
          <draw:text-box>
            <text:p text:style-name="P10"><text:span text:style-name="T9">こ</text:span><text:span text:style-name="T9">の</text:span><text:span text:style-name="T9">部</text:span><text:span text:style-name="T9">分</text:span><text:span text:style-name="T9">は</text:span><text:span text:style-name="T9">ス</text:span><text:span text:style-name="T9">イ</text:span><text:span text:style-name="T9">ッ</text:span><text:span text:style-name="T9">チ</text:span><text:span text:style-name="T9">が</text:span><text:span text:style-name="T9">押</text:span><text:span text:style-name="T9">さ</text:span><text:span text:style-name="T9">れ</text:span><text:span text:style-name="T9">た</text:span><text:span text:style-name="T9">と</text:span><text:span text:style-name="T9">き</text:span><text:span text:style-name="T9">一</text:span><text:span text:style-name="T9">定</text:span><text:span text:style-name="T9">期</text:span><text:span text:style-name="T9">間</text:span><text:span text:style-name="T9">の</text:span><text:span text:style-name="T9">間</text:span><text:span text:style-name="T9">ス</text:span><text:span text:style-name="T9">イ</text:span><text:span text:style-name="T9">ッ</text:span><text:span text:style-name="T9">チ</text:span><text:span text:style-name="T9">か</text:span><text:span text:style-name="T9">ら</text:span><text:span text:style-name="T9">の</text:span><text:span text:style-name="T9">入</text:span><text:span text:style-name="T9">力</text:span><text:span text:style-name="T9">を</text:span><text:span text:style-name="T9">切</text:span><text:span text:style-name="T9">り</text:span><text:span text:style-name="T9">、</text:span><text:span text:style-name="T9">チ</text:span><text:span text:style-name="T9">ャ</text:span><text:span text:style-name="T9">タ</text:span><text:span text:style-name="T9">リ</text:span><text:span text:style-name="T9">ン</text:span><text:span text:style-name="T9">グ</text:span><text:span text:style-name="T9">が</text:span><text:span text:style-name="T9">起</text:span><text:span text:style-name="T9">き</text:span><text:span text:style-name="T9">て</text:span></text:p>
          </draw:text-box>
        </draw:frame>
        <draw:frame draw:style-name="gr8" draw:text-style-name="P13" draw:layer="layout" svg:width="5.527cm" svg:height="0.369cm" svg:x="2.279cm" svg:y="8.695cm">
          <draw:text-box>
            <text:p text:style-name="P10"><text:span text:style-name="T9">も</text:span><text:span text:style-name="T9">誤</text:span><text:span text:style-name="T9">作</text:span><text:span text:style-name="T9">動</text:span><text:span text:style-name="T9">し</text:span><text:span text:style-name="T9">な</text:span><text:span text:style-name="T9">い</text:span><text:span text:style-name="T9">よ</text:span><text:span text:style-name="T9">う</text:span><text:span text:style-name="T9">に</text:span><text:span text:style-name="T9">し</text:span><text:span text:style-name="T9">て</text:span><text:span text:style-name="T9">い</text:span><text:span text:style-name="T9">る</text:span><text:span text:style-name="T9">。</text:span></text:p>
          </draw:text-box>
        </draw:frame>
        <draw:frame draw:style-name="gr8" draw:text-style-name="P13" draw:layer="layout" svg:width="2.212cm" svg:height="0.369cm" svg:x="1.909cm" svg:y="9.33cm">
          <draw:text-box>
            <text:p text:style-name="P10"><text:span text:style-name="T9">【</text:span><text:span text:style-name="T9">作</text:span><text:span text:style-name="T9">業</text:span><text:span text:style-name="T9">時</text:span><text:span text:style-name="T9">間</text:span><text:span text:style-name="T9">】</text:span></text:p>
          </draw:text-box>
        </draw:frame>
        <draw:frame draw:style-name="gr8" draw:text-style-name="P13" draw:layer="layout" svg:width="2.212cm" svg:height="0.369cm" svg:x="2.279cm" svg:y="9.965cm">
          <draw:text-box>
            <text:p text:style-name="P10"><text:span text:style-name="T9">・</text:span><text:span text:style-name="T9">作</text:span><text:span text:style-name="T9">業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468cm" svg:height="0.433cm" svg:x="4.501cm" svg:y="9.933cm">
          <draw:text-box>
            <text:p text:style-name="P10"><text:span text:style-name="T10">1</text:span><text:span text:style-name="T10">0</text:span></text:p>
          </draw:text-box>
        </draw:frame>
        <draw:frame draw:style-name="gr8" draw:text-style-name="P13" draw:layer="layout" svg:width="0.37cm" svg:height="0.369cm" svg:x="5.048cm" svg:y="9.965cm">
          <draw:text-box>
            <text:p text:style-name="P10"><text:span text:style-name="T9">分</text:span></text:p>
          </draw:text-box>
        </draw:frame>
        <draw:frame draw:style-name="gr8" draw:text-style-name="P13" draw:layer="layout" svg:width="3.317cm" svg:height="0.369cm" svg:x="2.279cm" svg:y="10.6cm">
          <draw:text-box>
            <text:p text:style-name="P10"><text:span text:style-name="T9">・</text:span><text:span text:style-name="T9">報</text:span><text:span text:style-name="T9">告</text:span><text:span text:style-name="T9">書</text:span><text:span text:style-name="T9">作</text:span><text:span text:style-name="T9">成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468cm" svg:height="0.433cm" svg:x="5.613cm" svg:y="10.568cm">
          <draw:text-box>
            <text:p text:style-name="P10"><text:span text:style-name="T10">1</text:span><text:span text:style-name="T10">0</text:span></text:p>
          </draw:text-box>
        </draw:frame>
        <draw:frame draw:style-name="gr8" draw:text-style-name="P13" draw:layer="layout" svg:width="0.37cm" svg:height="0.369cm" svg:x="6.16cm" svg:y="10.6cm">
          <draw:text-box>
            <text:p text:style-name="P10"><text:span text:style-name="T9">分</text:span></text:p>
          </draw:text-box>
        </draw:frame>
        <draw:frame draw:style-name="gr8" draw:text-style-name="P13" draw:layer="layout" svg:width="0.369cm" svg:height="0.433cm" svg:x="10.386cm" svg:y="27.088cm">
          <draw:text-box>
            <text:p text:style-name="P10"><text:span text:style-name="T10">2</text:span></text:p>
          </draw:text-box>
        </draw:frame>
      </draw:page>
      <draw:page draw:name="page9" draw:style-name="dp1" draw:master-page-name="master-page3">
        <draw:polygon draw:style-name="gr5" draw:text-style-name="P9" draw:layer="layout" svg:width="18.588cm" svg:height="28.66cm" svg:x="1.82cm" svg:y="0.74cm" svg:viewBox="0 0 18589 28661" draw:points="9297,28661 0,28661 0,0 18589,0 18589,28661">
          <text:p/>
        </draw:polygon>
        <draw:frame draw:style-name="gr6" draw:text-style-name="P11" draw:layer="layout" svg:width="5.082cm" svg:height="0.848cm" svg:x="3.965cm" svg:y="1.544cm">
          <draw:text-box>
            <text:p text:style-name="P10"><text:span text:style-name="T5">作</text:span><text:span text:style-name="T5">業</text:span><text:span text:style-name="T5">報</text:span><text:span text:style-name="T5">告</text:span><text:span text:style-name="T5">書</text:span><text:span text:style-name="T5">（</text:span></text:p>
          </draw:text-box>
        </draw:frame>
        <draw:frame draw:style-name="gr6" draw:text-style-name="P11" draw:layer="layout" svg:width="2.153cm" svg:height="0.987cm" svg:x="9.045cm" svg:y="1.504cm">
          <draw:text-box>
            <text:p text:style-name="P10"><text:span text:style-name="T6">2</text:span><text:span text:style-name="T6">0</text:span><text:span text:style-name="T6">1</text:span><text:span text:style-name="T6">9</text:span></text:p>
          </draw:text-box>
        </draw:frame>
        <draw:frame draw:style-name="gr6" draw:text-style-name="P11" draw:layer="layout" svg:width="0.849cm" svg:height="0.848cm" svg:x="11.367cm" svg:y="1.544cm">
          <draw:text-box>
            <text:p text:style-name="P10"><text:span text:style-name="T5">年</text:span></text:p>
          </draw:text-box>
        </draw:frame>
        <draw:frame draw:style-name="gr6" draw:text-style-name="P11" draw:layer="layout" svg:width="1.077cm" svg:height="0.987cm" svg:x="12.383cm" svg:y="1.504cm">
          <draw:text-box>
            <text:p text:style-name="P10"><text:span text:style-name="T6">1</text:span><text:span text:style-name="T6">1</text:span></text:p>
          </draw:text-box>
        </draw:frame>
        <draw:frame draw:style-name="gr6" draw:text-style-name="P11" draw:layer="layout" svg:width="0.849cm" svg:height="0.848cm" svg:x="13.631cm" svg:y="1.544cm">
          <draw:text-box>
            <text:p text:style-name="P10"><text:span text:style-name="T5">月</text:span></text:p>
          </draw:text-box>
        </draw:frame>
        <draw:frame draw:style-name="gr6" draw:text-style-name="P11" draw:layer="layout" svg:width="0.846cm" svg:height="0.987cm" svg:x="14.647cm" svg:y="1.504cm">
          <draw:text-box>
            <text:p text:style-name="P10"><text:span text:style-name="T6">7</text:span></text:p>
          </draw:text-box>
        </draw:frame>
        <draw:frame draw:style-name="gr6" draw:text-style-name="P11" draw:layer="layout" svg:width="1.695cm" svg:height="0.848cm" svg:x="15.353cm" svg:y="1.544cm">
          <draw:text-box>
            <text:p text:style-name="P10"><text:span text:style-name="T5">日</text:span><text:span text:style-name="T5">）</text:span></text:p>
          </draw:text-box>
        </draw:frame>
        <draw:frame draw:style-name="gr7" draw:text-style-name="P12" draw:layer="layout" svg:width="1.865cm" svg:height="0.581cm" svg:x="15.014cm" svg:y="2.586cm">
          <draw:text-box>
            <text:p text:style-name="P10"><text:span text:style-name="T7">j</text:span><text:span text:style-name="T7">1</text:span><text:span text:style-name="T7">6</text:span><text:span text:style-name="T7">4</text:span><text:span text:style-name="T7">3</text:span><text:span text:style-name="T7">4 </text:span></text:p>
          </draw:text-box>
        </draw:frame>
        <draw:frame draw:style-name="gr7" draw:text-style-name="P12" draw:layer="layout" svg:width="2.233cm" svg:height="0.496cm" svg:x="16.88cm" svg:y="2.61cm">
          <draw:text-box>
            <text:p text:style-name="P10"><text:span text:style-name="T8">福</text:span><text:span text:style-name="T8">原</text:span><text:span text:style-name="T8"> </text:span><text:span text:style-name="T8">誠</text:span><text:span text:style-name="T8">也</text:span></text:p>
          </draw:text-box>
        </draw:frame>
        <draw:frame draw:style-name="gr8" draw:text-style-name="P13" draw:layer="layout" svg:width="2.212cm" svg:height="0.369cm" svg:x="1.909cm" svg:y="4.25cm">
          <draw:text-box>
            <text:p text:style-name="P10"><text:span text:style-name="T9">【</text:span><text:span text:style-name="T9">作</text:span><text:span text:style-name="T9">業</text:span><text:span text:style-name="T9">内</text:span><text:span text:style-name="T9">容</text:span><text:span text:style-name="T9">】</text:span></text:p>
          </draw:text-box>
        </draw:frame>
        <draw:frame draw:style-name="gr8" draw:text-style-name="P13" draw:layer="layout" svg:width="1.844cm" svg:height="0.369cm" svg:x="2.279cm" svg:y="4.885cm">
          <draw:text-box>
            <text:p text:style-name="P10"><text:span text:style-name="T9">前</text:span><text:span text:style-name="T9">回</text:span><text:span text:style-name="T9">の</text:span><text:span text:style-name="T9">続</text:span><text:span text:style-name="T9">き</text:span></text:p>
          </draw:text-box>
        </draw:frame>
        <draw:frame draw:style-name="gr8" draw:text-style-name="P13" draw:layer="layout" svg:width="2.212cm" svg:height="0.369cm" svg:x="1.909cm" svg:y="5.52cm">
          <draw:text-box>
            <text:p text:style-name="P10"><text:span text:style-name="T9">【</text:span><text:span text:style-name="T9">作</text:span><text:span text:style-name="T9">業</text:span><text:span text:style-name="T9">項</text:span><text:span text:style-name="T9">目</text:span><text:span text:style-name="T9">】</text:span></text:p>
          </draw:text-box>
        </draw:frame>
        <draw:frame draw:style-name="gr8" draw:text-style-name="P13" draw:layer="layout" svg:width="15.839cm" svg:height="0.369cm" svg:x="2.279cm" svg:y="6.155cm">
          <draw:text-box>
            <text:p text:style-name="P10"><text:span text:style-name="T9">前</text:span><text:span text:style-name="T9">回</text:span><text:span text:style-name="T9">、</text:span><text:span text:style-name="T9">チ</text:span><text:span text:style-name="T9">ャ</text:span><text:span text:style-name="T9">タ</text:span><text:span text:style-name="T9">リ</text:span><text:span text:style-name="T9">ン</text:span><text:span text:style-name="T9">グ</text:span><text:span text:style-name="T9">除</text:span><text:span text:style-name="T9">去</text:span><text:span text:style-name="T9">を</text:span><text:span text:style-name="T9">し</text:span><text:span text:style-name="T9">て</text:span><text:span text:style-name="T9">い</text:span><text:span text:style-name="T9">た</text:span><text:span text:style-name="T9">が</text:span><text:span text:style-name="T9">色</text:span><text:span text:style-name="T9">々</text:span><text:span text:style-name="T9">い</text:span><text:span text:style-name="T9">じ</text:span><text:span text:style-name="T9">っ</text:span><text:span text:style-name="T9">て</text:span><text:span text:style-name="T9">い</text:span><text:span text:style-name="T9">た</text:span><text:span text:style-name="T9">ら</text:span><text:span text:style-name="T9">誤</text:span><text:span text:style-name="T9">作</text:span><text:span text:style-name="T9">動</text:span><text:span text:style-name="T9">が</text:span><text:span text:style-name="T9">あ</text:span><text:span text:style-name="T9">っ</text:span><text:span text:style-name="T9">た</text:span><text:span text:style-name="T9">の</text:span><text:span text:style-name="T9">で</text:span><text:span text:style-name="T9">そ</text:span><text:span text:style-name="T9">の</text:span><text:span text:style-name="T9">解</text:span><text:span text:style-name="T9">決</text:span><text:span text:style-name="T9">を</text:span><text:span text:style-name="T9">す</text:span><text:span text:style-name="T9">る</text:span><text:span text:style-name="T9">。</text:span></text:p>
          </draw:text-box>
        </draw:frame>
        <draw:frame draw:style-name="gr8" draw:text-style-name="P13" draw:layer="layout" svg:width="2.212cm" svg:height="0.369cm" svg:x="2.279cm" svg:y="7.425cm">
          <draw:text-box>
            <text:p text:style-name="P10"><text:span text:style-name="T9">ソ</text:span><text:span text:style-name="T9">ー</text:span><text:span text:style-name="T9">ス</text:span><text:span text:style-name="T9">の</text:span><text:span text:style-name="T9">編</text:span><text:span text:style-name="T9">集</text:span></text:p>
          </draw:text-box>
        </draw:frame>
        <draw:frame draw:style-name="gr8" draw:text-style-name="P13" draw:layer="layout" svg:width="8.642cm" svg:height="0.433cm" svg:x="2.279cm" svg:y="8.028cm">
          <draw:text-box>
            <text:p text:style-name="P10"><text:span text:style-name="T10">w</text:span><text:span text:style-name="T10">hi</text:span><text:span text:style-name="T10">le </text:span><text:span text:style-name="T10">(d</text:span><text:span text:style-name="T10">ig</text:span><text:span text:style-name="T10">it</text:span><text:span text:style-name="T10">al</text:span><text:span text:style-name="T10">R</text:span><text:span text:style-name="T10">e</text:span><text:span text:style-name="T10">a</text:span><text:span text:style-name="T10">d(</text:span><text:span text:style-name="T10">G</text:span><text:span text:style-name="T10">PI</text:span><text:span text:style-name="T10">O</text:span><text:span text:style-name="T10">1</text:span><text:span text:style-name="T10">8) </text:span><text:span text:style-name="T10">=</text:span><text:span text:style-name="T10">= </text:span><text:span text:style-name="T10">0) </text:span><text:span text:style-name="T10">{</text:span><text:span text:style-name="T10">d</text:span><text:span text:style-name="T10">el</text:span><text:span text:style-name="T10">a</text:span><text:span text:style-name="T10">y(</text:span><text:span text:style-name="T10">1</text:span><text:span text:style-name="T10">0)</text:span><text:span text:style-name="T10">;}</text:span></text:p>
          </draw:text-box>
        </draw:frame>
        <draw:frame draw:style-name="gr8" draw:text-style-name="P13" draw:layer="layout" svg:width="1.107cm" svg:height="0.369cm" svg:x="2.279cm" svg:y="9.33cm">
          <draw:text-box>
            <text:p text:style-name="P10"><text:span text:style-name="T9">前</text:span><text:span text:style-name="T9">回</text:span><text:span text:style-name="T9">は</text:span></text:p>
          </draw:text-box>
        </draw:frame>
        <draw:frame draw:style-name="gr8" draw:text-style-name="P13" draw:layer="layout" svg:width="1.005cm" svg:height="0.433cm" svg:x="3.464cm" svg:y="9.298cm">
          <draw:text-box>
            <text:p text:style-name="P10"><text:span text:style-name="T10">d</text:span><text:span text:style-name="T10">el</text:span><text:span text:style-name="T10">a</text:span><text:span text:style-name="T10">y</text:span></text:p>
          </draw:text-box>
        </draw:frame>
        <draw:frame draw:style-name="gr8" draw:text-style-name="P13" draw:layer="layout" svg:width="1.107cm" svg:height="0.369cm" svg:x="4.551cm" svg:y="9.33cm">
          <draw:text-box>
            <text:p text:style-name="P10"><text:span text:style-name="T9">の</text:span><text:span text:style-name="T9">値</text:span><text:span text:style-name="T9">が</text:span></text:p>
          </draw:text-box>
        </draw:frame>
        <draw:frame draw:style-name="gr8" draw:text-style-name="P13" draw:layer="layout" svg:width="0.369cm" svg:height="0.433cm" svg:x="5.736cm" svg:y="9.298cm">
          <draw:text-box>
            <text:p text:style-name="P10"><text:span text:style-name="T10">1</text:span></text:p>
          </draw:text-box>
        </draw:frame>
        <draw:frame draw:style-name="gr8" draw:text-style-name="P13" draw:layer="layout" svg:width="1.475cm" svg:height="0.369cm" svg:x="6.047cm" svg:y="9.33cm">
          <draw:text-box>
            <text:p text:style-name="P10"><text:span text:style-name="T9">だ</text:span><text:span text:style-name="T9">っ</text:span><text:span text:style-name="T9">た</text:span><text:span text:style-name="T9">が</text:span></text:p>
          </draw:text-box>
        </draw:frame>
        <draw:frame draw:style-name="gr8" draw:text-style-name="P13" draw:layer="layout" svg:width="0.468cm" svg:height="0.433cm" svg:x="7.602cm" svg:y="9.298cm">
          <draw:text-box>
            <text:p text:style-name="P10"><text:span text:style-name="T10">1</text:span><text:span text:style-name="T10">0</text:span></text:p>
          </draw:text-box>
        </draw:frame>
        <draw:frame draw:style-name="gr8" draw:text-style-name="P13" draw:layer="layout" svg:width="4.053cm" svg:height="0.369cm" svg:x="8.149cm" svg:y="9.33cm">
          <draw:text-box>
            <text:p text:style-name="P10"><text:span text:style-name="T9">に</text:span><text:span text:style-name="T9">す</text:span><text:span text:style-name="T9">る</text:span><text:span text:style-name="T9">こ</text:span><text:span text:style-name="T9">と</text:span><text:span text:style-name="T9">で</text:span><text:span text:style-name="T9">解</text:span><text:span text:style-name="T9">決</text:span><text:span text:style-name="T9">し</text:span><text:span text:style-name="T9">た</text:span><text:span text:style-name="T9">。</text:span></text:p>
          </draw:text-box>
        </draw:frame>
        <draw:frame draw:style-name="gr8" draw:text-style-name="P13" draw:layer="layout" svg:width="2.212cm" svg:height="0.369cm" svg:x="1.909cm" svg:y="10.6cm">
          <draw:text-box>
            <text:p text:style-name="P10"><text:span text:style-name="T9">【</text:span><text:span text:style-name="T9">作</text:span><text:span text:style-name="T9">業</text:span><text:span text:style-name="T9">時</text:span><text:span text:style-name="T9">間</text:span><text:span text:style-name="T9">】</text:span></text:p>
          </draw:text-box>
        </draw:frame>
        <draw:frame draw:style-name="gr8" draw:text-style-name="P13" draw:layer="layout" svg:width="2.212cm" svg:height="0.369cm" svg:x="2.279cm" svg:y="11.235cm">
          <draw:text-box>
            <text:p text:style-name="P10"><text:span text:style-name="T9">・</text:span><text:span text:style-name="T9">作</text:span><text:span text:style-name="T9">業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468cm" svg:height="0.433cm" svg:x="4.501cm" svg:y="11.203cm">
          <draw:text-box>
            <text:p text:style-name="P10"><text:span text:style-name="T10">1</text:span><text:span text:style-name="T10">0</text:span></text:p>
          </draw:text-box>
        </draw:frame>
        <draw:frame draw:style-name="gr8" draw:text-style-name="P13" draw:layer="layout" svg:width="0.37cm" svg:height="0.369cm" svg:x="5.048cm" svg:y="11.235cm">
          <draw:text-box>
            <text:p text:style-name="P10"><text:span text:style-name="T9">分</text:span></text:p>
          </draw:text-box>
        </draw:frame>
        <draw:frame draw:style-name="gr8" draw:text-style-name="P13" draw:layer="layout" svg:width="3.317cm" svg:height="0.369cm" svg:x="2.279cm" svg:y="11.87cm">
          <draw:text-box>
            <text:p text:style-name="P10"><text:span text:style-name="T9">・</text:span><text:span text:style-name="T9">報</text:span><text:span text:style-name="T9">告</text:span><text:span text:style-name="T9">書</text:span><text:span text:style-name="T9">作</text:span><text:span text:style-name="T9">成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369cm" svg:height="0.433cm" svg:x="5.613cm" svg:y="11.838cm">
          <draw:text-box>
            <text:p text:style-name="P10"><text:span text:style-name="T10">5</text:span></text:p>
          </draw:text-box>
        </draw:frame>
        <draw:frame draw:style-name="gr8" draw:text-style-name="P13" draw:layer="layout" svg:width="0.37cm" svg:height="0.369cm" svg:x="5.923cm" svg:y="11.87cm">
          <draw:text-box>
            <text:p text:style-name="P10"><text:span text:style-name="T9">分</text:span></text:p>
          </draw:text-box>
        </draw:frame>
        <draw:frame draw:style-name="gr8" draw:text-style-name="P13" draw:layer="layout" svg:width="0.369cm" svg:height="0.433cm" svg:x="10.386cm" svg:y="27.088cm">
          <draw:text-box>
            <text:p text:style-name="P10"><text:span text:style-name="T10">1</text:span></text:p>
          </draw:text-box>
        </draw:frame>
      </draw:page>
      <draw:page draw:name="page10" draw:style-name="dp1" draw:master-page-name="master-page3">
        <draw:polygon draw:style-name="gr5" draw:text-style-name="P9" draw:layer="layout" svg:width="18.591cm" svg:height="28.66cm" svg:x="1.82cm" svg:y="0.74cm" svg:viewBox="0 0 18592 28661" draw:points="9297,28661 0,28661 0,0 18592,0 18592,28661">
          <text:p/>
        </draw:polygon>
        <draw:frame draw:style-name="gr6" draw:text-style-name="P11" draw:layer="layout" svg:width="5.082cm" svg:height="0.848cm" svg:x="3.694cm" svg:y="1.544cm">
          <draw:text-box>
            <text:p text:style-name="P10"><text:span text:style-name="T5">作</text:span><text:span text:style-name="T5">業</text:span><text:span text:style-name="T5">報</text:span><text:span text:style-name="T5">告</text:span><text:span text:style-name="T5">書</text:span><text:span text:style-name="T5">（</text:span></text:p>
          </draw:text-box>
        </draw:frame>
        <draw:frame draw:style-name="gr6" draw:text-style-name="P11" draw:layer="layout" svg:width="2.153cm" svg:height="0.987cm" svg:x="8.774cm" svg:y="1.504cm">
          <draw:text-box>
            <text:p text:style-name="P10"><text:span text:style-name="T6">2</text:span><text:span text:style-name="T6">0</text:span><text:span text:style-name="T6">1</text:span><text:span text:style-name="T6">9</text:span></text:p>
          </draw:text-box>
        </draw:frame>
        <draw:frame draw:style-name="gr6" draw:text-style-name="P11" draw:layer="layout" svg:width="0.849cm" svg:height="0.848cm" svg:x="11.098cm" svg:y="1.544cm">
          <draw:text-box>
            <text:p text:style-name="P10"><text:span text:style-name="T5">年</text:span></text:p>
          </draw:text-box>
        </draw:frame>
        <draw:frame draw:style-name="gr6" draw:text-style-name="P11" draw:layer="layout" svg:width="1.077cm" svg:height="0.987cm" svg:x="12.114cm" svg:y="1.504cm">
          <draw:text-box>
            <text:p text:style-name="P10"><text:span text:style-name="T6">1</text:span><text:span text:style-name="T6">1</text:span></text:p>
          </draw:text-box>
        </draw:frame>
        <draw:frame draw:style-name="gr6" draw:text-style-name="P11" draw:layer="layout" svg:width="0.849cm" svg:height="0.848cm" svg:x="13.36cm" svg:y="1.544cm">
          <draw:text-box>
            <text:p text:style-name="P10"><text:span text:style-name="T5">月</text:span></text:p>
          </draw:text-box>
        </draw:frame>
        <draw:frame draw:style-name="gr6" draw:text-style-name="P11" draw:layer="layout" svg:width="1.077cm" svg:height="0.987cm" svg:x="14.376cm" svg:y="1.504cm">
          <draw:text-box>
            <text:p text:style-name="P10"><text:span text:style-name="T6">1</text:span><text:span text:style-name="T6">1</text:span></text:p>
          </draw:text-box>
        </draw:frame>
        <draw:frame draw:style-name="gr6" draw:text-style-name="P11" draw:layer="layout" svg:width="1.695cm" svg:height="0.848cm" svg:x="15.625cm" svg:y="1.544cm">
          <draw:text-box>
            <text:p text:style-name="P10"><text:span text:style-name="T5">日</text:span><text:span text:style-name="T5">）</text:span></text:p>
          </draw:text-box>
        </draw:frame>
        <draw:frame draw:style-name="gr7" draw:text-style-name="P12" draw:layer="layout" svg:width="1.865cm" svg:height="0.581cm" svg:x="15.014cm" svg:y="2.586cm">
          <draw:text-box>
            <text:p text:style-name="P10"><text:span text:style-name="T7">j</text:span><text:span text:style-name="T7">1</text:span><text:span text:style-name="T7">6</text:span><text:span text:style-name="T7">4</text:span><text:span text:style-name="T7">3</text:span><text:span text:style-name="T7">4 </text:span></text:p>
          </draw:text-box>
        </draw:frame>
        <draw:frame draw:style-name="gr7" draw:text-style-name="P12" draw:layer="layout" svg:width="2.233cm" svg:height="0.496cm" svg:x="16.88cm" svg:y="2.61cm">
          <draw:text-box>
            <text:p text:style-name="P10"><text:span text:style-name="T8">福</text:span><text:span text:style-name="T8">原</text:span><text:span text:style-name="T8"> </text:span><text:span text:style-name="T8">誠</text:span><text:span text:style-name="T8">也</text:span></text:p>
          </draw:text-box>
        </draw:frame>
        <draw:frame draw:style-name="gr8" draw:text-style-name="P13" draw:layer="layout" svg:width="2.212cm" svg:height="0.369cm" svg:x="1.909cm" svg:y="4.25cm">
          <draw:text-box>
            <text:p text:style-name="P10"><text:span text:style-name="T9">【</text:span><text:span text:style-name="T9">作</text:span><text:span text:style-name="T9">業</text:span><text:span text:style-name="T9">内</text:span><text:span text:style-name="T9">容</text:span><text:span text:style-name="T9">】</text:span></text:p>
          </draw:text-box>
        </draw:frame>
        <draw:frame draw:style-name="gr8" draw:text-style-name="P13" draw:layer="layout" svg:width="3.317cm" svg:height="0.369cm" svg:x="2.279cm" svg:y="4.885cm">
          <draw:text-box>
            <text:p text:style-name="P10"><text:span text:style-name="T9">前</text:span><text:span text:style-name="T9">回</text:span><text:span text:style-name="T9">の</text:span><text:span text:style-name="T9">プ</text:span><text:span text:style-name="T9">ロ</text:span><text:span text:style-name="T9">グ</text:span><text:span text:style-name="T9">ラ</text:span><text:span text:style-name="T9">ム</text:span><text:span text:style-name="T9">を</text:span></text:p>
          </draw:text-box>
        </draw:frame>
        <draw:frame draw:style-name="gr8" draw:text-style-name="P13" draw:layer="layout" svg:width="1.441cm" svg:height="0.433cm" svg:x="5.687cm" svg:y="4.853cm">
          <draw:text-box>
            <text:p text:style-name="P10"><text:span text:style-name="T10">pt</text:span><text:span text:style-name="T10">hr</text:span><text:span text:style-name="T10">e</text:span><text:span text:style-name="T10">a</text:span><text:span text:style-name="T10">d</text:span></text:p>
          </draw:text-box>
        </draw:frame>
        <draw:frame draw:style-name="gr8" draw:text-style-name="P13" draw:layer="layout" svg:width="2.212cm" svg:height="0.369cm" svg:x="7.211cm" svg:y="4.885cm">
          <draw:text-box>
            <text:p text:style-name="P10"><text:span text:style-name="T9">を</text:span><text:span text:style-name="T9">用</text:span><text:span text:style-name="T9">い</text:span><text:span text:style-name="T9">て</text:span><text:span text:style-name="T9">実</text:span><text:span text:style-name="T9">装</text:span></text:p>
          </draw:text-box>
        </draw:frame>
        <draw:frame draw:style-name="gr8" draw:text-style-name="P13" draw:layer="layout" svg:width="2.212cm" svg:height="0.369cm" svg:x="1.909cm" svg:y="5.52cm">
          <draw:text-box>
            <text:p text:style-name="P10"><text:span text:style-name="T9">【</text:span><text:span text:style-name="T9">作</text:span><text:span text:style-name="T9">業</text:span><text:span text:style-name="T9">項</text:span><text:span text:style-name="T9">目</text:span><text:span text:style-name="T9">】</text:span></text:p>
          </draw:text-box>
        </draw:frame>
        <draw:frame draw:style-name="gr8" draw:text-style-name="P13" draw:layer="layout" svg:width="3.685cm" svg:height="0.369cm" svg:x="1.909cm" svg:y="6.155cm">
          <draw:text-box>
            <text:p text:style-name="P10"><text:span text:style-name="T9">　</text:span><text:span text:style-name="T9">前</text:span><text:span text:style-name="T9">回</text:span><text:span text:style-name="T9">の</text:span><text:span text:style-name="T9">プ</text:span><text:span text:style-name="T9">ロ</text:span><text:span text:style-name="T9">グ</text:span><text:span text:style-name="T9">ラ</text:span><text:span text:style-name="T9">ム</text:span><text:span text:style-name="T9">を</text:span></text:p>
          </draw:text-box>
        </draw:frame>
        <draw:frame draw:style-name="gr8" draw:text-style-name="P13" draw:layer="layout" svg:width="1.441cm" svg:height="0.433cm" svg:x="5.687cm" svg:y="6.123cm">
          <draw:text-box>
            <text:p text:style-name="P10"><text:span text:style-name="T10">pt</text:span><text:span text:style-name="T10">hr</text:span><text:span text:style-name="T10">e</text:span><text:span text:style-name="T10">a</text:span><text:span text:style-name="T10">d</text:span></text:p>
          </draw:text-box>
        </draw:frame>
        <draw:frame draw:style-name="gr8" draw:text-style-name="P13" draw:layer="layout" svg:width="6.631cm" svg:height="0.369cm" svg:x="7.211cm" svg:y="6.155cm">
          <draw:text-box>
            <text:p text:style-name="P10"><text:span text:style-name="T9">を</text:span><text:span text:style-name="T9">用</text:span><text:span text:style-name="T9">い</text:span><text:span text:style-name="T9">て</text:span><text:span text:style-name="T9">実</text:span><text:span text:style-name="T9">装</text:span><text:span text:style-name="T9">す</text:span><text:span text:style-name="T9">る</text:span><text:span text:style-name="T9">た</text:span><text:span text:style-name="T9">め</text:span><text:span text:style-name="T9">に</text:span><text:span text:style-name="T9">調</text:span><text:span text:style-name="T9">べ</text:span><text:span text:style-name="T9">て</text:span><text:span text:style-name="T9">い</text:span><text:span text:style-name="T9">た</text:span><text:span text:style-name="T9">が</text:span><text:span text:style-name="T9">、</text:span></text:p>
          </draw:text-box>
        </draw:frame>
        <draw:frame draw:style-name="gr8" draw:text-style-name="P13" draw:layer="layout" svg:width="1.801cm" svg:height="0.433cm" svg:x="13.882cm" svg:y="6.123cm">
          <draw:text-box>
            <text:p text:style-name="P10"><text:span text:style-name="T10">pt</text:span><text:span text:style-name="T10">h</text:span><text:span text:style-name="T10">e</text:span><text:span text:style-name="T10">r</text:span><text:span text:style-name="T10">a</text:span><text:span text:style-name="T10">d.</text:span><text:span text:style-name="T10">h</text:span></text:p>
          </draw:text-box>
        </draw:frame>
        <draw:frame draw:style-name="gr8" draw:text-style-name="P13" draw:layer="layout" svg:width="3.317cm" svg:height="0.369cm" svg:x="15.766cm" svg:y="6.155cm">
          <draw:text-box>
            <text:p text:style-name="P10"><text:span text:style-name="T9">の</text:span><text:span text:style-name="T9">関</text:span><text:span text:style-name="T9">数</text:span><text:span text:style-name="T9">の</text:span><text:span text:style-name="T9">使</text:span><text:span text:style-name="T9">い</text:span><text:span text:style-name="T9">方</text:span><text:span text:style-name="T9">が</text:span><text:span text:style-name="T9">分</text:span></text:p>
          </draw:text-box>
        </draw:frame>
        <draw:frame draw:style-name="gr8" draw:text-style-name="P13" draw:layer="layout" svg:width="2.58cm" svg:height="0.369cm" svg:x="1.909cm" svg:y="6.79cm">
          <draw:text-box>
            <text:p text:style-name="P10"><text:span text:style-name="T9">か</text:span><text:span text:style-name="T9">ら</text:span><text:span text:style-name="T9">な</text:span><text:span text:style-name="T9">か</text:span><text:span text:style-name="T9">っ</text:span><text:span text:style-name="T9">た</text:span><text:span text:style-name="T9">。</text:span></text:p>
          </draw:text-box>
        </draw:frame>
        <draw:frame draw:style-name="gr8" draw:text-style-name="P13" draw:layer="layout" svg:width="2.212cm" svg:height="0.369cm" svg:x="1.909cm" svg:y="7.425cm">
          <draw:text-box>
            <text:p text:style-name="P10"><text:span text:style-name="T9">【</text:span><text:span text:style-name="T9">作</text:span><text:span text:style-name="T9">業</text:span><text:span text:style-name="T9">時</text:span><text:span text:style-name="T9">間</text:span><text:span text:style-name="T9">】</text:span></text:p>
          </draw:text-box>
        </draw:frame>
        <draw:frame draw:style-name="gr8" draw:text-style-name="P13" draw:layer="layout" svg:width="2.212cm" svg:height="0.369cm" svg:x="2.279cm" svg:y="8.06cm">
          <draw:text-box>
            <text:p text:style-name="P10"><text:span text:style-name="T9">・</text:span><text:span text:style-name="T9">作</text:span><text:span text:style-name="T9">業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468cm" svg:height="0.433cm" svg:x="4.501cm" svg:y="8.028cm">
          <draw:text-box>
            <text:p text:style-name="P10"><text:span text:style-name="T10">7</text:span><text:span text:style-name="T10">0</text:span></text:p>
          </draw:text-box>
        </draw:frame>
        <draw:frame draw:style-name="gr8" draw:text-style-name="P13" draw:layer="layout" svg:width="0.37cm" svg:height="0.369cm" svg:x="5.048cm" svg:y="8.06cm">
          <draw:text-box>
            <text:p text:style-name="P10"><text:span text:style-name="T9">分</text:span></text:p>
          </draw:text-box>
        </draw:frame>
        <draw:frame draw:style-name="gr8" draw:text-style-name="P13" draw:layer="layout" svg:width="3.317cm" svg:height="0.369cm" svg:x="2.279cm" svg:y="8.695cm">
          <draw:text-box>
            <text:p text:style-name="P10"><text:span text:style-name="T9">・</text:span><text:span text:style-name="T9">報</text:span><text:span text:style-name="T9">告</text:span><text:span text:style-name="T9">書</text:span><text:span text:style-name="T9">作</text:span><text:span text:style-name="T9">成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369cm" svg:height="0.433cm" svg:x="5.613cm" svg:y="8.663cm">
          <draw:text-box>
            <text:p text:style-name="P10"><text:span text:style-name="T10">5</text:span></text:p>
          </draw:text-box>
        </draw:frame>
        <draw:frame draw:style-name="gr8" draw:text-style-name="P13" draw:layer="layout" svg:width="0.37cm" svg:height="0.369cm" svg:x="5.923cm" svg:y="8.695cm">
          <draw:text-box>
            <text:p text:style-name="P10"><text:span text:style-name="T9">分</text:span></text:p>
          </draw:text-box>
        </draw:frame>
        <draw:frame draw:style-name="gr8" draw:text-style-name="P13" draw:layer="layout" svg:width="0.369cm" svg:height="0.433cm" svg:x="10.386cm" svg:y="27.088cm">
          <draw:text-box>
            <text:p text:style-name="P10"><text:span text:style-name="T10">1</text:span></text:p>
          </draw:text-box>
        </draw:frame>
      </draw:page>
      <draw:page draw:name="page11" draw:style-name="dp1" draw:master-page-name="master-page3">
        <draw:polygon draw:style-name="gr5" draw:text-style-name="P9" draw:layer="layout" svg:width="18.591cm" svg:height="28.66cm" svg:x="1.82cm" svg:y="0.74cm" svg:viewBox="0 0 18592 28661" draw:points="9297,28661 0,28661 0,0 18592,0 18592,28661">
          <text:p/>
        </draw:polygon>
        <draw:frame draw:style-name="gr6" draw:text-style-name="P11" draw:layer="layout" svg:width="5.082cm" svg:height="0.848cm" svg:x="3.694cm" svg:y="1.544cm">
          <draw:text-box>
            <text:p text:style-name="P10"><text:span text:style-name="T5">作</text:span><text:span text:style-name="T5">業</text:span><text:span text:style-name="T5">報</text:span><text:span text:style-name="T5">告</text:span><text:span text:style-name="T5">書</text:span><text:span text:style-name="T5">（</text:span></text:p>
          </draw:text-box>
        </draw:frame>
        <draw:frame draw:style-name="gr6" draw:text-style-name="P11" draw:layer="layout" svg:width="2.153cm" svg:height="0.987cm" svg:x="8.774cm" svg:y="1.504cm">
          <draw:text-box>
            <text:p text:style-name="P10"><text:span text:style-name="T6">2</text:span><text:span text:style-name="T6">0</text:span><text:span text:style-name="T6">1</text:span><text:span text:style-name="T6">9</text:span></text:p>
          </draw:text-box>
        </draw:frame>
        <draw:frame draw:style-name="gr6" draw:text-style-name="P11" draw:layer="layout" svg:width="0.849cm" svg:height="0.848cm" svg:x="11.098cm" svg:y="1.544cm">
          <draw:text-box>
            <text:p text:style-name="P10"><text:span text:style-name="T5">年</text:span></text:p>
          </draw:text-box>
        </draw:frame>
        <draw:frame draw:style-name="gr6" draw:text-style-name="P11" draw:layer="layout" svg:width="1.077cm" svg:height="0.987cm" svg:x="12.114cm" svg:y="1.504cm">
          <draw:text-box>
            <text:p text:style-name="P10"><text:span text:style-name="T6">1</text:span><text:span text:style-name="T6">1</text:span></text:p>
          </draw:text-box>
        </draw:frame>
        <draw:frame draw:style-name="gr6" draw:text-style-name="P11" draw:layer="layout" svg:width="0.849cm" svg:height="0.848cm" svg:x="13.36cm" svg:y="1.544cm">
          <draw:text-box>
            <text:p text:style-name="P10"><text:span text:style-name="T5">月</text:span></text:p>
          </draw:text-box>
        </draw:frame>
        <draw:frame draw:style-name="gr6" draw:text-style-name="P11" draw:layer="layout" svg:width="1.077cm" svg:height="0.987cm" svg:x="14.376cm" svg:y="1.504cm">
          <draw:text-box>
            <text:p text:style-name="P10"><text:span text:style-name="T6">1</text:span><text:span text:style-name="T6">8</text:span></text:p>
          </draw:text-box>
        </draw:frame>
        <draw:frame draw:style-name="gr6" draw:text-style-name="P11" draw:layer="layout" svg:width="1.695cm" svg:height="0.848cm" svg:x="15.625cm" svg:y="1.544cm">
          <draw:text-box>
            <text:p text:style-name="P10"><text:span text:style-name="T5">日</text:span><text:span text:style-name="T5">）</text:span></text:p>
          </draw:text-box>
        </draw:frame>
        <draw:frame draw:style-name="gr7" draw:text-style-name="P12" draw:layer="layout" svg:width="1.865cm" svg:height="0.581cm" svg:x="15.014cm" svg:y="2.586cm">
          <draw:text-box>
            <text:p text:style-name="P10"><text:span text:style-name="T7">j</text:span><text:span text:style-name="T7">1</text:span><text:span text:style-name="T7">6</text:span><text:span text:style-name="T7">4</text:span><text:span text:style-name="T7">3</text:span><text:span text:style-name="T7">4 </text:span></text:p>
          </draw:text-box>
        </draw:frame>
        <draw:frame draw:style-name="gr7" draw:text-style-name="P12" draw:layer="layout" svg:width="2.233cm" svg:height="0.496cm" svg:x="16.88cm" svg:y="2.61cm">
          <draw:text-box>
            <text:p text:style-name="P10"><text:span text:style-name="T8">福</text:span><text:span text:style-name="T8">原</text:span><text:span text:style-name="T8"> </text:span><text:span text:style-name="T8">誠</text:span><text:span text:style-name="T8">也</text:span></text:p>
          </draw:text-box>
        </draw:frame>
        <draw:frame draw:style-name="gr8" draw:text-style-name="P13" draw:layer="layout" svg:width="2.212cm" svg:height="0.369cm" svg:x="1.909cm" svg:y="4.25cm">
          <draw:text-box>
            <text:p text:style-name="P10"><text:span text:style-name="T9">【</text:span><text:span text:style-name="T9">作</text:span><text:span text:style-name="T9">業</text:span><text:span text:style-name="T9">内</text:span><text:span text:style-name="T9">容</text:span><text:span text:style-name="T9">】</text:span></text:p>
          </draw:text-box>
        </draw:frame>
        <draw:frame draw:style-name="gr8" draw:text-style-name="P13" draw:layer="layout" svg:width="0.603cm" svg:height="0.433cm" svg:x="2.279cm" svg:y="4.853cm">
          <draw:text-box>
            <text:p text:style-name="P10"><text:span text:style-name="T10">I2</text:span><text:span text:style-name="T10">C</text:span></text:p>
          </draw:text-box>
        </draw:frame>
        <draw:frame draw:style-name="gr8" draw:text-style-name="P13" draw:layer="layout" svg:width="1.107cm" svg:height="0.369cm" svg:x="2.956cm" svg:y="4.885cm">
          <draw:text-box>
            <text:p text:style-name="P10"><text:span text:style-name="T9">を</text:span><text:span text:style-name="T9">使</text:span><text:span text:style-name="T9">い</text:span></text:p>
          </draw:text-box>
        </draw:frame>
        <draw:frame draw:style-name="gr8" draw:text-style-name="P13" draw:layer="layout" svg:width="0.747cm" svg:height="0.433cm" svg:x="4.142cm" svg:y="4.853cm">
          <draw:text-box>
            <text:p text:style-name="P10"><text:span text:style-name="T10">L</text:span><text:span text:style-name="T10">C</text:span><text:span text:style-name="T10">D</text:span></text:p>
          </draw:text-box>
        </draw:frame>
        <draw:frame draw:style-name="gr8" draw:text-style-name="P13" draw:layer="layout" svg:width="1.107cm" svg:height="0.369cm" svg:x="4.967cm" svg:y="4.885cm">
          <draw:text-box>
            <text:p text:style-name="P10"><text:span text:style-name="T9">の</text:span><text:span text:style-name="T9">表</text:span><text:span text:style-name="T9">示</text:span></text:p>
          </draw:text-box>
        </draw:frame>
        <draw:frame draw:style-name="gr8" draw:text-style-name="P13" draw:layer="layout" svg:width="2.212cm" svg:height="0.369cm" svg:x="1.909cm" svg:y="5.52cm">
          <draw:text-box>
            <text:p text:style-name="P10"><text:span text:style-name="T9">【</text:span><text:span text:style-name="T9">作</text:span><text:span text:style-name="T9">業</text:span><text:span text:style-name="T9">項</text:span><text:span text:style-name="T9">目</text:span><text:span text:style-name="T9">】</text:span></text:p>
          </draw:text-box>
        </draw:frame>
        <draw:frame draw:style-name="gr8" draw:text-style-name="P13" draw:layer="layout" svg:width="1.475cm" svg:height="0.369cm" svg:x="1.909cm" svg:y="6.155cm">
          <draw:text-box>
            <text:p text:style-name="P10"><text:span text:style-name="T9">調</text:span><text:span text:style-name="T9">べ</text:span><text:span text:style-name="T9">作</text:span><text:span text:style-name="T9">業</text:span></text:p>
          </draw:text-box>
        </draw:frame>
        <draw:frame draw:style-name="gr8" draw:text-style-name="P13" draw:layer="layout" svg:width="1.475cm" svg:height="0.369cm" svg:x="1.909cm" svg:y="6.79cm">
          <draw:text-box>
            <text:p text:style-name="P10"><text:span text:style-name="T9">成</text:span><text:span text:style-name="T9">果</text:span><text:span text:style-name="T9">な</text:span><text:span text:style-name="T9">し</text:span></text:p>
          </draw:text-box>
        </draw:frame>
        <draw:frame draw:style-name="gr8" draw:text-style-name="P13" draw:layer="layout" svg:width="2.212cm" svg:height="0.369cm" svg:x="1.909cm" svg:y="7.425cm">
          <draw:text-box>
            <text:p text:style-name="P10"><text:span text:style-name="T9">【</text:span><text:span text:style-name="T9">作</text:span><text:span text:style-name="T9">業</text:span><text:span text:style-name="T9">時</text:span><text:span text:style-name="T9">間</text:span><text:span text:style-name="T9">】</text:span></text:p>
          </draw:text-box>
        </draw:frame>
        <draw:frame draw:style-name="gr8" draw:text-style-name="P13" draw:layer="layout" svg:width="2.212cm" svg:height="0.369cm" svg:x="2.279cm" svg:y="8.06cm">
          <draw:text-box>
            <text:p text:style-name="P10"><text:span text:style-name="T9">・</text:span><text:span text:style-name="T9">作</text:span><text:span text:style-name="T9">業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468cm" svg:height="0.433cm" svg:x="4.501cm" svg:y="8.028cm">
          <draw:text-box>
            <text:p text:style-name="P10"><text:span text:style-name="T10">8</text:span><text:span text:style-name="T10">0</text:span></text:p>
          </draw:text-box>
        </draw:frame>
        <draw:frame draw:style-name="gr8" draw:text-style-name="P13" draw:layer="layout" svg:width="0.37cm" svg:height="0.369cm" svg:x="5.048cm" svg:y="8.06cm">
          <draw:text-box>
            <text:p text:style-name="P10"><text:span text:style-name="T9">分</text:span></text:p>
          </draw:text-box>
        </draw:frame>
        <draw:frame draw:style-name="gr8" draw:text-style-name="P13" draw:layer="layout" svg:width="3.317cm" svg:height="0.369cm" svg:x="2.279cm" svg:y="8.695cm">
          <draw:text-box>
            <text:p text:style-name="P10"><text:span text:style-name="T9">・</text:span><text:span text:style-name="T9">報</text:span><text:span text:style-name="T9">告</text:span><text:span text:style-name="T9">書</text:span><text:span text:style-name="T9">作</text:span><text:span text:style-name="T9">成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369cm" svg:height="0.433cm" svg:x="5.613cm" svg:y="8.663cm">
          <draw:text-box>
            <text:p text:style-name="P10"><text:span text:style-name="T10">1</text:span></text:p>
          </draw:text-box>
        </draw:frame>
        <draw:frame draw:style-name="gr8" draw:text-style-name="P13" draw:layer="layout" svg:width="0.37cm" svg:height="0.369cm" svg:x="5.923cm" svg:y="8.695cm">
          <draw:text-box>
            <text:p text:style-name="P10"><text:span text:style-name="T9">分</text:span></text:p>
          </draw:text-box>
        </draw:frame>
        <draw:frame draw:style-name="gr8" draw:text-style-name="P13" draw:layer="layout" svg:width="0.369cm" svg:height="0.433cm" svg:x="10.386cm" svg:y="27.088cm">
          <draw:text-box>
            <text:p text:style-name="P10"><text:span text:style-name="T10">1</text:span></text:p>
          </draw:text-box>
        </draw:frame>
      </draw:page>
      <draw:page draw:name="page12" draw:style-name="dp1" draw:master-page-name="master-page3">
        <draw:polygon draw:style-name="gr5" draw:text-style-name="P9" draw:layer="layout" svg:width="18.595cm" svg:height="28.66cm" svg:x="1.82cm" svg:y="0.74cm" svg:viewBox="0 0 18596 28661" draw:points="9300,28661 0,28661 0,0 18596,0 18596,28661">
          <text:p/>
        </draw:polygon>
        <draw:frame draw:style-name="gr6" draw:text-style-name="P11" draw:layer="layout" svg:width="5.082cm" svg:height="0.848cm" svg:x="3.965cm" svg:y="1.544cm">
          <draw:text-box>
            <text:p text:style-name="P10"><text:span text:style-name="T5">作</text:span><text:span text:style-name="T5">業</text:span><text:span text:style-name="T5">報</text:span><text:span text:style-name="T5">告</text:span><text:span text:style-name="T5">書</text:span><text:span text:style-name="T5">（</text:span></text:p>
          </draw:text-box>
        </draw:frame>
        <draw:frame draw:style-name="gr6" draw:text-style-name="P11" draw:layer="layout" svg:width="2.153cm" svg:height="0.987cm" svg:x="9.045cm" svg:y="1.504cm">
          <draw:text-box>
            <text:p text:style-name="P10"><text:span text:style-name="T6">2</text:span><text:span text:style-name="T6">0</text:span><text:span text:style-name="T6">1</text:span><text:span text:style-name="T6">9</text:span></text:p>
          </draw:text-box>
        </draw:frame>
        <draw:frame draw:style-name="gr6" draw:text-style-name="P11" draw:layer="layout" svg:width="0.849cm" svg:height="0.848cm" svg:x="11.367cm" svg:y="1.544cm">
          <draw:text-box>
            <text:p text:style-name="P10"><text:span text:style-name="T5">年</text:span></text:p>
          </draw:text-box>
        </draw:frame>
        <draw:frame draw:style-name="gr6" draw:text-style-name="P11" draw:layer="layout" svg:width="1.077cm" svg:height="0.987cm" svg:x="12.383cm" svg:y="1.504cm">
          <draw:text-box>
            <text:p text:style-name="P10"><text:span text:style-name="T6">1</text:span><text:span text:style-name="T6">2</text:span></text:p>
          </draw:text-box>
        </draw:frame>
        <draw:frame draw:style-name="gr6" draw:text-style-name="P11" draw:layer="layout" svg:width="0.849cm" svg:height="0.848cm" svg:x="13.631cm" svg:y="1.544cm">
          <draw:text-box>
            <text:p text:style-name="P10"><text:span text:style-name="T5">月</text:span></text:p>
          </draw:text-box>
        </draw:frame>
        <draw:frame draw:style-name="gr6" draw:text-style-name="P11" draw:layer="layout" svg:width="0.846cm" svg:height="0.987cm" svg:x="14.647cm" svg:y="1.504cm">
          <draw:text-box>
            <text:p text:style-name="P10"><text:span text:style-name="T6">2</text:span></text:p>
          </draw:text-box>
        </draw:frame>
        <draw:frame draw:style-name="gr6" draw:text-style-name="P11" draw:layer="layout" svg:width="1.695cm" svg:height="0.848cm" svg:x="15.353cm" svg:y="1.544cm">
          <draw:text-box>
            <text:p text:style-name="P10"><text:span text:style-name="T5">日</text:span><text:span text:style-name="T5">）</text:span></text:p>
          </draw:text-box>
        </draw:frame>
        <draw:frame draw:style-name="gr7" draw:text-style-name="P12" draw:layer="layout" svg:width="1.865cm" svg:height="0.581cm" svg:x="15.014cm" svg:y="2.586cm">
          <draw:text-box>
            <text:p text:style-name="P10"><text:span text:style-name="T7">j</text:span><text:span text:style-name="T7">1</text:span><text:span text:style-name="T7">6</text:span><text:span text:style-name="T7">4</text:span><text:span text:style-name="T7">3</text:span><text:span text:style-name="T7">4 </text:span></text:p>
          </draw:text-box>
        </draw:frame>
        <draw:frame draw:style-name="gr7" draw:text-style-name="P12" draw:layer="layout" svg:width="2.233cm" svg:height="0.496cm" svg:x="16.88cm" svg:y="2.61cm">
          <draw:text-box>
            <text:p text:style-name="P10"><text:span text:style-name="T8">福</text:span><text:span text:style-name="T8">原</text:span><text:span text:style-name="T8"> </text:span><text:span text:style-name="T8">誠</text:span><text:span text:style-name="T8">也</text:span></text:p>
          </draw:text-box>
        </draw:frame>
        <draw:frame draw:style-name="gr8" draw:text-style-name="P13" draw:layer="layout" svg:width="2.212cm" svg:height="0.369cm" svg:x="1.909cm" svg:y="4.25cm">
          <draw:text-box>
            <text:p text:style-name="P10"><text:span text:style-name="T9">【</text:span><text:span text:style-name="T9">作</text:span><text:span text:style-name="T9">業</text:span><text:span text:style-name="T9">内</text:span><text:span text:style-name="T9">容</text:span><text:span text:style-name="T9">】</text:span></text:p>
          </draw:text-box>
        </draw:frame>
        <draw:frame draw:style-name="gr8" draw:text-style-name="P13" draw:layer="layout" svg:width="1.844cm" svg:height="0.369cm" svg:x="2.279cm" svg:y="4.885cm">
          <draw:text-box>
            <text:p text:style-name="P10"><text:span text:style-name="T9">前</text:span><text:span text:style-name="T9">回</text:span><text:span text:style-name="T9">の</text:span><text:span text:style-name="T9">続</text:span><text:span text:style-name="T9">き</text:span></text:p>
          </draw:text-box>
        </draw:frame>
        <draw:frame draw:style-name="gr8" draw:text-style-name="P13" draw:layer="layout" svg:width="2.212cm" svg:height="0.369cm" svg:x="1.909cm" svg:y="5.52cm">
          <draw:text-box>
            <text:p text:style-name="P10"><text:span text:style-name="T9">【</text:span><text:span text:style-name="T9">作</text:span><text:span text:style-name="T9">業</text:span><text:span text:style-name="T9">項</text:span><text:span text:style-name="T9">目</text:span><text:span text:style-name="T9">】</text:span></text:p>
          </draw:text-box>
        </draw:frame>
        <draw:frame draw:style-name="gr8" draw:text-style-name="P13" draw:layer="layout" svg:width="5.344cm" svg:height="0.369cm" svg:x="1.909cm" svg:y="6.155cm">
          <draw:text-box>
            <text:p text:style-name="P10"><text:span text:style-name="T9"><text:s/></text:span><text:span text:style-name="T9">初</text:span><text:span text:style-name="T9">期</text:span><text:span text:style-name="T9">設</text:span><text:span text:style-name="T9">定</text:span><text:span text:style-name="T9">が</text:span><text:span text:style-name="T9">で</text:span><text:span text:style-name="T9">き</text:span><text:span text:style-name="T9">た</text:span><text:span text:style-name="T9">よ</text:span><text:span text:style-name="T9">う</text:span><text:span text:style-name="T9">に</text:span><text:span text:style-name="T9">み</text:span><text:span text:style-name="T9">え</text:span><text:span text:style-name="T9">た</text:span></text:p>
          </draw:text-box>
        </draw:frame>
        <draw:frame draw:style-name="gr8" draw:text-style-name="P13" draw:layer="layout" svg:width="2.212cm" svg:height="0.369cm" svg:x="1.909cm" svg:y="6.79cm">
          <draw:text-box>
            <text:p text:style-name="P10"><text:span text:style-name="T9">【</text:span><text:span text:style-name="T9">作</text:span><text:span text:style-name="T9">業</text:span><text:span text:style-name="T9">時</text:span><text:span text:style-name="T9">間</text:span><text:span text:style-name="T9">】</text:span></text:p>
          </draw:text-box>
        </draw:frame>
        <draw:frame draw:style-name="gr8" draw:text-style-name="P13" draw:layer="layout" svg:width="2.212cm" svg:height="0.369cm" svg:x="2.279cm" svg:y="7.425cm">
          <draw:text-box>
            <text:p text:style-name="P10"><text:span text:style-name="T9">・</text:span><text:span text:style-name="T9">作</text:span><text:span text:style-name="T9">業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468cm" svg:height="0.433cm" svg:x="4.501cm" svg:y="7.393cm">
          <draw:text-box>
            <text:p text:style-name="P10"><text:span text:style-name="T10">8</text:span><text:span text:style-name="T10">9</text:span></text:p>
          </draw:text-box>
        </draw:frame>
        <draw:frame draw:style-name="gr8" draw:text-style-name="P13" draw:layer="layout" svg:width="0.37cm" svg:height="0.369cm" svg:x="5.048cm" svg:y="7.425cm">
          <draw:text-box>
            <text:p text:style-name="P10"><text:span text:style-name="T9">分</text:span></text:p>
          </draw:text-box>
        </draw:frame>
        <draw:frame draw:style-name="gr8" draw:text-style-name="P13" draw:layer="layout" svg:width="3.317cm" svg:height="0.369cm" svg:x="2.279cm" svg:y="8.06cm">
          <draw:text-box>
            <text:p text:style-name="P10"><text:span text:style-name="T9">・</text:span><text:span text:style-name="T9">報</text:span><text:span text:style-name="T9">告</text:span><text:span text:style-name="T9">書</text:span><text:span text:style-name="T9">作</text:span><text:span text:style-name="T9">成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369cm" svg:height="0.433cm" svg:x="5.613cm" svg:y="8.028cm">
          <draw:text-box>
            <text:p text:style-name="P10"><text:span text:style-name="T10">1</text:span></text:p>
          </draw:text-box>
        </draw:frame>
        <draw:frame draw:style-name="gr8" draw:text-style-name="P13" draw:layer="layout" svg:width="0.37cm" svg:height="0.369cm" svg:x="5.923cm" svg:y="8.06cm">
          <draw:text-box>
            <text:p text:style-name="P10"><text:span text:style-name="T9">分</text:span></text:p>
          </draw:text-box>
        </draw:frame>
        <draw:frame draw:style-name="gr8" draw:text-style-name="P13" draw:layer="layout" svg:width="0.369cm" svg:height="0.433cm" svg:x="10.386cm" svg:y="27.088cm">
          <draw:text-box>
            <text:p text:style-name="P10"><text:span text:style-name="T10">1</text:span></text:p>
          </draw:text-box>
        </draw:frame>
      </draw:page>
      <draw:page draw:name="page13" draw:style-name="dp1" draw:master-page-name="master-page3">
        <draw:polygon draw:style-name="gr5" draw:text-style-name="P9" draw:layer="layout" svg:width="18.591cm" svg:height="28.66cm" svg:x="1.82cm" svg:y="0.74cm" svg:viewBox="0 0 18592 28661" draw:points="9297,28661 0,28661 0,0 18592,0 18592,28661">
          <text:p/>
        </draw:polygon>
        <draw:frame draw:style-name="gr6" draw:text-style-name="P11" draw:layer="layout" svg:width="5.082cm" svg:height="0.848cm" svg:x="3.965cm" svg:y="1.544cm">
          <draw:text-box>
            <text:p text:style-name="P10"><text:span text:style-name="T5">作</text:span><text:span text:style-name="T5">業</text:span><text:span text:style-name="T5">報</text:span><text:span text:style-name="T5">告</text:span><text:span text:style-name="T5">書</text:span><text:span text:style-name="T5">（</text:span></text:p>
          </draw:text-box>
        </draw:frame>
        <draw:frame draw:style-name="gr6" draw:text-style-name="P11" draw:layer="layout" svg:width="2.153cm" svg:height="0.987cm" svg:x="9.045cm" svg:y="1.504cm">
          <draw:text-box>
            <text:p text:style-name="P10"><text:span text:style-name="T6">2</text:span><text:span text:style-name="T6">0</text:span><text:span text:style-name="T6">1</text:span><text:span text:style-name="T6">9</text:span></text:p>
          </draw:text-box>
        </draw:frame>
        <draw:frame draw:style-name="gr6" draw:text-style-name="P11" draw:layer="layout" svg:width="0.849cm" svg:height="0.848cm" svg:x="11.367cm" svg:y="1.544cm">
          <draw:text-box>
            <text:p text:style-name="P10"><text:span text:style-name="T5">年</text:span></text:p>
          </draw:text-box>
        </draw:frame>
        <draw:frame draw:style-name="gr6" draw:text-style-name="P11" draw:layer="layout" svg:width="1.077cm" svg:height="0.987cm" svg:x="12.383cm" svg:y="1.504cm">
          <draw:text-box>
            <text:p text:style-name="P10"><text:span text:style-name="T6">1</text:span><text:span text:style-name="T6">2</text:span></text:p>
          </draw:text-box>
        </draw:frame>
        <draw:frame draw:style-name="gr6" draw:text-style-name="P11" draw:layer="layout" svg:width="0.849cm" svg:height="0.848cm" svg:x="13.631cm" svg:y="1.544cm">
          <draw:text-box>
            <text:p text:style-name="P10"><text:span text:style-name="T5">月</text:span></text:p>
          </draw:text-box>
        </draw:frame>
        <draw:frame draw:style-name="gr6" draw:text-style-name="P11" draw:layer="layout" svg:width="0.846cm" svg:height="0.987cm" svg:x="14.647cm" svg:y="1.504cm">
          <draw:text-box>
            <text:p text:style-name="P10"><text:span text:style-name="T6">9</text:span></text:p>
          </draw:text-box>
        </draw:frame>
        <draw:frame draw:style-name="gr6" draw:text-style-name="P11" draw:layer="layout" svg:width="1.695cm" svg:height="0.848cm" svg:x="15.353cm" svg:y="1.544cm">
          <draw:text-box>
            <text:p text:style-name="P10"><text:span text:style-name="T5">日</text:span><text:span text:style-name="T5">）</text:span></text:p>
          </draw:text-box>
        </draw:frame>
        <draw:frame draw:style-name="gr7" draw:text-style-name="P12" draw:layer="layout" svg:width="1.865cm" svg:height="0.581cm" svg:x="15.014cm" svg:y="2.586cm">
          <draw:text-box>
            <text:p text:style-name="P10"><text:span text:style-name="T7">j</text:span><text:span text:style-name="T7">1</text:span><text:span text:style-name="T7">6</text:span><text:span text:style-name="T7">4</text:span><text:span text:style-name="T7">3</text:span><text:span text:style-name="T7">4 </text:span></text:p>
          </draw:text-box>
        </draw:frame>
        <draw:frame draw:style-name="gr7" draw:text-style-name="P12" draw:layer="layout" svg:width="2.233cm" svg:height="0.496cm" svg:x="16.88cm" svg:y="2.61cm">
          <draw:text-box>
            <text:p text:style-name="P10"><text:span text:style-name="T8">福</text:span><text:span text:style-name="T8">原</text:span><text:span text:style-name="T8"> </text:span><text:span text:style-name="T8">誠</text:span><text:span text:style-name="T8">也</text:span></text:p>
          </draw:text-box>
        </draw:frame>
        <draw:frame draw:style-name="gr8" draw:text-style-name="P13" draw:layer="layout" svg:width="2.212cm" svg:height="0.369cm" svg:x="1.909cm" svg:y="4.25cm">
          <draw:text-box>
            <text:p text:style-name="P10"><text:span text:style-name="T9">【</text:span><text:span text:style-name="T9">作</text:span><text:span text:style-name="T9">業</text:span><text:span text:style-name="T9">内</text:span><text:span text:style-name="T9">容</text:span><text:span text:style-name="T9">】</text:span></text:p>
          </draw:text-box>
        </draw:frame>
        <draw:frame draw:style-name="gr8" draw:text-style-name="P13" draw:layer="layout" svg:width="1.844cm" svg:height="0.369cm" svg:x="2.279cm" svg:y="4.885cm">
          <draw:text-box>
            <text:p text:style-name="P10"><text:span text:style-name="T9">前</text:span><text:span text:style-name="T9">回</text:span><text:span text:style-name="T9">の</text:span><text:span text:style-name="T9">続</text:span><text:span text:style-name="T9">き</text:span></text:p>
          </draw:text-box>
        </draw:frame>
        <draw:frame draw:style-name="gr8" draw:text-style-name="P13" draw:layer="layout" svg:width="2.212cm" svg:height="0.369cm" svg:x="1.909cm" svg:y="5.52cm">
          <draw:text-box>
            <text:p text:style-name="P10"><text:span text:style-name="T9">【</text:span><text:span text:style-name="T9">作</text:span><text:span text:style-name="T9">業</text:span><text:span text:style-name="T9">項</text:span><text:span text:style-name="T9">目</text:span><text:span text:style-name="T9">】</text:span></text:p>
          </draw:text-box>
        </draw:frame>
        <draw:frame draw:style-name="gr8" draw:text-style-name="P13" draw:layer="layout" svg:width="1.475cm" svg:height="0.369cm" svg:x="1.909cm" svg:y="6.155cm">
          <draw:text-box>
            <text:p text:style-name="P10"><text:span text:style-name="T9">進</text:span><text:span text:style-name="T9">捗</text:span><text:span text:style-name="T9">な</text:span><text:span text:style-name="T9">し</text:span></text:p>
          </draw:text-box>
        </draw:frame>
        <draw:frame draw:style-name="gr8" draw:text-style-name="P13" draw:layer="layout" svg:width="2.212cm" svg:height="0.369cm" svg:x="1.909cm" svg:y="6.79cm">
          <draw:text-box>
            <text:p text:style-name="P10"><text:span text:style-name="T9">【</text:span><text:span text:style-name="T9">作</text:span><text:span text:style-name="T9">業</text:span><text:span text:style-name="T9">時</text:span><text:span text:style-name="T9">間</text:span><text:span text:style-name="T9">】</text:span></text:p>
          </draw:text-box>
        </draw:frame>
        <draw:frame draw:style-name="gr8" draw:text-style-name="P13" draw:layer="layout" svg:width="2.212cm" svg:height="0.369cm" svg:x="2.279cm" svg:y="7.425cm">
          <draw:text-box>
            <text:p text:style-name="P10"><text:span text:style-name="T9">・</text:span><text:span text:style-name="T9">作</text:span><text:span text:style-name="T9">業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468cm" svg:height="0.433cm" svg:x="4.501cm" svg:y="7.393cm">
          <draw:text-box>
            <text:p text:style-name="P10"><text:span text:style-name="T10">8</text:span><text:span text:style-name="T10">9</text:span></text:p>
          </draw:text-box>
        </draw:frame>
        <draw:frame draw:style-name="gr8" draw:text-style-name="P13" draw:layer="layout" svg:width="0.37cm" svg:height="0.369cm" svg:x="5.048cm" svg:y="7.425cm">
          <draw:text-box>
            <text:p text:style-name="P10"><text:span text:style-name="T9">分</text:span></text:p>
          </draw:text-box>
        </draw:frame>
        <draw:frame draw:style-name="gr8" draw:text-style-name="P13" draw:layer="layout" svg:width="3.317cm" svg:height="0.369cm" svg:x="2.279cm" svg:y="8.06cm">
          <draw:text-box>
            <text:p text:style-name="P10"><text:span text:style-name="T9">・</text:span><text:span text:style-name="T9">報</text:span><text:span text:style-name="T9">告</text:span><text:span text:style-name="T9">書</text:span><text:span text:style-name="T9">作</text:span><text:span text:style-name="T9">成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369cm" svg:height="0.433cm" svg:x="5.613cm" svg:y="8.028cm">
          <draw:text-box>
            <text:p text:style-name="P10"><text:span text:style-name="T10">1</text:span></text:p>
          </draw:text-box>
        </draw:frame>
        <draw:frame draw:style-name="gr8" draw:text-style-name="P13" draw:layer="layout" svg:width="0.37cm" svg:height="0.369cm" svg:x="5.923cm" svg:y="8.06cm">
          <draw:text-box>
            <text:p text:style-name="P10"><text:span text:style-name="T9">分</text:span></text:p>
          </draw:text-box>
        </draw:frame>
        <draw:frame draw:style-name="gr8" draw:text-style-name="P13" draw:layer="layout" svg:width="0.369cm" svg:height="0.433cm" svg:x="10.386cm" svg:y="27.088cm">
          <draw:text-box>
            <text:p text:style-name="P10"><text:span text:style-name="T10">1</text:span></text:p>
          </draw:text-box>
        </draw:frame>
      </draw:page>
      <draw:page draw:name="page14" draw:style-name="dp1" draw:master-page-name="master-page3">
        <draw:polygon draw:style-name="gr5" draw:text-style-name="P9" draw:layer="layout" svg:width="18.595cm" svg:height="28.66cm" svg:x="1.82cm" svg:y="0.74cm" svg:viewBox="0 0 18596 28661" draw:points="9300,28661 0,28661 0,0 18596,0 18596,28661">
          <text:p/>
        </draw:polygon>
        <draw:frame draw:style-name="gr6" draw:text-style-name="P11" draw:layer="layout" svg:width="5.082cm" svg:height="0.848cm" svg:x="4.233cm" svg:y="1.544cm">
          <draw:text-box>
            <text:p text:style-name="P10"><text:span text:style-name="T5">作</text:span><text:span text:style-name="T5">業</text:span><text:span text:style-name="T5">報</text:span><text:span text:style-name="T5">告</text:span><text:span text:style-name="T5">書</text:span><text:span text:style-name="T5">（</text:span></text:p>
          </draw:text-box>
        </draw:frame>
        <draw:frame draw:style-name="gr6" draw:text-style-name="P11" draw:layer="layout" svg:width="2.153cm" svg:height="0.987cm" svg:x="9.313cm" svg:y="1.504cm">
          <draw:text-box>
            <text:p text:style-name="P10"><text:span text:style-name="T6">2</text:span><text:span text:style-name="T6">0</text:span><text:span text:style-name="T6">1</text:span><text:span text:style-name="T6">9</text:span></text:p>
          </draw:text-box>
        </draw:frame>
        <draw:frame draw:style-name="gr6" draw:text-style-name="P11" draw:layer="layout" svg:width="0.849cm" svg:height="0.848cm" svg:x="11.638cm" svg:y="1.544cm">
          <draw:text-box>
            <text:p text:style-name="P10"><text:span text:style-name="T5">年</text:span></text:p>
          </draw:text-box>
        </draw:frame>
        <draw:frame draw:style-name="gr6" draw:text-style-name="P11" draw:layer="layout" svg:width="0.846cm" svg:height="0.987cm" svg:x="12.654cm" svg:y="1.504cm">
          <draw:text-box>
            <text:p text:style-name="P10"><text:span text:style-name="T6">1</text:span></text:p>
          </draw:text-box>
        </draw:frame>
        <draw:frame draw:style-name="gr6" draw:text-style-name="P11" draw:layer="layout" svg:width="0.849cm" svg:height="0.848cm" svg:x="13.36cm" svg:y="1.544cm">
          <draw:text-box>
            <text:p text:style-name="P10"><text:span text:style-name="T5">月</text:span></text:p>
          </draw:text-box>
        </draw:frame>
        <draw:frame draw:style-name="gr6" draw:text-style-name="P11" draw:layer="layout" svg:width="0.846cm" svg:height="0.987cm" svg:x="14.376cm" svg:y="1.504cm">
          <draw:text-box>
            <text:p text:style-name="P10"><text:span text:style-name="T6">6</text:span></text:p>
          </draw:text-box>
        </draw:frame>
        <draw:frame draw:style-name="gr6" draw:text-style-name="P11" draw:layer="layout" svg:width="1.695cm" svg:height="0.848cm" svg:x="15.085cm" svg:y="1.544cm">
          <draw:text-box>
            <text:p text:style-name="P10"><text:span text:style-name="T5">日</text:span><text:span text:style-name="T5">）</text:span></text:p>
          </draw:text-box>
        </draw:frame>
        <draw:frame draw:style-name="gr7" draw:text-style-name="P12" draw:layer="layout" svg:width="1.865cm" svg:height="0.581cm" svg:x="15.014cm" svg:y="2.586cm">
          <draw:text-box>
            <text:p text:style-name="P10"><text:span text:style-name="T7">j</text:span><text:span text:style-name="T7">1</text:span><text:span text:style-name="T7">6</text:span><text:span text:style-name="T7">4</text:span><text:span text:style-name="T7">3</text:span><text:span text:style-name="T7">4 </text:span></text:p>
          </draw:text-box>
        </draw:frame>
        <draw:frame draw:style-name="gr7" draw:text-style-name="P12" draw:layer="layout" svg:width="2.233cm" svg:height="0.496cm" svg:x="16.88cm" svg:y="2.61cm">
          <draw:text-box>
            <text:p text:style-name="P10"><text:span text:style-name="T8">福</text:span><text:span text:style-name="T8">原</text:span><text:span text:style-name="T8"> </text:span><text:span text:style-name="T8">誠</text:span><text:span text:style-name="T8">也</text:span></text:p>
          </draw:text-box>
        </draw:frame>
        <draw:frame draw:style-name="gr8" draw:text-style-name="P13" draw:layer="layout" svg:width="2.212cm" svg:height="0.369cm" svg:x="1.909cm" svg:y="4.25cm">
          <draw:text-box>
            <text:p text:style-name="P10"><text:span text:style-name="T9">【</text:span><text:span text:style-name="T9">作</text:span><text:span text:style-name="T9">業</text:span><text:span text:style-name="T9">内</text:span><text:span text:style-name="T9">容</text:span><text:span text:style-name="T9">】</text:span></text:p>
          </draw:text-box>
        </draw:frame>
        <draw:frame draw:style-name="gr8" draw:text-style-name="P13" draw:layer="layout" svg:width="2.212cm" svg:height="0.369cm" svg:x="2.279cm" svg:y="4.885cm">
          <draw:text-box>
            <text:p text:style-name="P10"><text:span text:style-name="T9">指</text:span><text:span text:style-name="T9">導</text:span><text:span text:style-name="T9">書</text:span><text:span text:style-name="T9">の</text:span><text:span text:style-name="T9">解</text:span><text:span text:style-name="T9">読</text:span></text:p>
          </draw:text-box>
        </draw:frame>
        <draw:frame draw:style-name="gr8" draw:text-style-name="P13" draw:layer="layout" svg:width="2.212cm" svg:height="0.369cm" svg:x="1.909cm" svg:y="5.52cm">
          <draw:text-box>
            <text:p text:style-name="P10"><text:span text:style-name="T9">【</text:span><text:span text:style-name="T9">作</text:span><text:span text:style-name="T9">業</text:span><text:span text:style-name="T9">項</text:span><text:span text:style-name="T9">目</text:span><text:span text:style-name="T9">】</text:span></text:p>
          </draw:text-box>
        </draw:frame>
        <draw:frame draw:style-name="gr8" draw:text-style-name="P13" draw:layer="layout" svg:width="7.736cm" svg:height="0.369cm" svg:x="1.909cm" svg:y="6.155cm">
          <draw:text-box>
            <text:p text:style-name="P10"><text:span text:style-name="T9">　</text:span><text:span text:style-name="T9">指</text:span><text:span text:style-name="T9">導</text:span><text:span text:style-name="T9">書</text:span><text:span text:style-name="T9">を</text:span><text:span text:style-name="T9">読</text:span><text:span text:style-name="T9">ん</text:span><text:span text:style-name="T9">で</text:span><text:span text:style-name="T9">回</text:span><text:span text:style-name="T9">路</text:span><text:span text:style-name="T9">を</text:span><text:span text:style-name="T9">組</text:span><text:span text:style-name="T9">み</text:span><text:span text:style-name="T9">、</text:span><text:span text:style-name="T9">ソ</text:span><text:span text:style-name="T9">ー</text:span><text:span text:style-name="T9">ス</text:span><text:span text:style-name="T9">を</text:span><text:span text:style-name="T9">コ</text:span><text:span text:style-name="T9">ピ</text:span><text:span text:style-name="T9">ペ</text:span></text:p>
          </draw:text-box>
        </draw:frame>
        <draw:frame draw:style-name="gr8" draw:text-style-name="P13" draw:layer="layout" svg:width="2.212cm" svg:height="0.369cm" svg:x="1.909cm" svg:y="6.79cm">
          <draw:text-box>
            <text:p text:style-name="P10"><text:span text:style-name="T9">【</text:span><text:span text:style-name="T9">作</text:span><text:span text:style-name="T9">業</text:span><text:span text:style-name="T9">時</text:span><text:span text:style-name="T9">間</text:span><text:span text:style-name="T9">】</text:span></text:p>
          </draw:text-box>
        </draw:frame>
        <draw:frame draw:style-name="gr8" draw:text-style-name="P13" draw:layer="layout" svg:width="2.212cm" svg:height="0.369cm" svg:x="2.279cm" svg:y="7.425cm">
          <draw:text-box>
            <text:p text:style-name="P10"><text:span text:style-name="T9">・</text:span><text:span text:style-name="T9">作</text:span><text:span text:style-name="T9">業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468cm" svg:height="0.433cm" svg:x="4.501cm" svg:y="7.393cm">
          <draw:text-box>
            <text:p text:style-name="P10"><text:span text:style-name="T10">4</text:span><text:span text:style-name="T10">0</text:span></text:p>
          </draw:text-box>
        </draw:frame>
        <draw:frame draw:style-name="gr8" draw:text-style-name="P13" draw:layer="layout" svg:width="0.37cm" svg:height="0.369cm" svg:x="5.048cm" svg:y="7.425cm">
          <draw:text-box>
            <text:p text:style-name="P10"><text:span text:style-name="T9">分</text:span></text:p>
          </draw:text-box>
        </draw:frame>
        <draw:frame draw:style-name="gr8" draw:text-style-name="P13" draw:layer="layout" svg:width="3.317cm" svg:height="0.369cm" svg:x="2.279cm" svg:y="8.06cm">
          <draw:text-box>
            <text:p text:style-name="P10"><text:span text:style-name="T9">・</text:span><text:span text:style-name="T9">報</text:span><text:span text:style-name="T9">告</text:span><text:span text:style-name="T9">書</text:span><text:span text:style-name="T9">作</text:span><text:span text:style-name="T9">成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369cm" svg:height="0.433cm" svg:x="5.613cm" svg:y="8.028cm">
          <draw:text-box>
            <text:p text:style-name="P10"><text:span text:style-name="T10">3</text:span></text:p>
          </draw:text-box>
        </draw:frame>
        <draw:frame draw:style-name="gr8" draw:text-style-name="P13" draw:layer="layout" svg:width="0.37cm" svg:height="0.369cm" svg:x="5.923cm" svg:y="8.06cm">
          <draw:text-box>
            <text:p text:style-name="P10"><text:span text:style-name="T9">分</text:span></text:p>
          </draw:text-box>
        </draw:frame>
        <draw:frame draw:style-name="gr8" draw:text-style-name="P13" draw:layer="layout" svg:width="0.369cm" svg:height="0.433cm" svg:x="10.386cm" svg:y="27.088cm">
          <draw:text-box>
            <text:p text:style-name="P10"><text:span text:style-name="T10">1</text:span></text:p>
          </draw:text-box>
        </draw:frame>
      </draw:page>
      <draw:page draw:name="page15" draw:style-name="dp1" draw:master-page-name="master-page3">
        <draw:polygon draw:style-name="gr5" draw:text-style-name="P9" draw:layer="layout" svg:width="18.595cm" svg:height="28.66cm" svg:x="1.82cm" svg:y="0.74cm" svg:viewBox="0 0 18596 28661" draw:points="9300,28661 0,28661 0,0 18596,0 18596,28661">
          <text:p/>
        </draw:polygon>
        <draw:frame draw:style-name="gr6" draw:text-style-name="P11" draw:layer="layout" svg:width="5.082cm" svg:height="0.848cm" svg:x="3.965cm" svg:y="1.544cm">
          <draw:text-box>
            <text:p text:style-name="P10"><text:span text:style-name="T5">作</text:span><text:span text:style-name="T5">業</text:span><text:span text:style-name="T5">報</text:span><text:span text:style-name="T5">告</text:span><text:span text:style-name="T5">書</text:span><text:span text:style-name="T5">（</text:span></text:p>
          </draw:text-box>
        </draw:frame>
        <draw:frame draw:style-name="gr6" draw:text-style-name="P11" draw:layer="layout" svg:width="2.153cm" svg:height="0.987cm" svg:x="9.045cm" svg:y="1.504cm">
          <draw:text-box>
            <text:p text:style-name="P10"><text:span text:style-name="T6">2</text:span><text:span text:style-name="T6">0</text:span><text:span text:style-name="T6">1</text:span><text:span text:style-name="T6">9</text:span></text:p>
          </draw:text-box>
        </draw:frame>
        <draw:frame draw:style-name="gr6" draw:text-style-name="P11" draw:layer="layout" svg:width="0.849cm" svg:height="0.848cm" svg:x="11.367cm" svg:y="1.544cm">
          <draw:text-box>
            <text:p text:style-name="P10"><text:span text:style-name="T5">年</text:span></text:p>
          </draw:text-box>
        </draw:frame>
        <draw:frame draw:style-name="gr6" draw:text-style-name="P11" draw:layer="layout" svg:width="0.846cm" svg:height="0.987cm" svg:x="12.383cm" svg:y="1.504cm">
          <draw:text-box>
            <text:p text:style-name="P10"><text:span text:style-name="T6">1</text:span></text:p>
          </draw:text-box>
        </draw:frame>
        <draw:frame draw:style-name="gr6" draw:text-style-name="P11" draw:layer="layout" svg:width="0.849cm" svg:height="0.848cm" svg:x="13.092cm" svg:y="1.544cm">
          <draw:text-box>
            <text:p text:style-name="P10"><text:span text:style-name="T5">月</text:span></text:p>
          </draw:text-box>
        </draw:frame>
        <draw:frame draw:style-name="gr6" draw:text-style-name="P11" draw:layer="layout" svg:width="1.077cm" svg:height="0.987cm" svg:x="14.108cm" svg:y="1.504cm">
          <draw:text-box>
            <text:p text:style-name="P10"><text:span text:style-name="T6">2</text:span><text:span text:style-name="T6">0</text:span></text:p>
          </draw:text-box>
        </draw:frame>
        <draw:frame draw:style-name="gr6" draw:text-style-name="P11" draw:layer="layout" svg:width="1.695cm" svg:height="0.848cm" svg:x="15.353cm" svg:y="1.544cm">
          <draw:text-box>
            <text:p text:style-name="P10"><text:span text:style-name="T5">日</text:span><text:span text:style-name="T5">）</text:span></text:p>
          </draw:text-box>
        </draw:frame>
        <draw:frame draw:style-name="gr7" draw:text-style-name="P12" draw:layer="layout" svg:width="1.865cm" svg:height="0.581cm" svg:x="15.014cm" svg:y="2.586cm">
          <draw:text-box>
            <text:p text:style-name="P10"><text:span text:style-name="T7">j</text:span><text:span text:style-name="T7">1</text:span><text:span text:style-name="T7">6</text:span><text:span text:style-name="T7">4</text:span><text:span text:style-name="T7">3</text:span><text:span text:style-name="T7">4 </text:span></text:p>
          </draw:text-box>
        </draw:frame>
        <draw:frame draw:style-name="gr7" draw:text-style-name="P12" draw:layer="layout" svg:width="2.233cm" svg:height="0.496cm" svg:x="16.88cm" svg:y="2.61cm">
          <draw:text-box>
            <text:p text:style-name="P10"><text:span text:style-name="T8">福</text:span><text:span text:style-name="T8">原</text:span><text:span text:style-name="T8"> </text:span><text:span text:style-name="T8">誠</text:span><text:span text:style-name="T8">也</text:span></text:p>
          </draw:text-box>
        </draw:frame>
        <draw:frame draw:style-name="gr8" draw:text-style-name="P13" draw:layer="layout" svg:width="2.212cm" svg:height="0.369cm" svg:x="1.909cm" svg:y="4.25cm">
          <draw:text-box>
            <text:p text:style-name="P10"><text:span text:style-name="T9">【</text:span><text:span text:style-name="T9">作</text:span><text:span text:style-name="T9">業</text:span><text:span text:style-name="T9">内</text:span><text:span text:style-name="T9">容</text:span><text:span text:style-name="T9">】</text:span></text:p>
          </draw:text-box>
        </draw:frame>
        <draw:frame draw:style-name="gr8" draw:text-style-name="P13" draw:layer="layout" svg:width="9.21cm" svg:height="0.369cm" svg:x="2.279cm" svg:y="4.885cm">
          <draw:text-box>
            <text:p text:style-name="P10"><text:span text:style-name="T9">サ</text:span><text:span text:style-name="T9">ー</text:span><text:span text:style-name="T9">ボ</text:span><text:span text:style-name="T9">モ</text:span><text:span text:style-name="T9">ー</text:span><text:span text:style-name="T9">タ</text:span><text:span text:style-name="T9">を</text:span><text:span text:style-name="T9">使</text:span><text:span text:style-name="T9">う</text:span><text:span text:style-name="T9">た</text:span><text:span text:style-name="T9">め</text:span><text:span text:style-name="T9">に</text:span><text:span text:style-name="T9">指</text:span><text:span text:style-name="T9">導</text:span><text:span text:style-name="T9">書</text:span><text:span text:style-name="T9">を</text:span><text:span text:style-name="T9">読</text:span><text:span text:style-name="T9">み</text:span><text:span text:style-name="T9">、</text:span><text:span text:style-name="T9">ソ</text:span><text:span text:style-name="T9">ー</text:span><text:span text:style-name="T9">ス</text:span><text:span text:style-name="T9">を</text:span><text:span text:style-name="T9">書</text:span><text:span text:style-name="T9">く</text:span></text:p>
          </draw:text-box>
        </draw:frame>
        <draw:frame draw:style-name="gr8" draw:text-style-name="P13" draw:layer="layout" svg:width="2.212cm" svg:height="0.369cm" svg:x="1.909cm" svg:y="5.52cm">
          <draw:text-box>
            <text:p text:style-name="P10"><text:span text:style-name="T9">【</text:span><text:span text:style-name="T9">作</text:span><text:span text:style-name="T9">業</text:span><text:span text:style-name="T9">項</text:span><text:span text:style-name="T9">目</text:span><text:span text:style-name="T9">】</text:span></text:p>
          </draw:text-box>
        </draw:frame>
        <draw:frame draw:style-name="gr8" draw:text-style-name="P13" draw:layer="layout" svg:width="0.375cm" svg:height="0.369cm" svg:x="1.909cm" svg:y="6.155cm">
          <draw:text-box>
            <text:p text:style-name="P10"><text:span text:style-name="T9"><text:s text:c="2"/></text:span></text:p>
          </draw:text-box>
        </draw:frame>
        <draw:frame draw:style-name="gr8" draw:text-style-name="P13" draw:layer="layout" svg:width="2.597cm" svg:height="0.433cm" svg:x="2.279cm" svg:y="6.123cm">
          <draw:text-box>
            <text:p text:style-name="P10"><text:span text:style-name="T10">N</text:span><text:span text:style-name="T10">=</text:span><text:span text:style-name="T10">2.</text:span><text:span text:style-name="T10">0</text:span><text:span text:style-name="T10">2</text:span><text:span text:style-name="T10">*</text:span><text:span text:style-name="T10">1</text:span><text:span text:style-name="T10">0</text:span><text:span text:style-name="T10">^</text:span><text:span text:style-name="T10">5</text:span></text:p>
          </draw:text-box>
        </draw:frame>
        <draw:frame draw:style-name="gr8" draw:text-style-name="P13" draw:layer="layout" svg:width="0.375cm" svg:height="0.369cm" svg:x="1.909cm" svg:y="6.79cm">
          <draw:text-box>
            <text:p text:style-name="P10"><text:span text:style-name="T9"><text:s text:c="2"/></text:span></text:p>
          </draw:text-box>
        </draw:frame>
        <draw:frame draw:style-name="gr8" draw:text-style-name="P13" draw:layer="layout" svg:width="1.446cm" svg:height="0.433cm" svg:x="2.279cm" svg:y="6.758cm">
          <draw:text-box>
            <text:p text:style-name="P10"><text:span text:style-name="T10">P</text:span><text:span text:style-name="T10">W</text:span><text:span text:style-name="T10">M</text:span><text:span text:style-name="T10">=</text:span><text:span text:style-name="T10">2</text:span></text:p>
          </draw:text-box>
        </draw:frame>
        <draw:frame draw:style-name="gr8" draw:text-style-name="P13" draw:layer="layout" svg:width="0.37cm" svg:height="0.369cm" svg:x="1.909cm" svg:y="7.425cm">
          <draw:text-box>
            <text:p text:style-name="P10"><text:span text:style-name="T9">　</text:span></text:p>
          </draw:text-box>
        </draw:frame>
        <draw:frame draw:style-name="gr8" draw:text-style-name="P13" draw:layer="layout" svg:width="1.192cm" svg:height="0.433cm" svg:x="2.279cm" svg:y="7.393cm">
          <draw:text-box>
            <text:p text:style-name="P10"><text:span text:style-name="T10">c</text:span><text:span text:style-name="T10">e</text:span><text:span text:style-name="T10">nt</text:span><text:span text:style-name="T10">e</text:span><text:span text:style-name="T10">r</text:span></text:p>
          </draw:text-box>
        </draw:frame>
        <draw:frame draw:style-name="gr8" draw:text-style-name="P13" draw:layer="layout" svg:width="1.844cm" svg:height="0.369cm" svg:x="3.545cm" svg:y="7.425cm">
          <draw:text-box>
            <text:p text:style-name="P10"><text:span text:style-name="T9">が</text:span><text:span text:style-name="T9">分</text:span><text:span text:style-name="T9">か</text:span><text:span text:style-name="T9">ら</text:span><text:span text:style-name="T9">ん</text:span></text:p>
          </draw:text-box>
        </draw:frame>
        <draw:frame draw:style-name="gr8" draw:text-style-name="P13" draw:layer="layout" svg:width="2.212cm" svg:height="0.369cm" svg:x="1.909cm" svg:y="8.06cm">
          <draw:text-box>
            <text:p text:style-name="P10"><text:span text:style-name="T9">【</text:span><text:span text:style-name="T9">作</text:span><text:span text:style-name="T9">業</text:span><text:span text:style-name="T9">時</text:span><text:span text:style-name="T9">間</text:span><text:span text:style-name="T9">】</text:span></text:p>
          </draw:text-box>
        </draw:frame>
        <draw:frame draw:style-name="gr8" draw:text-style-name="P13" draw:layer="layout" svg:width="2.212cm" svg:height="0.369cm" svg:x="2.279cm" svg:y="8.695cm">
          <draw:text-box>
            <text:p text:style-name="P10"><text:span text:style-name="T9">・</text:span><text:span text:style-name="T9">作</text:span><text:span text:style-name="T9">業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468cm" svg:height="0.433cm" svg:x="4.501cm" svg:y="8.663cm">
          <draw:text-box>
            <text:p text:style-name="P10"><text:span text:style-name="T10">7</text:span><text:span text:style-name="T10">0</text:span></text:p>
          </draw:text-box>
        </draw:frame>
        <draw:frame draw:style-name="gr8" draw:text-style-name="P13" draw:layer="layout" svg:width="0.37cm" svg:height="0.369cm" svg:x="5.048cm" svg:y="8.695cm">
          <draw:text-box>
            <text:p text:style-name="P10"><text:span text:style-name="T9">分</text:span></text:p>
          </draw:text-box>
        </draw:frame>
        <draw:frame draw:style-name="gr8" draw:text-style-name="P13" draw:layer="layout" svg:width="3.317cm" svg:height="0.369cm" svg:x="2.279cm" svg:y="9.33cm">
          <draw:text-box>
            <text:p text:style-name="P10"><text:span text:style-name="T9">・</text:span><text:span text:style-name="T9">報</text:span><text:span text:style-name="T9">告</text:span><text:span text:style-name="T9">書</text:span><text:span text:style-name="T9">作</text:span><text:span text:style-name="T9">成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369cm" svg:height="0.433cm" svg:x="5.613cm" svg:y="9.298cm">
          <draw:text-box>
            <text:p text:style-name="P10"><text:span text:style-name="T10">2</text:span></text:p>
          </draw:text-box>
        </draw:frame>
        <draw:frame draw:style-name="gr8" draw:text-style-name="P13" draw:layer="layout" svg:width="0.37cm" svg:height="0.369cm" svg:x="5.923cm" svg:y="9.33cm">
          <draw:text-box>
            <text:p text:style-name="P10"><text:span text:style-name="T9">分</text:span></text:p>
          </draw:text-box>
        </draw:frame>
        <draw:frame draw:style-name="gr8" draw:text-style-name="P13" draw:layer="layout" svg:width="0.369cm" svg:height="0.433cm" svg:x="10.386cm" svg:y="27.088cm">
          <draw:text-box>
            <text:p text:style-name="P10"><text:span text:style-name="T10">1</text:span></text:p>
          </draw:text-box>
        </draw:frame>
      </draw:page>
      <draw:page draw:name="page16" draw:style-name="dp1" draw:master-page-name="master-page3">
        <draw:polygon draw:style-name="gr5" draw:text-style-name="P9" draw:layer="layout" svg:width="18.595cm" svg:height="28.66cm" svg:x="1.82cm" svg:y="0.74cm" svg:viewBox="0 0 18596 28661" draw:points="9300,28661 0,28661 0,0 18596,0 18596,28661">
          <text:p/>
        </draw:polygon>
        <draw:frame draw:style-name="gr6" draw:text-style-name="P11" draw:layer="layout" svg:width="5.082cm" svg:height="0.848cm" svg:x="3.965cm" svg:y="1.544cm">
          <draw:text-box>
            <text:p text:style-name="P10"><text:span text:style-name="T5">作</text:span><text:span text:style-name="T5">業</text:span><text:span text:style-name="T5">報</text:span><text:span text:style-name="T5">告</text:span><text:span text:style-name="T5">書</text:span><text:span text:style-name="T5">（</text:span></text:p>
          </draw:text-box>
        </draw:frame>
        <draw:frame draw:style-name="gr6" draw:text-style-name="P11" draw:layer="layout" svg:width="2.153cm" svg:height="0.987cm" svg:x="9.045cm" svg:y="1.504cm">
          <draw:text-box>
            <text:p text:style-name="P10"><text:span text:style-name="T6">2</text:span><text:span text:style-name="T6">0</text:span><text:span text:style-name="T6">1</text:span><text:span text:style-name="T6">9</text:span></text:p>
          </draw:text-box>
        </draw:frame>
        <draw:frame draw:style-name="gr6" draw:text-style-name="P11" draw:layer="layout" svg:width="0.849cm" svg:height="0.848cm" svg:x="11.367cm" svg:y="1.544cm">
          <draw:text-box>
            <text:p text:style-name="P10"><text:span text:style-name="T5">年</text:span></text:p>
          </draw:text-box>
        </draw:frame>
        <draw:frame draw:style-name="gr6" draw:text-style-name="P11" draw:layer="layout" svg:width="0.846cm" svg:height="0.987cm" svg:x="12.383cm" svg:y="1.504cm">
          <draw:text-box>
            <text:p text:style-name="P10"><text:span text:style-name="T6">1</text:span></text:p>
          </draw:text-box>
        </draw:frame>
        <draw:frame draw:style-name="gr6" draw:text-style-name="P11" draw:layer="layout" svg:width="0.849cm" svg:height="0.848cm" svg:x="13.092cm" svg:y="1.544cm">
          <draw:text-box>
            <text:p text:style-name="P10"><text:span text:style-name="T5">月</text:span></text:p>
          </draw:text-box>
        </draw:frame>
        <draw:frame draw:style-name="gr6" draw:text-style-name="P11" draw:layer="layout" svg:width="1.077cm" svg:height="0.987cm" svg:x="14.108cm" svg:y="1.504cm">
          <draw:text-box>
            <text:p text:style-name="P10"><text:span text:style-name="T6">2</text:span><text:span text:style-name="T6">7</text:span></text:p>
          </draw:text-box>
        </draw:frame>
        <draw:frame draw:style-name="gr6" draw:text-style-name="P11" draw:layer="layout" svg:width="1.695cm" svg:height="0.848cm" svg:x="15.353cm" svg:y="1.544cm">
          <draw:text-box>
            <text:p text:style-name="P10"><text:span text:style-name="T5">日</text:span><text:span text:style-name="T5">）</text:span></text:p>
          </draw:text-box>
        </draw:frame>
        <draw:frame draw:style-name="gr7" draw:text-style-name="P12" draw:layer="layout" svg:width="1.865cm" svg:height="0.581cm" svg:x="15.014cm" svg:y="2.586cm">
          <draw:text-box>
            <text:p text:style-name="P10"><text:span text:style-name="T7">j</text:span><text:span text:style-name="T7">1</text:span><text:span text:style-name="T7">6</text:span><text:span text:style-name="T7">4</text:span><text:span text:style-name="T7">3</text:span><text:span text:style-name="T7">4 </text:span></text:p>
          </draw:text-box>
        </draw:frame>
        <draw:frame draw:style-name="gr7" draw:text-style-name="P12" draw:layer="layout" svg:width="2.233cm" svg:height="0.496cm" svg:x="16.88cm" svg:y="2.61cm">
          <draw:text-box>
            <text:p text:style-name="P10"><text:span text:style-name="T8">福</text:span><text:span text:style-name="T8">原</text:span><text:span text:style-name="T8"> </text:span><text:span text:style-name="T8">誠</text:span><text:span text:style-name="T8">也</text:span></text:p>
          </draw:text-box>
        </draw:frame>
        <draw:frame draw:style-name="gr8" draw:text-style-name="P13" draw:layer="layout" svg:width="2.212cm" svg:height="0.369cm" svg:x="1.909cm" svg:y="4.25cm">
          <draw:text-box>
            <text:p text:style-name="P10"><text:span text:style-name="T9">【</text:span><text:span text:style-name="T9">作</text:span><text:span text:style-name="T9">業</text:span><text:span text:style-name="T9">内</text:span><text:span text:style-name="T9">容</text:span><text:span text:style-name="T9">】</text:span></text:p>
          </draw:text-box>
        </draw:frame>
        <draw:frame draw:style-name="gr8" draw:text-style-name="P13" draw:layer="layout" svg:width="1.844cm" svg:height="0.369cm" svg:x="2.279cm" svg:y="4.885cm">
          <draw:text-box>
            <text:p text:style-name="P10"><text:span text:style-name="T9">前</text:span><text:span text:style-name="T9">回</text:span><text:span text:style-name="T9">の</text:span><text:span text:style-name="T9">続</text:span><text:span text:style-name="T9">き</text:span></text:p>
          </draw:text-box>
        </draw:frame>
        <draw:frame draw:style-name="gr8" draw:text-style-name="P13" draw:layer="layout" svg:width="2.212cm" svg:height="0.369cm" svg:x="1.909cm" svg:y="5.52cm">
          <draw:text-box>
            <text:p text:style-name="P10"><text:span text:style-name="T9">【</text:span><text:span text:style-name="T9">作</text:span><text:span text:style-name="T9">業</text:span><text:span text:style-name="T9">項</text:span><text:span text:style-name="T9">目</text:span><text:span text:style-name="T9">】</text:span></text:p>
          </draw:text-box>
        </draw:frame>
        <draw:frame draw:style-name="gr8" draw:text-style-name="P13" draw:layer="layout" svg:width="3.317cm" svg:height="0.369cm" svg:x="1.909cm" svg:y="6.155cm">
          <draw:text-box>
            <text:p text:style-name="P10"><text:span text:style-name="T9">　</text:span><text:span text:style-name="T9">モ</text:span><text:span text:style-name="T9">ー</text:span><text:span text:style-name="T9">タ</text:span><text:span text:style-name="T9">ー</text:span><text:span text:style-name="T9">を</text:span><text:span text:style-name="T9">動</text:span><text:span text:style-name="T9">か</text:span><text:span text:style-name="T9">す</text:span></text:p>
          </draw:text-box>
        </draw:frame>
        <draw:frame draw:style-name="gr8" draw:text-style-name="P13" draw:layer="layout" svg:width="2.948cm" svg:height="0.433cm" svg:x="3.39cm" svg:y="6.758cm">
          <draw:text-box>
            <text:p text:style-name="P10"><text:span text:style-name="T10">T, </text:span><text:span text:style-name="T10">N, </text:span><text:span text:style-name="T10">P</text:span><text:span text:style-name="T10">W</text:span><text:span text:style-name="T10">M</text:span><text:span text:style-name="T10">r</text:span><text:span text:style-name="T10">a</text:span><text:span text:style-name="T10">n</text:span><text:span text:style-name="T10">g</text:span><text:span text:style-name="T10">e</text:span></text:p>
          </draw:text-box>
        </draw:frame>
        <draw:frame draw:style-name="gr8" draw:text-style-name="P13" draw:layer="layout" svg:width="3.685cm" svg:height="0.369cm" svg:x="6.428cm" svg:y="6.79cm">
          <draw:text-box>
            <text:p text:style-name="P10"><text:span text:style-name="T9">を</text:span><text:span text:style-name="T9">考</text:span><text:span text:style-name="T9">え</text:span><text:span text:style-name="T9">た</text:span><text:span text:style-name="T9">が</text:span><text:span text:style-name="T9">分</text:span><text:span text:style-name="T9">か</text:span><text:span text:style-name="T9">ら</text:span><text:span text:style-name="T9">な</text:span><text:span text:style-name="T9">い</text:span></text:p>
          </draw:text-box>
        </draw:frame>
        <draw:frame draw:style-name="gr8" draw:text-style-name="P13" draw:layer="layout" svg:width="2.212cm" svg:height="0.369cm" svg:x="1.909cm" svg:y="7.425cm">
          <draw:text-box>
            <text:p text:style-name="P10"><text:span text:style-name="T9">【</text:span><text:span text:style-name="T9">作</text:span><text:span text:style-name="T9">業</text:span><text:span text:style-name="T9">時</text:span><text:span text:style-name="T9">間</text:span><text:span text:style-name="T9">】</text:span></text:p>
          </draw:text-box>
        </draw:frame>
        <draw:frame draw:style-name="gr8" draw:text-style-name="P13" draw:layer="layout" svg:width="2.212cm" svg:height="0.369cm" svg:x="2.279cm" svg:y="8.06cm">
          <draw:text-box>
            <text:p text:style-name="P10"><text:span text:style-name="T9">・</text:span><text:span text:style-name="T9">作</text:span><text:span text:style-name="T9">業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468cm" svg:height="0.433cm" svg:x="4.501cm" svg:y="8.028cm">
          <draw:text-box>
            <text:p text:style-name="P10"><text:span text:style-name="T10">8</text:span><text:span text:style-name="T10">0</text:span></text:p>
          </draw:text-box>
        </draw:frame>
        <draw:frame draw:style-name="gr8" draw:text-style-name="P13" draw:layer="layout" svg:width="0.37cm" svg:height="0.369cm" svg:x="5.048cm" svg:y="8.06cm">
          <draw:text-box>
            <text:p text:style-name="P10"><text:span text:style-name="T9">分</text:span></text:p>
          </draw:text-box>
        </draw:frame>
        <draw:frame draw:style-name="gr8" draw:text-style-name="P13" draw:layer="layout" svg:width="3.317cm" svg:height="0.369cm" svg:x="2.279cm" svg:y="8.695cm">
          <draw:text-box>
            <text:p text:style-name="P10"><text:span text:style-name="T9">・</text:span><text:span text:style-name="T9">報</text:span><text:span text:style-name="T9">告</text:span><text:span text:style-name="T9">書</text:span><text:span text:style-name="T9">作</text:span><text:span text:style-name="T9">成</text:span><text:span text:style-name="T9">時</text:span><text:span text:style-name="T9">間</text:span><text:span text:style-name="T9">：</text:span></text:p>
          </draw:text-box>
        </draw:frame>
        <draw:frame draw:style-name="gr8" draw:text-style-name="P13" draw:layer="layout" svg:width="0.369cm" svg:height="0.433cm" svg:x="5.613cm" svg:y="8.663cm">
          <draw:text-box>
            <text:p text:style-name="P10"><text:span text:style-name="T10">2</text:span></text:p>
          </draw:text-box>
        </draw:frame>
        <draw:frame draw:style-name="gr8" draw:text-style-name="P13" draw:layer="layout" svg:width="0.37cm" svg:height="0.369cm" svg:x="5.923cm" svg:y="8.695cm">
          <draw:text-box>
            <text:p text:style-name="P10"><text:span text:style-name="T9">分</text:span></text:p>
          </draw:text-box>
        </draw:frame>
        <draw:frame draw:style-name="gr8" draw:text-style-name="P13" draw:layer="layout" svg:width="0.369cm" svg:height="0.433cm" svg:x="10.386cm" svg:y="27.088cm">
          <draw:text-box>
            <text:p text:style-name="P10"><text:span text:style-name="T10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IPAGothic1" svg:font-family="IPAGothic"/>
    <style:font-face style:name="IPAMincho1" svg:font-family="IPAMincho"/>
    <style:font-face style:name="IPAPGothic1" svg:font-family="IPAPGothic"/>
    <style:font-face style:name="Liberation Mono1" svg:font-family="'Liberation Mono'"/>
    <style:font-face style:name="Liberation Serif2" svg:font-family="'Liberation Serif'"/>
    <style:font-face style:name="OpenSymbol1" svg:font-family="OpenSymbol"/>
    <style:font-face style:name="DejaVu Sans" svg:font-family="'DejaVu Sans'" style:font-pitch="variable"/>
    <style:font-face style:name="IPAGothic" svg:font-family="IPAGothic" style:font-pitch="variable"/>
    <style:font-face style:name="IPAMincho" svg:font-family="IPAMincho" style:font-pitch="variable"/>
    <style:font-face style:name="IPAPGothic" svg:font-family="IPAPGothic" style:font-pitch="variable"/>
    <style:font-face style:name="IPAゴシック1" svg:font-family="IPAゴシック" style:font-pitch="variable"/>
    <style:font-face style:name="Liberation Mono" svg:font-family="'Liberation Mono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5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10T09:40:18.176414043</dc:date>
    <meta:editing-duration>PT38S</meta:editing-duration>
    <meta:editing-cycles>1</meta:editing-cycles>
    <meta:document-statistic meta:object-count="585"/>
    <meta:generator>LibreOffice/5.2.7.2$Linux_X86_64 LibreOffice_project/20m0$Build-2</meta:generator>
  </office:meta>
</office:document-meta>
</file>